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JetBrains Mono" svg:font-family="'JetBrains Mono'" style:font-pitch="fixed"/>
    <style:font-face style:name="JetBrains Mono Light" svg:font-family="'JetBrains Mono Light'"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1.224cm"/>
    </style:style>
    <style:style style:name="Table1.B" style:family="table-column">
      <style:table-column-properties style:column-width="15.776cm"/>
    </style:style>
    <style:style style:name="Table1.A1" style:family="table-cell">
      <style:table-cell-properties style:vertical-align="middle" fo:padding="0.049cm" fo:border="none"/>
    </style:style>
    <style:style style:name="Table2" style:family="table">
      <style:table-properties style:width="8.253cm" table:align="left"/>
    </style:style>
    <style:style style:name="Table2.A" style:family="table-column">
      <style:table-column-properties style:column-width="1.896cm"/>
    </style:style>
    <style:style style:name="Table2.B" style:family="table-column">
      <style:table-column-properties style:column-width="4.563cm"/>
    </style:style>
    <style:style style:name="Table2.C" style:family="table-column">
      <style:table-column-properties style:column-width="1.794cm"/>
    </style:style>
    <style:style style:name="Table2.A1" style:family="table-cell">
      <style:table-cell-properties style:vertical-align="middle" fo:padding="0.049cm" fo:border="none"/>
    </style:style>
    <style:style style:name="Table3" style:family="table">
      <style:table-properties style:width="14.833cm" table:align="left"/>
    </style:style>
    <style:style style:name="Table3.A" style:family="table-column">
      <style:table-column-properties style:column-width="1.229cm"/>
    </style:style>
    <style:style style:name="Table3.B" style:family="table-column">
      <style:table-column-properties style:column-width="13.603cm"/>
    </style:style>
    <style:style style:name="Table3.A1" style:family="table-cell">
      <style:table-cell-properties style:vertical-align="middle" fo:padding="0.049cm" fo:border="none"/>
    </style:style>
    <style:style style:name="Table4" style:family="table">
      <style:table-properties style:width="18.433cm" table:align="left"/>
    </style:style>
    <style:style style:name="Table4.A" style:family="table-column">
      <style:table-column-properties style:column-width="2.21cm"/>
    </style:style>
    <style:style style:name="Table4.B" style:family="table-column">
      <style:table-column-properties style:column-width="6.108cm"/>
    </style:style>
    <style:style style:name="Table4.C" style:family="table-column">
      <style:table-column-properties style:column-width="10.114cm"/>
    </style:style>
    <style:style style:name="Table4.A1" style:family="table-cell">
      <style:table-cell-properties style:vertical-align="middle" fo:padding="0.049cm" fo:border="none"/>
    </style:style>
    <style:style style:name="Table5" style:family="table">
      <style:table-properties style:width="18.404cm" table:align="left"/>
    </style:style>
    <style:style style:name="Table5.A" style:family="table-column">
      <style:table-column-properties style:column-width="1.224cm"/>
    </style:style>
    <style:style style:name="Table5.B" style:family="table-column">
      <style:table-column-properties style:column-width="17.18cm"/>
    </style:style>
    <style:style style:name="Table5.A1" style:family="table-cell">
      <style:table-cell-properties style:vertical-align="middle" fo:padding="0.049cm" fo:border="none"/>
    </style:style>
    <style:style style:name="Table6" style:family="table">
      <style:table-properties style:width="6.505cm" table:align="left"/>
    </style:style>
    <style:style style:name="Table6.A" style:family="table-column">
      <style:table-column-properties style:column-width="3.226cm"/>
    </style:style>
    <style:style style:name="Table6.B" style:family="table-column">
      <style:table-column-properties style:column-width="3.279cm"/>
    </style:style>
    <style:style style:name="Table6.A1" style:family="table-cell">
      <style:table-cell-properties style:vertical-align="middle"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15pt double #808080"/>
    </style:style>
    <style:style style:name="Table6.B1" style:family="table-cell">
      <style:table-cell-properties style:vertical-align="middle" style:border-line-width-left="0.002cm 0.004cm 0.002cm" style:border-line-width-right="0.009cm 0.009cm 0.009cm" style:border-line-width-top="0.009cm 0.009cm 0.009cm" style:border-line-width-bottom="0.002cm 0.004cm 0.002cm" fo:padding="0.049cm" fo:border-left="0.15pt double #808080" fo:border-right="0.75pt double #808080" fo:border-top="0.75pt double #808080" fo:border-bottom="0.15pt double #808080"/>
    </style:style>
    <style:style style:name="Table6.A2"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6.B2" style:family="table-cell">
      <style:table-cell-properties style:vertical-align="middle" style:border-line-width-left="0.002cm 0.004cm 0.002cm" style:border-line-width-right="0.009cm 0.009cm 0.009cm" style:border-line-width-bottom="0.009cm 0.009cm 0.009cm" fo:padding="0.049cm" fo:border-left="0.15pt double #808080" fo:border-right="0.75pt double #808080" fo:border-top="none" fo:border-bottom="0.75pt double #808080"/>
    </style:style>
    <style:style style:name="Table7" style:family="table">
      <style:table-properties style:width="4.429cm" table:align="left"/>
    </style:style>
    <style:style style:name="Table7.A" style:family="table-column">
      <style:table-column-properties style:column-width="2.988cm"/>
    </style:style>
    <style:style style:name="Table7.B" style:family="table-column">
      <style:table-column-properties style:column-width="1.441cm"/>
    </style:style>
    <style:style style:name="Table7.A1" style:family="table-cell">
      <style:table-cell-properties style:vertical-align="middle"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15pt double #808080"/>
    </style:style>
    <style:style style:name="Table7.B1" style:family="table-cell">
      <style:table-cell-properties style:vertical-align="middle" style:border-line-width-left="0.002cm 0.004cm 0.002cm" style:border-line-width-right="0.009cm 0.009cm 0.009cm" style:border-line-width-top="0.009cm 0.009cm 0.009cm" style:border-line-width-bottom="0.002cm 0.004cm 0.002cm" fo:padding="0.049cm" fo:border-left="0.15pt double #808080" fo:border-right="0.75pt double #808080" fo:border-top="0.75pt double #808080" fo:border-bottom="0.15pt double #808080"/>
    </style:style>
    <style:style style:name="Table7.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15pt double #808080"/>
    </style:style>
    <style:style style:name="Table7.B2" style:family="table-cell">
      <style:table-cell-properties style:vertical-align="middle" style:border-line-width-left="0.002cm 0.004cm 0.002cm" style:border-line-width-right="0.009cm 0.009cm 0.009cm" style:border-line-width-bottom="0.002cm 0.004cm 0.002cm" fo:padding="0.049cm" fo:border-left="0.15pt double #808080" fo:border-right="0.75pt double #808080" fo:border-top="none" fo:border-bottom="0.15pt double #808080"/>
    </style:style>
    <style:style style:name="Table7.A3"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7.B3" style:family="table-cell">
      <style:table-cell-properties style:vertical-align="middle" style:border-line-width-left="0.002cm 0.004cm 0.002cm" style:border-line-width-right="0.009cm 0.009cm 0.009cm" style:border-line-width-bottom="0.009cm 0.009cm 0.009cm" fo:padding="0.049cm" fo:border-left="0.15pt double #808080" fo:border-right="0.75pt double #808080" fo:border-top="none" fo:border-bottom="0.75pt double #808080"/>
    </style:style>
    <style:style style:name="Table8" style:family="table">
      <style:table-properties style:width="11.665cm" table:align="left"/>
    </style:style>
    <style:style style:name="Table8.A" style:family="table-column">
      <style:table-column-properties style:column-width="1.471cm"/>
    </style:style>
    <style:style style:name="Table8.B" style:family="table-column">
      <style:table-column-properties style:column-width="10.194cm"/>
    </style:style>
    <style:style style:name="Table8.A1" style:family="table-cell">
      <style:table-cell-properties style:vertical-align="middle" fo:padding="0.212cm" fo:border="0.05pt solid #000000"/>
    </style:style>
    <style:style style:name="P1" style:family="paragraph" style:parent-style-name="Heading_20_1">
      <style:paragraph-properties fo:line-height="0.499cm"/>
      <style:text-properties style:font-name="JetBrains Mono" fo:font-size="10pt" style:text-underline-style="solid" style:text-underline-width="auto" style:text-underline-color="font-color" officeooo:paragraph-rsid="0006eaed" style:font-size-asian="10pt" style:font-size-complex="10pt"/>
    </style:style>
    <style:style style:name="P2" style:family="paragraph" style:parent-style-name="Heading_20_1">
      <style:paragraph-properties fo:line-height="0.499cm" fo:text-align="start" style:justify-single-word="false"/>
      <style:text-properties style:font-name="JetBrains Mono" fo:font-size="10pt" style:text-underline-style="solid" style:text-underline-width="auto" style:text-underline-color="font-color" style:font-size-asian="10pt" style:font-size-complex="10pt"/>
    </style:style>
    <style:style style:name="P3" style:family="paragraph" style:parent-style-name="Heading_20_1">
      <style:paragraph-properties fo:line-height="0.499cm" fo:text-align="start" style:justify-single-word="false"/>
      <style:text-properties style:font-name="JetBrains Mono" fo:font-size="10pt" style:text-underline-style="solid" style:text-underline-width="auto" style:text-underline-color="font-color" officeooo:paragraph-rsid="000ab948" style:font-size-asian="10pt" style:font-size-complex="10pt"/>
    </style:style>
    <style:style style:name="P4" style:family="paragraph" style:parent-style-name="Heading_20_1">
      <style:paragraph-properties fo:line-height="0.499cm" fo:text-align="start" style:justify-single-word="false"/>
      <style:text-properties style:font-name="JetBrains Mono" fo:font-size="10pt" style:text-underline-style="solid" style:text-underline-width="auto" style:text-underline-color="font-color" officeooo:paragraph-rsid="0011f4ba" style:font-size-asian="10pt" style:font-size-complex="10pt"/>
    </style:style>
    <style:style style:name="P5" style:family="paragraph" style:parent-style-name="Heading_20_1">
      <style:paragraph-properties fo:line-height="0.499cm" fo:text-align="start" style:justify-single-word="false"/>
      <style:text-properties style:font-name="JetBrains Mono" fo:font-size="10pt" style:text-underline-style="solid" style:text-underline-width="auto" style:text-underline-color="font-color" officeooo:paragraph-rsid="001387b3" style:font-size-asian="10pt" style:font-size-complex="10pt"/>
    </style:style>
    <style:style style:name="P6" style:family="paragraph" style:parent-style-name="Heading_20_1">
      <style:paragraph-properties fo:line-height="0.499cm" fo:text-align="justify" style:justify-single-word="false"/>
      <style:text-properties style:font-name="JetBrains Mono" fo:font-size="10pt" style:text-underline-style="solid" style:text-underline-width="auto" style:text-underline-color="font-color" officeooo:paragraph-rsid="00086e9c" style:font-size-asian="10pt" style:font-size-complex="10pt"/>
    </style:style>
    <style:style style:name="P7" style:family="paragraph" style:parent-style-name="Heading_20_1">
      <style:paragraph-properties fo:line-height="0.499cm"/>
      <style:text-properties style:font-name="JetBrains Mono" fo:font-size="10pt" style:text-underline-style="solid" style:text-underline-width="auto" style:text-underline-color="font-color" officeooo:paragraph-rsid="000db527" style:font-size-asian="10pt" style:font-size-complex="10pt"/>
    </style:style>
    <style:style style:name="P8" style:family="paragraph" style:parent-style-name="Heading_20_1">
      <style:paragraph-properties fo:line-height="0.499cm"/>
      <style:text-properties style:font-name="JetBrains Mono" fo:font-size="10pt" style:text-underline-style="solid" style:text-underline-width="auto" style:text-underline-color="font-color" officeooo:paragraph-rsid="001002dc" style:font-size-asian="10pt" style:font-size-complex="10pt"/>
    </style:style>
    <style:style style:name="P9" style:family="paragraph" style:parent-style-name="Heading_20_1">
      <style:paragraph-properties fo:line-height="0.499cm" fo:text-align="center" style:justify-single-word="false"/>
      <style:text-properties fo:font-variant="normal" fo:text-transform="none" fo:color="#000000" style:font-name="JetBrains Mono" fo:font-size="10pt" fo:letter-spacing="normal" fo:font-style="normal" style:text-underline-style="solid" style:text-underline-width="auto" style:text-underline-color="font-color" fo:font-weight="bold" officeooo:paragraph-rsid="001387b3" style:font-size-asian="10pt" style:font-size-complex="10pt"/>
    </style:style>
    <style:style style:name="P10" style:family="paragraph" style:parent-style-name="Heading_20_1">
      <style:paragraph-properties fo:margin-left="0cm" fo:margin-right="0cm" fo:margin-top="0cm" fo:margin-bottom="0cm" loext:contextual-spacing="false" fo:line-height="0.499cm" fo:text-align="center" style:justify-single-word="false" fo:orphans="2" fo:widows="2" fo:text-indent="0cm" style:auto-text-indent="false" fo:padding="0cm" fo:border="none"/>
      <style:text-properties style:font-name="JetBrains Mono" fo:font-size="10pt" style:text-underline-style="solid" style:text-underline-width="auto" style:text-underline-color="font-color" officeooo:paragraph-rsid="001387b3" style:font-size-asian="10pt" style:font-size-complex="10pt"/>
    </style:style>
    <style:style style:name="P11" style:family="paragraph" style:parent-style-name="Heading_20_2">
      <style:paragraph-properties fo:line-height="0.499cm" fo:text-align="justify" style:justify-single-word="false"/>
      <style:text-properties style:font-name="JetBrains Mono" fo:font-size="10pt" style:text-underline-style="solid" style:text-underline-width="auto" style:text-underline-color="font-color" officeooo:rsid="001acf15" officeooo:paragraph-rsid="00086e9c" style:font-size-asian="10pt" style:font-size-complex="10pt"/>
    </style:style>
    <style:style style:name="P12" style:family="paragraph" style:parent-style-name="Heading_20_2">
      <style:paragraph-properties fo:line-height="0.499cm" fo:text-align="start" style:justify-single-word="false"/>
      <style:text-properties style:font-name="JetBrains Mono" fo:font-size="10pt" style:text-underline-style="solid" style:text-underline-width="auto" style:text-underline-color="font-color" officeooo:rsid="0018a687" officeooo:paragraph-rsid="001387b3" style:font-size-asian="10pt" style:font-size-complex="10pt"/>
    </style:style>
    <style:style style:name="P13" style:family="paragraph" style:parent-style-name="Heading_20_2">
      <style:paragraph-properties fo:line-height="0.499cm"/>
      <style:text-properties style:font-name="JetBrains Mono" fo:font-size="10pt" style:text-underline-style="solid" style:text-underline-width="auto" style:text-underline-color="font-color" officeooo:paragraph-rsid="0006eaed" style:font-size-asian="10pt" style:font-size-complex="10pt"/>
    </style:style>
    <style:style style:name="P14" style:family="paragraph" style:parent-style-name="Heading_20_2">
      <style:paragraph-properties fo:line-height="0.499cm" fo:text-align="start" style:justify-single-word="false"/>
      <style:text-properties style:font-name="JetBrains Mono" fo:font-size="10pt" style:text-underline-style="solid" style:text-underline-width="auto" style:text-underline-color="font-color" style:font-size-asian="10pt" style:font-size-complex="10pt"/>
    </style:style>
    <style:style style:name="P15" style:family="paragraph" style:parent-style-name="Heading_20_2">
      <style:paragraph-properties fo:line-height="0.499cm" fo:text-align="start" style:justify-single-word="false"/>
      <style:text-properties style:font-name="JetBrains Mono" fo:font-size="10pt" style:text-underline-style="solid" style:text-underline-width="auto" style:text-underline-color="font-color" officeooo:paragraph-rsid="000ab948" style:font-size-asian="10pt" style:font-size-complex="10pt"/>
    </style:style>
    <style:style style:name="P16" style:family="paragraph" style:parent-style-name="Heading_20_2">
      <style:paragraph-properties fo:line-height="0.499cm" fo:text-align="start" style:justify-single-word="false"/>
      <style:text-properties style:font-name="JetBrains Mono" fo:font-size="10pt" style:text-underline-style="solid" style:text-underline-width="auto" style:text-underline-color="font-color" officeooo:paragraph-rsid="0011f4ba" style:font-size-asian="10pt" style:font-size-complex="10pt"/>
    </style:style>
    <style:style style:name="P17" style:family="paragraph" style:parent-style-name="Heading_20_2">
      <style:paragraph-properties fo:line-height="0.499cm" fo:text-align="start" style:justify-single-word="false"/>
      <style:text-properties style:font-name="JetBrains Mono" fo:font-size="10pt" style:text-underline-style="solid" style:text-underline-width="auto" style:text-underline-color="font-color" officeooo:paragraph-rsid="001387b3" style:font-size-asian="10pt" style:font-size-complex="10pt"/>
    </style:style>
    <style:style style:name="P18" style:family="paragraph" style:parent-style-name="Heading_20_2">
      <style:paragraph-properties fo:line-height="0.499cm"/>
      <style:text-properties style:font-name="JetBrains Mono" fo:font-size="10pt" style:text-underline-style="solid" style:text-underline-width="auto" style:text-underline-color="font-color" officeooo:paragraph-rsid="000db527" style:font-size-asian="10pt" style:font-size-complex="10pt"/>
    </style:style>
    <style:style style:name="P19" style:family="paragraph" style:parent-style-name="Heading_20_2">
      <style:paragraph-properties fo:line-height="0.499cm"/>
      <style:text-properties style:font-name="JetBrains Mono" fo:font-size="10pt" style:text-underline-style="solid" style:text-underline-width="auto" style:text-underline-color="font-color" officeooo:paragraph-rsid="001002dc" style:font-size-asian="10pt" style:font-size-complex="10pt"/>
    </style:style>
    <style:style style:name="P20" style:family="paragraph" style:parent-style-name="Heading_20_2">
      <style:paragraph-properties fo:line-height="0.499cm"/>
      <style:text-properties style:font-name="JetBrains Mono" fo:font-size="10pt" style:text-underline-style="solid" style:text-underline-width="auto" style:text-underline-color="font-color" officeooo:paragraph-rsid="001387b3" style:font-size-asian="10pt" style:font-size-complex="10pt"/>
    </style:style>
    <style:style style:name="P21" style:family="paragraph" style:parent-style-name="Heading_20_2">
      <style:paragraph-properties fo:line-height="0.499cm"/>
      <style:text-properties style:font-name="JetBrains Mono" fo:font-size="10pt" officeooo:paragraph-rsid="0006eaed" style:font-size-asian="10pt" style:font-size-complex="10pt"/>
    </style:style>
    <style:style style:name="P22" style:family="paragraph" style:parent-style-name="Heading_20_2">
      <style:paragraph-properties fo:line-height="0.499cm" fo:text-align="start" style:justify-single-word="false"/>
      <style:text-properties style:font-name="JetBrains Mono" fo:font-size="10pt" style:font-size-asian="10pt" style:font-size-complex="10pt"/>
    </style:style>
    <style:style style:name="P23" style:family="paragraph" style:parent-style-name="Heading_20_2">
      <style:paragraph-properties fo:line-height="0.499cm" fo:text-align="start" style:justify-single-word="false"/>
      <style:text-properties style:font-name="JetBrains Mono" fo:font-size="10pt" officeooo:paragraph-rsid="0011f4ba" style:font-size-asian="10pt" style:font-size-complex="10pt"/>
    </style:style>
    <style:style style:name="P24" style:family="paragraph" style:parent-style-name="Heading_20_2">
      <style:paragraph-properties fo:line-height="0.499cm"/>
      <style:text-properties fo:font-variant="normal" fo:text-transform="none" fo:color="#000000" style:font-name="JetBrains Mono" fo:font-size="10pt" fo:letter-spacing="normal" fo:font-style="normal" style:text-underline-style="solid" style:text-underline-width="auto" style:text-underline-color="font-color" fo:font-weight="bold" officeooo:paragraph-rsid="001387b3" style:font-size-asian="10pt" style:font-size-complex="10pt"/>
    </style:style>
    <style:style style:name="P25" style:family="paragraph" style:parent-style-name="Heading_20_2">
      <style:paragraph-properties fo:line-height="0.499cm" fo:text-align="start" style:justify-single-word="false"/>
      <style:text-properties fo:font-variant="normal" fo:text-transform="none" fo:color="#000000" style:font-name="JetBrains Mono" fo:font-size="10pt" fo:letter-spacing="normal" fo:font-style="normal" style:text-underline-style="solid" style:text-underline-width="auto" style:text-underline-color="font-color" fo:font-weight="bold" officeooo:paragraph-rsid="001387b3" style:font-size-asian="10pt" style:font-size-complex="10pt"/>
    </style:style>
    <style:style style:name="P26" style:family="paragraph" style:parent-style-name="Heading_20_2">
      <style:paragraph-properties fo:margin-left="0cm" fo:margin-right="0cm" fo:margin-top="0cm" fo:margin-bottom="0cm" loext:contextual-spacing="false" fo:line-height="0.499cm" fo:text-align="justify" style:justify-single-word="false" fo:orphans="2" fo:widows="2" fo:text-indent="0cm" style:auto-text-indent="false" fo:padding="0cm" fo:border="none"/>
      <style:text-properties fo:font-variant="normal" fo:text-transform="none" fo:color="#000000" style:font-name="JetBrains Mono" fo:font-size="10pt" fo:letter-spacing="normal" fo:font-style="normal" style:text-underline-style="solid" style:text-underline-width="auto" style:text-underline-color="font-color" fo:font-weight="bold" officeooo:paragraph-rsid="001387b3" style:font-size-asian="10pt" style:font-size-complex="10pt"/>
    </style:style>
    <style:style style:name="P27" style:family="paragraph" style:parent-style-name="Heading_20_2">
      <style:paragraph-properties fo:margin-left="0cm" fo:margin-right="0cm" fo:margin-top="0cm" fo:margin-bottom="0cm" loext:contextual-spacing="false" fo:line-height="0.499cm" fo:orphans="2" fo:widows="2" fo:text-indent="0cm" style:auto-text-indent="false" fo:padding="0cm" fo:border="none"/>
      <style:text-properties fo:font-variant="normal" fo:text-transform="none" fo:color="#000000" style:font-name="JetBrains Mono" fo:font-size="10pt" fo:letter-spacing="normal" fo:font-style="normal" style:text-underline-style="solid" style:text-underline-width="auto" style:text-underline-color="font-color" fo:font-weight="bold" officeooo:paragraph-rsid="001387b3" style:font-size-asian="10pt" style:font-size-complex="10pt"/>
    </style:style>
    <style:style style:name="P28" style:family="paragraph" style:parent-style-name="Heading_20_2">
      <style:paragraph-properties fo:margin-left="0cm" fo:margin-right="0cm" fo:margin-top="0cm" fo:margin-bottom="0cm" loext:contextual-spacing="false" fo:line-height="0.499cm" fo:text-align="start" style:justify-single-word="false" fo:orphans="2" fo:widows="2" fo:text-indent="0cm" style:auto-text-indent="false" fo:padding="0cm" fo:border="none"/>
      <style:text-properties fo:font-variant="normal" fo:text-transform="none" fo:color="#000000" style:font-name="JetBrains Mono" fo:font-size="10pt" fo:letter-spacing="normal" fo:font-style="normal" fo:font-weight="bold" officeooo:paragraph-rsid="001387b3" style:font-size-asian="10pt" style:font-size-complex="10pt"/>
    </style:style>
    <style:style style:name="P29" style:family="paragraph" style:parent-style-name="Heading_20_3">
      <style:paragraph-properties fo:line-height="0.499cm" fo:text-align="justify" style:justify-single-word="false"/>
      <style:text-properties style:font-name="JetBrains Mono" fo:font-size="10pt" style:text-underline-style="solid" style:text-underline-width="auto" style:text-underline-color="font-color" officeooo:rsid="001acf15" officeooo:paragraph-rsid="00086e9c" style:font-size-asian="10pt" style:font-size-complex="10pt"/>
    </style:style>
    <style:style style:name="P30" style:family="paragraph" style:parent-style-name="Heading_20_3">
      <style:paragraph-properties fo:line-height="0.499cm" fo:text-align="start" style:justify-single-word="false"/>
      <style:text-properties style:font-name="JetBrains Mono" fo:font-size="10pt" style:text-underline-style="solid" style:text-underline-width="auto" style:text-underline-color="font-color" officeooo:rsid="0018a687" officeooo:paragraph-rsid="001387b3" style:font-size-asian="10pt" style:font-size-complex="10pt"/>
    </style:style>
    <style:style style:name="P31" style:family="paragraph" style:parent-style-name="Heading_20_3">
      <style:paragraph-properties fo:line-height="0.499cm" fo:text-align="start" style:justify-single-word="false"/>
      <style:text-properties style:font-name="JetBrains Mono" fo:font-size="10pt" style:text-underline-style="solid" style:text-underline-width="auto" style:text-underline-color="font-color" style:font-size-asian="10pt" style:font-size-complex="10pt"/>
    </style:style>
    <style:style style:name="P32" style:family="paragraph" style:parent-style-name="Heading_20_3">
      <style:paragraph-properties fo:line-height="0.499cm" fo:text-align="start" style:justify-single-word="false"/>
      <style:text-properties style:font-name="JetBrains Mono" fo:font-size="10pt" style:text-underline-style="solid" style:text-underline-width="auto" style:text-underline-color="font-color" officeooo:paragraph-rsid="000ab948" style:font-size-asian="10pt" style:font-size-complex="10pt"/>
    </style:style>
    <style:style style:name="P33" style:family="paragraph" style:parent-style-name="Heading_20_3">
      <style:paragraph-properties fo:line-height="0.499cm" fo:text-align="start" style:justify-single-word="false"/>
      <style:text-properties style:font-name="JetBrains Mono" fo:font-size="10pt" style:text-underline-style="solid" style:text-underline-width="auto" style:text-underline-color="font-color" officeooo:paragraph-rsid="0011f4ba" style:font-size-asian="10pt" style:font-size-complex="10pt"/>
    </style:style>
    <style:style style:name="P34" style:family="paragraph" style:parent-style-name="Heading_20_3">
      <style:paragraph-properties fo:line-height="0.499cm" fo:text-align="justify" style:justify-single-word="false"/>
      <style:text-properties style:font-name="JetBrains Mono" fo:font-size="10pt" style:text-underline-style="solid" style:text-underline-width="auto" style:text-underline-color="font-color" officeooo:paragraph-rsid="00086e9c" style:font-size-asian="10pt" style:font-size-complex="10pt"/>
    </style:style>
    <style:style style:name="P35" style:family="paragraph" style:parent-style-name="Heading_20_3">
      <style:paragraph-properties fo:line-height="0.499cm"/>
      <style:text-properties style:font-name="JetBrains Mono" fo:font-size="10pt" style:text-underline-style="solid" style:text-underline-width="auto" style:text-underline-color="font-color" officeooo:paragraph-rsid="000db527" style:font-size-asian="10pt" style:font-size-complex="10pt"/>
    </style:style>
    <style:style style:name="P36" style:family="paragraph" style:parent-style-name="Heading_20_3">
      <style:paragraph-properties fo:line-height="0.499cm"/>
      <style:text-properties style:font-name="JetBrains Mono" fo:font-size="10pt" style:text-underline-style="solid" style:text-underline-width="auto" style:text-underline-color="font-color" officeooo:paragraph-rsid="001002dc" style:font-size-asian="10pt" style:font-size-complex="10pt"/>
    </style:style>
    <style:style style:name="P37" style:family="paragraph" style:parent-style-name="Heading_20_3">
      <style:paragraph-properties fo:line-height="0.499cm"/>
      <style:text-properties style:font-name="JetBrains Mono" fo:font-size="10pt" style:text-underline-style="solid" style:text-underline-width="auto" style:text-underline-color="font-color" officeooo:paragraph-rsid="001387b3" style:font-size-asian="10pt" style:font-size-complex="10pt"/>
    </style:style>
    <style:style style:name="P38" style:family="paragraph" style:parent-style-name="Heading_20_3">
      <style:paragraph-properties fo:line-height="0.499cm" fo:text-align="justify" style:justify-single-word="false"/>
      <style:text-properties style:font-name="JetBrains Mono" fo:font-size="10pt" style:text-underline-style="solid" style:text-underline-width="auto" style:text-underline-color="font-color" fo:font-weight="bold" officeooo:rsid="001acf15" officeooo:paragraph-rsid="00086e9c" style:font-size-asian="10pt" style:font-weight-asian="bold" style:font-size-complex="10pt" style:font-weight-complex="bold"/>
    </style:style>
    <style:style style:name="P39" style:family="paragraph" style:parent-style-name="Heading_20_3">
      <style:paragraph-properties fo:line-height="0.499cm" fo:text-align="justify" style:justify-single-word="false"/>
      <style:text-properties style:font-name="JetBrains Mono" fo:font-size="10pt" officeooo:rsid="001acf15" officeooo:paragraph-rsid="00086e9c" style:font-size-asian="10pt" style:font-size-complex="10pt"/>
    </style:style>
    <style:style style:name="P40" style:family="paragraph" style:parent-style-name="Heading_20_3">
      <style:paragraph-properties fo:line-height="0.499cm" fo:text-align="start" style:justify-single-word="false"/>
      <style:text-properties style:font-name="JetBrains Mono" fo:font-size="10pt" officeooo:paragraph-rsid="000ab948" style:font-size-asian="10pt" style:font-size-complex="10pt"/>
    </style:style>
    <style:style style:name="P41" style:family="paragraph" style:parent-style-name="Heading_20_3">
      <style:paragraph-properties fo:line-height="0.499cm"/>
      <style:text-properties style:font-name="JetBrains Mono" fo:font-size="10pt" officeooo:paragraph-rsid="001387b3" style:font-size-asian="10pt" style:font-size-complex="10pt"/>
    </style:style>
    <style:style style:name="P42" style:family="paragraph" style:parent-style-name="Heading_20_3">
      <style:paragraph-properties fo:margin-left="0cm" fo:margin-right="0cm" fo:margin-top="0cm" fo:margin-bottom="0cm" loext:contextual-spacing="false" fo:line-height="0.499cm" fo:text-align="start" style:justify-single-word="false" fo:orphans="2" fo:widows="2" fo:text-indent="0cm" style:auto-text-indent="false"/>
      <style:text-properties fo:font-variant="normal" fo:text-transform="none" style:font-name="JetBrains Mono" fo:font-size="10pt" fo:letter-spacing="normal" fo:font-style="normal" fo:font-weight="bold" officeooo:paragraph-rsid="001387b3" style:font-size-asian="10pt" style:font-size-complex="10pt"/>
    </style:style>
    <style:style style:name="P43" style:family="paragraph" style:parent-style-name="Heading_20_3">
      <style:paragraph-properties fo:margin-left="0cm" fo:margin-right="0cm" fo:margin-top="0cm" fo:margin-bottom="0cm" loext:contextual-spacing="false" fo:line-height="0.499cm" fo:text-align="start" style:justify-single-word="false" fo:orphans="2" fo:widows="2" fo:text-indent="0cm" style:auto-text-indent="false"/>
      <style:text-properties fo:font-variant="normal" fo:text-transform="none" style:font-name="JetBrains Mono" fo:font-size="10pt" fo:letter-spacing="normal" fo:font-style="normal" style:text-underline-style="solid" style:text-underline-width="auto" style:text-underline-color="font-color" fo:font-weight="bold" officeooo:paragraph-rsid="001387b3" style:font-size-asian="10pt" style:font-size-complex="10pt"/>
    </style:style>
    <style:style style:name="P44" style:family="paragraph" style:parent-style-name="Preformatted_20_Text">
      <style:paragraph-properties fo:line-height="0.499cm" fo:text-align="justify" style:justify-single-word="false"/>
      <style:text-properties style:font-name="JetBrains Mono" fo:font-size="10pt" officeooo:rsid="001acf15" officeooo:paragraph-rsid="00086e9c" style:font-size-asian="10pt" style:font-size-complex="10pt"/>
    </style:style>
    <style:style style:name="P45" style:family="paragraph" style:parent-style-name="Preformatted_20_Text">
      <style:paragraph-properties fo:line-height="0.499cm" fo:text-align="start" style:justify-single-word="false"/>
      <style:text-properties style:font-name="JetBrains Mono" fo:font-size="10pt" officeooo:rsid="0018a687" officeooo:paragraph-rsid="001387b3" style:font-size-asian="10pt" style:font-size-complex="10pt"/>
    </style:style>
    <style:style style:name="P46" style:family="paragraph" style:parent-style-name="Preformatted_20_Text">
      <style:paragraph-properties fo:line-height="0.499cm"/>
      <style:text-properties style:font-name="JetBrains Mono" fo:font-size="10pt" officeooo:paragraph-rsid="0006eaed" style:font-size-asian="10pt" style:font-size-complex="10pt"/>
    </style:style>
    <style:style style:name="P47" style:family="paragraph" style:parent-style-name="Preformatted_20_Text">
      <style:paragraph-properties fo:line-height="0.499cm" fo:text-align="start" style:justify-single-word="false"/>
      <style:text-properties style:font-name="JetBrains Mono" fo:font-size="10pt" style:font-size-asian="10pt" style:font-size-complex="10pt"/>
    </style:style>
    <style:style style:name="P48" style:family="paragraph" style:parent-style-name="Preformatted_20_Text">
      <style:paragraph-properties fo:line-height="0.499cm" fo:text-align="start" style:justify-single-word="false"/>
      <style:text-properties style:font-name="JetBrains Mono" fo:font-size="10pt" officeooo:paragraph-rsid="000ab948" style:font-size-asian="10pt" style:font-size-complex="10pt"/>
    </style:style>
    <style:style style:name="P49" style:family="paragraph" style:parent-style-name="Preformatted_20_Text">
      <style:paragraph-properties fo:line-height="0.499cm" fo:text-align="start" style:justify-single-word="false"/>
      <style:text-properties style:font-name="JetBrains Mono" fo:font-size="10pt" officeooo:paragraph-rsid="0011f4ba" style:font-size-asian="10pt" style:font-size-complex="10pt"/>
    </style:style>
    <style:style style:name="P50" style:family="paragraph" style:parent-style-name="Preformatted_20_Text">
      <style:paragraph-properties fo:line-height="0.499cm" fo:text-align="start" style:justify-single-word="false"/>
      <style:text-properties style:font-name="JetBrains Mono" fo:font-size="10pt" officeooo:paragraph-rsid="001387b3" style:font-size-asian="10pt" style:font-size-complex="10pt"/>
    </style:style>
    <style:style style:name="P51" style:family="paragraph" style:parent-style-name="Preformatted_20_Text">
      <style:paragraph-properties fo:line-height="0.499cm" fo:text-align="justify" style:justify-single-word="false"/>
      <style:text-properties style:font-name="JetBrains Mono" fo:font-size="10pt" officeooo:paragraph-rsid="00086e9c" style:font-size-asian="10pt" style:font-size-complex="10pt"/>
    </style:style>
    <style:style style:name="P52" style:family="paragraph" style:parent-style-name="Preformatted_20_Text">
      <style:paragraph-properties fo:line-height="0.499cm"/>
      <style:text-properties style:font-name="JetBrains Mono" fo:font-size="10pt" officeooo:paragraph-rsid="000db527" style:font-size-asian="10pt" style:font-size-complex="10pt"/>
    </style:style>
    <style:style style:name="P53" style:family="paragraph" style:parent-style-name="Preformatted_20_Text">
      <style:paragraph-properties fo:line-height="0.499cm"/>
      <style:text-properties style:font-name="JetBrains Mono" fo:font-size="10pt" officeooo:paragraph-rsid="001002dc" style:font-size-asian="10pt" style:font-size-complex="10pt"/>
    </style:style>
    <style:style style:name="P54" style:family="paragraph" style:parent-style-name="Preformatted_20_Text">
      <style:paragraph-properties fo:line-height="0.499cm"/>
      <style:text-properties style:font-name="JetBrains Mono" fo:font-size="10pt" officeooo:paragraph-rsid="001387b3" style:font-size-asian="10pt" style:font-size-complex="10pt"/>
    </style:style>
    <style:style style:name="P55" style:family="paragraph" style:parent-style-name="Preformatted_20_Text">
      <style:paragraph-properties fo:line-height="0.499cm" fo:text-align="justify" style:justify-single-word="false"/>
      <style:text-properties style:font-name="JetBrains Mono" fo:font-size="10pt" fo:font-weight="bold" officeooo:paragraph-rsid="00086e9c" style:font-size-asian="10pt" style:font-weight-asian="bold" style:font-size-complex="10pt" style:font-weight-complex="bold"/>
    </style:style>
    <style:style style:name="P56" style:family="paragraph" style:parent-style-name="Preformatted_20_Text">
      <style:paragraph-properties fo:line-height="0.499cm"/>
      <style:text-properties fo:font-variant="normal" fo:text-transform="none" fo:color="#660066" style:font-name="JetBrains Mono" fo:font-size="10pt" fo:letter-spacing="normal" fo:font-style="normal" fo:font-weight="normal" officeooo:paragraph-rsid="001387b3" style:font-size-asian="10pt" style:font-size-complex="10pt" loext:padding="0cm" loext:border="none"/>
    </style:style>
    <style:style style:name="P57" style:family="paragraph" style:parent-style-name="Preformatted_20_Text">
      <style:paragraph-properties fo:margin-top="0cm" fo:margin-bottom="0.499cm" loext:contextual-spacing="false" fo:line-height="0.499cm"/>
      <style:text-properties style:font-name="JetBrains Mono" fo:font-size="10pt" officeooo:paragraph-rsid="0006eaed" style:font-size-asian="10pt" style:font-size-complex="10pt"/>
    </style:style>
    <style:style style:name="P58" style:family="paragraph" style:parent-style-name="Preformatted_20_Text">
      <style:paragraph-properties fo:margin-top="0cm" fo:margin-bottom="0.499cm" loext:contextual-spacing="false" fo:line-height="0.499cm" fo:text-align="start" style:justify-single-word="false"/>
      <style:text-properties style:font-name="JetBrains Mono" fo:font-size="10pt" style:font-size-asian="10pt" style:font-size-complex="10pt"/>
    </style:style>
    <style:style style:name="P59" style:family="paragraph" style:parent-style-name="Preformatted_20_Text">
      <style:paragraph-properties fo:margin-top="0cm" fo:margin-bottom="0.499cm" loext:contextual-spacing="false" fo:line-height="0.499cm" fo:text-align="start" style:justify-single-word="false"/>
      <style:text-properties style:font-name="JetBrains Mono" fo:font-size="10pt" officeooo:paragraph-rsid="000ab948" style:font-size-asian="10pt" style:font-size-complex="10pt"/>
    </style:style>
    <style:style style:name="P60" style:family="paragraph" style:parent-style-name="Preformatted_20_Text">
      <style:paragraph-properties fo:margin-top="0cm" fo:margin-bottom="0.499cm" loext:contextual-spacing="false" fo:line-height="0.499cm" fo:text-align="start" style:justify-single-word="false"/>
      <style:text-properties style:font-name="JetBrains Mono" fo:font-size="10pt" officeooo:paragraph-rsid="0011f4ba" style:font-size-asian="10pt" style:font-size-complex="10pt"/>
    </style:style>
    <style:style style:name="P61" style:family="paragraph" style:parent-style-name="Preformatted_20_Text">
      <style:paragraph-properties fo:margin-top="0cm" fo:margin-bottom="0.499cm" loext:contextual-spacing="false" fo:line-height="0.499cm" fo:text-align="justify" style:justify-single-word="false"/>
      <style:text-properties style:font-name="JetBrains Mono" fo:font-size="10pt" officeooo:paragraph-rsid="00086e9c" style:font-size-asian="10pt" style:font-size-complex="10pt"/>
    </style:style>
    <style:style style:name="P62" style:family="paragraph" style:parent-style-name="Preformatted_20_Text">
      <style:paragraph-properties fo:margin-top="0cm" fo:margin-bottom="0.499cm" loext:contextual-spacing="false" fo:line-height="0.499cm"/>
      <style:text-properties style:font-name="JetBrains Mono" fo:font-size="10pt" officeooo:paragraph-rsid="000db527" style:font-size-asian="10pt" style:font-size-complex="10pt"/>
    </style:style>
    <style:style style:name="P63" style:family="paragraph" style:parent-style-name="Preformatted_20_Text">
      <style:paragraph-properties fo:margin-top="0cm" fo:margin-bottom="0.499cm" loext:contextual-spacing="false" fo:line-height="0.499cm"/>
      <style:text-properties style:font-name="JetBrains Mono" fo:font-size="10pt" officeooo:paragraph-rsid="001002dc" style:font-size-asian="10pt" style:font-size-complex="10pt"/>
    </style:style>
    <style:style style:name="P64" style:family="paragraph" style:parent-style-name="Preformatted_20_Text">
      <style:paragraph-properties fo:margin-top="0cm" fo:margin-bottom="0.499cm" loext:contextual-spacing="false" fo:line-height="0.499cm"/>
      <style:text-properties style:font-name="JetBrains Mono" fo:font-size="10pt" officeooo:paragraph-rsid="001387b3" style:font-size-asian="10pt" style:font-size-complex="10pt"/>
    </style:style>
    <style:style style:name="P65" style:family="paragraph" style:parent-style-name="Preformatted_20_Text">
      <style:paragraph-properties fo:margin-top="0cm" fo:margin-bottom="0.499cm" loext:contextual-spacing="false" fo:line-height="0.499cm" fo:text-align="justify" style:justify-single-word="false"/>
      <style:text-properties style:font-name="JetBrains Mono" fo:font-size="10pt" fo:font-weight="bold" officeooo:paragraph-rsid="00086e9c" style:font-size-asian="10pt" style:font-weight-asian="bold" style:font-size-complex="10pt" style:font-weight-complex="bold"/>
    </style:style>
    <style:style style:name="P66" style:family="paragraph" style:parent-style-name="Preformatted_20_Text">
      <loext:graphic-properties draw:fill="solid" draw:fill-color="#eeeeee" draw:opacity="100%"/>
      <style:paragraph-properties fo:margin-left="0cm" fo:margin-right="0cm" fo:margin-top="0cm" fo:margin-bottom="0cm" loext:contextual-spacing="false" fo:line-height="0.499cm" fo:orphans="2" fo:widows="2" fo:text-indent="0cm" style:auto-text-indent="false" fo:background-color="#eeeeee" fo:padding-left="0.053cm" fo:padding-right="0cm" fo:padding-top="0.053cm" fo:padding-bottom="0.053cm" fo:border-left="0.06pt solid #888888" fo:border-right="none" fo:border-top="0.06pt solid #888888" fo:border-bottom="0.06pt solid #888888"/>
      <style:text-properties fo:font-variant="normal" fo:text-transform="none" fo:color="#660066" style:font-name="JetBrains Mono" fo:font-size="10pt" fo:letter-spacing="normal" fo:font-style="normal" fo:font-weight="normal" officeooo:paragraph-rsid="001387b3" style:font-size-asian="10pt" style:font-size-complex="10pt" loext:padding="0cm" loext:border="none"/>
    </style:style>
    <style:style style:name="P67" style:family="paragraph" style:parent-style-name="Preformatted_20_Text">
      <loext:graphic-properties draw:fill="solid" draw:fill-color="#eeeeee" draw:opacity="100%"/>
      <style:paragraph-properties fo:margin-left="0cm" fo:margin-right="0cm" fo:margin-top="0cm" fo:margin-bottom="0cm" loext:contextual-spacing="false" fo:line-height="0.499cm" fo:orphans="2" fo:widows="2" fo:text-indent="0cm" style:auto-text-indent="false" fo:background-color="#eeeeee" fo:padding-left="0.053cm" fo:padding-right="0cm" fo:padding-top="0.053cm" fo:padding-bottom="0.053cm" fo:border-left="0.06pt solid #888888" fo:border-right="none" fo:border-top="0.06pt solid #888888" fo:border-bottom="0.06pt solid #888888"/>
      <style:text-properties fo:font-variant="normal" fo:text-transform="none" fo:color="#000088" style:font-name="JetBrains Mono" fo:font-size="10pt" fo:letter-spacing="normal" fo:font-style="normal" fo:font-weight="normal" officeooo:paragraph-rsid="001387b3" style:font-size-asian="10pt" style:font-size-complex="10pt" loext:padding="0cm" loext:border="none"/>
    </style:style>
    <style:style style:name="P68" style:family="paragraph" style:parent-style-name="Preformatted_20_Text">
      <loext:graphic-properties draw:fill="solid" draw:fill-color="#eeeeee" draw:opacity="100%"/>
      <style:paragraph-properties fo:margin-left="0cm" fo:margin-right="0cm" fo:margin-top="0cm" fo:margin-bottom="0cm" loext:contextual-spacing="false" fo:line-height="0.499cm" fo:orphans="2" fo:widows="2" fo:text-indent="0cm" style:auto-text-indent="false" fo:background-color="#eeeeee" fo:padding-left="0.053cm" fo:padding-right="0cm" fo:padding-top="0.053cm" fo:padding-bottom="0.053cm" fo:border-left="0.06pt solid #888888" fo:border-right="none" fo:border-top="0.06pt solid #888888" fo:border-bottom="0.06pt solid #888888"/>
      <style:text-properties fo:font-variant="normal" fo:text-transform="none" fo:color="#000000" style:font-name="JetBrains Mono" fo:font-size="10pt" fo:letter-spacing="normal" officeooo:paragraph-rsid="001387b3" style:font-size-asian="10pt" style:font-size-complex="10pt"/>
    </style:style>
    <style:style style:name="P69" style:family="paragraph" style:parent-style-name="Preformatted_20_Text">
      <style:paragraph-properties fo:margin-left="0cm" fo:margin-right="0cm" fo:margin-top="0cm" fo:margin-bottom="0cm" loext:contextual-spacing="false" fo:line-height="0.499cm" fo:orphans="2" fo:widows="2" fo:text-indent="0cm" style:auto-text-indent="false" fo:padding="0cm" fo:border="none"/>
      <style:text-properties fo:font-variant="normal" fo:text-transform="none" fo:color="#000000" style:font-name="JetBrains Mono" fo:font-size="10pt" fo:letter-spacing="normal" fo:font-style="normal" fo:font-weight="normal" officeooo:paragraph-rsid="001387b3" style:font-size-asian="10pt" style:font-size-complex="10pt"/>
    </style:style>
    <style:style style:name="P70" style:family="paragraph" style:parent-style-name="Preformatted_20_Text">
      <loext:graphic-properties draw:fill="solid" draw:fill-color="#eeeeee" draw:opacity="100%"/>
      <style:paragraph-properties fo:margin-top="0cm" fo:margin-bottom="0cm" loext:contextual-spacing="false" fo:line-height="0.499cm" fo:orphans="2" fo:widows="2" fo:background-color="#eeeeee" fo:padding-left="0.053cm" fo:padding-right="0cm" fo:padding-top="0.053cm" fo:padding-bottom="0.053cm" fo:border-left="0.06pt solid #888888" fo:border-right="none" fo:border-top="0.06pt solid #888888" fo:border-bottom="0.06pt solid #888888"/>
      <style:text-properties style:font-name="JetBrains Mono" fo:font-size="10pt" officeooo:paragraph-rsid="001387b3" style:font-size-asian="10pt" style:font-size-complex="10pt"/>
    </style:style>
    <style:style style:name="P71" style:family="paragraph" style:parent-style-name="Preformatted_20_Text">
      <loext:graphic-properties draw:fill="solid" draw:fill-color="#eeeeee" draw:opacity="100%"/>
      <style:paragraph-properties fo:margin-top="0cm" fo:margin-bottom="0cm" loext:contextual-spacing="false" fo:line-height="0.499cm" fo:orphans="2" fo:widows="2" fo:background-color="#eeeeee" fo:padding-left="0.053cm" fo:padding-right="0cm" fo:padding-top="0.053cm" fo:padding-bottom="0.053cm" fo:border-left="0.06pt solid #888888" fo:border-right="none" fo:border-top="0.06pt solid #888888" fo:border-bottom="0.06pt solid #888888"/>
      <style:text-properties fo:font-variant="normal" fo:text-transform="none" fo:color="#000000" style:font-name="JetBrains Mono" fo:font-size="10pt" fo:letter-spacing="normal" officeooo:paragraph-rsid="001387b3" style:font-size-asian="10pt" style:font-size-complex="10pt" loext:padding="0cm" loext:border="none"/>
    </style:style>
    <style:style style:name="P72" style:family="paragraph" style:parent-style-name="Preformatted_20_Text">
      <style:paragraph-properties fo:margin-top="0cm" fo:margin-bottom="0cm" loext:contextual-spacing="false" fo:line-height="0.499cm" fo:orphans="2" fo:widows="2" fo:padding="0cm" fo:border="none"/>
      <style:text-properties fo:font-variant="normal" fo:text-transform="none" fo:color="#000000" style:font-name="JetBrains Mono" fo:font-size="10pt" fo:letter-spacing="normal" fo:font-style="normal" fo:font-weight="normal" officeooo:paragraph-rsid="001387b3" style:font-size-asian="10pt" style:font-size-complex="10pt"/>
    </style:style>
    <style:style style:name="P73" style:family="paragraph" style:parent-style-name="Standard">
      <style:paragraph-properties fo:line-height="0.499cm" fo:text-align="start" style:justify-single-word="false"/>
      <style:text-properties style:font-name="JetBrains Mono" fo:font-size="10pt" officeooo:rsid="001acf15" officeooo:paragraph-rsid="000ab948" style:font-size-asian="10pt" style:font-size-complex="10pt"/>
    </style:style>
    <style:style style:name="P74" style:family="paragraph" style:parent-style-name="Standard">
      <style:paragraph-properties fo:line-height="0.499cm" fo:text-align="start" style:justify-single-word="false"/>
      <style:text-properties style:font-name="JetBrains Mono" fo:font-size="10pt" officeooo:rsid="001acf15" officeooo:paragraph-rsid="000db527" style:font-size-asian="10pt" style:font-size-complex="10pt"/>
    </style:style>
    <style:style style:name="P75" style:family="paragraph" style:parent-style-name="Standard">
      <style:paragraph-properties fo:line-height="0.499cm" fo:text-align="start" style:justify-single-word="false"/>
      <style:text-properties style:font-name="JetBrains Mono" fo:font-size="10pt" officeooo:rsid="001acf15" officeooo:paragraph-rsid="001002dc" style:font-size-asian="10pt" style:font-size-complex="10pt"/>
    </style:style>
    <style:style style:name="P76" style:family="paragraph" style:parent-style-name="Standard">
      <style:paragraph-properties fo:line-height="0.499cm" fo:text-align="start" style:justify-single-word="false"/>
      <style:text-properties style:font-name="JetBrains Mono" fo:font-size="10pt" officeooo:rsid="001acf15" officeooo:paragraph-rsid="0011f4ba" style:font-size-asian="10pt" style:font-size-complex="10pt"/>
    </style:style>
    <style:style style:name="P77" style:family="paragraph" style:parent-style-name="Standard">
      <style:paragraph-properties fo:line-height="0.499cm"/>
      <style:text-properties style:font-name="JetBrains Mono" fo:font-size="10pt" officeooo:paragraph-rsid="0006eaed" style:font-size-asian="10pt" style:font-size-complex="10pt"/>
    </style:style>
    <style:style style:name="P78" style:family="paragraph" style:parent-style-name="Standard">
      <style:paragraph-properties fo:line-height="0.499cm" fo:text-align="start" style:justify-single-word="false"/>
      <style:text-properties style:font-name="JetBrains Mono" fo:font-size="10pt" style:font-size-asian="10pt" style:font-size-complex="10pt"/>
    </style:style>
    <style:style style:name="P79" style:family="paragraph" style:parent-style-name="Standard">
      <style:paragraph-properties fo:line-height="0.499cm" fo:text-align="start" style:justify-single-word="false"/>
      <style:text-properties style:font-name="JetBrains Mono" fo:font-size="10pt" officeooo:paragraph-rsid="0006eaed" style:font-size-asian="10pt" style:font-size-complex="10pt"/>
    </style:style>
    <style:style style:name="P80" style:family="paragraph" style:parent-style-name="Table_20_Contents">
      <style:paragraph-properties fo:line-height="0.499cm"/>
      <style:text-properties style:font-name="JetBrains Mono" fo:font-size="10pt" officeooo:paragraph-rsid="0006eaed" style:font-size-asian="10pt" style:font-size-complex="10pt"/>
    </style:style>
    <style:style style:name="P81" style:family="paragraph" style:parent-style-name="Table_20_Contents">
      <style:paragraph-properties fo:line-height="0.499cm" fo:text-align="justify" style:justify-single-word="false"/>
      <style:text-properties style:font-name="JetBrains Mono" fo:font-size="10pt" officeooo:paragraph-rsid="00086e9c" style:font-size-asian="10pt" style:font-size-complex="10pt"/>
    </style:style>
    <style:style style:name="P82" style:family="paragraph" style:parent-style-name="Table_20_Contents">
      <style:paragraph-properties fo:line-height="0.499cm"/>
      <style:text-properties style:font-name="JetBrains Mono" fo:font-size="10pt" officeooo:paragraph-rsid="00086e9c" style:font-size-asian="10pt" style:font-size-complex="10pt"/>
    </style:style>
    <style:style style:name="P83" style:family="paragraph" style:parent-style-name="Table_20_Contents">
      <style:paragraph-properties fo:line-height="0.499cm"/>
      <style:text-properties style:font-name="JetBrains Mono" fo:font-size="10pt" officeooo:paragraph-rsid="000db527" style:font-size-asian="10pt" style:font-size-complex="10pt"/>
    </style:style>
    <style:style style:name="P84" style:family="paragraph" style:parent-style-name="Table_20_Contents">
      <style:paragraph-properties fo:line-height="0.499cm"/>
      <style:text-properties style:font-name="JetBrains Mono" fo:font-size="10pt" officeooo:paragraph-rsid="001387b3" style:font-size-asian="10pt" style:font-size-complex="10pt"/>
    </style:style>
    <style:style style:name="P85" style:family="paragraph" style:parent-style-name="Table_20_Contents">
      <style:paragraph-properties fo:margin-top="0cm" fo:margin-bottom="0.499cm" loext:contextual-spacing="false" fo:line-height="0.499cm"/>
      <style:text-properties style:font-name="JetBrains Mono" fo:font-size="10pt" officeooo:paragraph-rsid="0006eaed" style:font-size-asian="10pt" style:font-size-complex="10pt"/>
    </style:style>
    <style:style style:name="P86" style:family="paragraph" style:parent-style-name="Table_20_Contents">
      <style:paragraph-properties fo:margin-top="0cm" fo:margin-bottom="0.499cm" loext:contextual-spacing="false" fo:line-height="0.499cm"/>
      <style:text-properties style:font-name="JetBrains Mono" fo:font-size="10pt" officeooo:paragraph-rsid="000db527" style:font-size-asian="10pt" style:font-size-complex="10pt"/>
    </style:style>
    <style:style style:name="P87" style:family="paragraph" style:parent-style-name="Table_20_Contents">
      <style:paragraph-properties fo:margin-top="0cm" fo:margin-bottom="0.499cm" loext:contextual-spacing="false" fo:line-height="0.499cm"/>
      <style:text-properties style:font-name="JetBrains Mono" fo:font-size="10pt" fo:font-weight="bold" officeooo:paragraph-rsid="000db527" style:font-size-asian="10pt" style:font-size-complex="10pt"/>
    </style:style>
    <style:style style:name="P88" style:family="paragraph" style:parent-style-name="Table_20_Contents">
      <style:paragraph-properties fo:margin-left="0cm" fo:margin-right="0cm" fo:margin-top="0cm" fo:margin-bottom="0cm" loext:contextual-spacing="false" fo:line-height="0.499cm" fo:text-align="center" style:justify-single-word="false" fo:text-indent="0cm" style:auto-text-indent="false"/>
      <style:text-properties style:font-name="JetBrains Mono" fo:font-size="10pt" officeooo:paragraph-rsid="001387b3" style:font-size-asian="10pt" style:font-size-complex="10pt"/>
    </style:style>
    <style:style style:name="P89" style:family="paragraph" style:parent-style-name="Table_20_Contents">
      <style:paragraph-properties fo:margin-left="0cm" fo:margin-right="0cm" fo:margin-top="0cm" fo:margin-bottom="0cm" loext:contextual-spacing="false" fo:line-height="0.499cm" fo:text-align="start" style:justify-single-word="false" fo:text-indent="0cm" style:auto-text-indent="false" fo:padding="0cm" fo:border="none"/>
      <style:text-properties style:font-name="JetBrains Mono" fo:font-size="10pt" fo:font-weight="bold" officeooo:paragraph-rsid="001387b3" style:font-size-asian="10pt" style:font-size-complex="10pt" loext:padding="0cm" loext:border="none"/>
    </style:style>
    <style:style style:name="P90" style:family="paragraph" style:parent-style-name="Table_20_Contents">
      <style:paragraph-properties fo:margin-left="0cm" fo:margin-right="0cm" fo:margin-top="0cm" fo:margin-bottom="0cm" loext:contextual-spacing="false" fo:line-height="0.499cm" fo:text-align="start" style:justify-single-word="false" fo:text-indent="0cm" style:auto-text-indent="false" fo:padding="0cm" fo:border="none"/>
      <style:text-properties style:font-name="JetBrains Mono" fo:font-size="10pt" officeooo:paragraph-rsid="001387b3" style:font-size-asian="10pt" style:font-size-complex="10pt"/>
    </style:style>
    <style:style style:name="P91" style:family="paragraph" style:parent-style-name="Table_20_Heading">
      <style:paragraph-properties fo:line-height="0.499cm"/>
      <style:text-properties style:font-name="JetBrains Mono" fo:font-size="10pt" officeooo:paragraph-rsid="0006eaed" style:font-size-asian="10pt" style:font-size-complex="10pt"/>
    </style:style>
    <style:style style:name="P92" style:family="paragraph" style:parent-style-name="Table_20_Heading">
      <style:paragraph-properties fo:line-height="0.499cm" fo:text-align="center" style:justify-single-word="false"/>
      <style:text-properties style:font-name="JetBrains Mono" fo:font-size="10pt" officeooo:paragraph-rsid="0006eaed" style:font-size-asian="10pt" style:font-size-complex="10pt"/>
    </style:style>
    <style:style style:name="P93" style:family="paragraph" style:parent-style-name="Table_20_Heading">
      <style:paragraph-properties fo:line-height="0.499cm" fo:text-align="center" style:justify-single-word="false"/>
      <style:text-properties style:font-name="JetBrains Mono" fo:font-size="10pt" officeooo:paragraph-rsid="00086e9c" style:font-size-asian="10pt" style:font-size-complex="10pt"/>
    </style:style>
    <style:style style:name="P94" style:family="paragraph" style:parent-style-name="Table_20_Heading">
      <style:paragraph-properties fo:line-height="0.499cm" fo:text-align="center" style:justify-single-word="false"/>
      <style:text-properties style:font-name="JetBrains Mono" fo:font-size="10pt" officeooo:paragraph-rsid="000db527" style:font-size-asian="10pt" style:font-size-complex="10pt"/>
    </style:style>
    <style:style style:name="P95" style:family="paragraph" style:parent-style-name="Table_20_Heading">
      <style:paragraph-properties fo:line-height="0.499cm" fo:text-align="justify" style:justify-single-word="false"/>
      <style:text-properties style:font-name="JetBrains Mono" fo:font-size="10pt" officeooo:paragraph-rsid="00086e9c" style:font-size-asian="10pt" style:font-size-complex="10pt"/>
    </style:style>
    <style:style style:name="P96" style:family="paragraph" style:parent-style-name="Table_20_Heading">
      <style:paragraph-properties fo:line-height="0.499cm"/>
      <style:text-properties style:font-name="JetBrains Mono" fo:font-size="10pt" officeooo:paragraph-rsid="000db527" style:font-size-asian="10pt" style:font-size-complex="10pt"/>
    </style:style>
    <style:style style:name="P97" style:family="paragraph" style:parent-style-name="Table_20_Heading">
      <style:paragraph-properties fo:line-height="0.499cm"/>
      <style:text-properties style:font-name="JetBrains Mono" fo:font-size="10pt" officeooo:paragraph-rsid="001387b3" style:font-size-asian="10pt" style:font-size-complex="10pt"/>
    </style:style>
    <style:style style:name="P98" style:family="paragraph" style:parent-style-name="Table_20_Heading">
      <style:paragraph-properties fo:margin-left="0cm" fo:margin-right="0cm" fo:margin-top="0cm" fo:margin-bottom="0cm" loext:contextual-spacing="false" fo:line-height="0.499cm" fo:text-align="start" style:justify-single-word="false" fo:text-indent="0cm" style:auto-text-indent="false"/>
      <style:text-properties style:font-name="JetBrains Mono" fo:font-size="10pt" fo:font-weight="bold" officeooo:paragraph-rsid="001387b3" style:font-size-asian="10pt" style:font-size-complex="10pt"/>
    </style:style>
    <style:style style:name="P99" style:family="paragraph" style:parent-style-name="Text_20_body">
      <style:paragraph-properties fo:line-height="0.499cm" fo:text-align="justify" style:justify-single-word="false"/>
      <style:text-properties style:font-name="JetBrains Mono" fo:font-size="10pt" officeooo:rsid="001acf15" officeooo:paragraph-rsid="00086e9c" style:font-size-asian="10pt" style:font-size-complex="10pt"/>
    </style:style>
    <style:style style:name="P100" style:family="paragraph" style:parent-style-name="Text_20_body">
      <style:paragraph-properties fo:line-height="0.499cm" fo:text-align="start" style:justify-single-word="false"/>
      <style:text-properties style:font-name="JetBrains Mono" fo:font-size="10pt" officeooo:rsid="0018a687" officeooo:paragraph-rsid="001387b3" style:font-size-asian="10pt" style:font-size-complex="10pt"/>
    </style:style>
    <style:style style:name="P101" style:family="paragraph" style:parent-style-name="Text_20_body">
      <style:paragraph-properties fo:line-height="0.499cm"/>
      <style:text-properties style:font-name="JetBrains Mono" fo:font-size="10pt" officeooo:paragraph-rsid="0006eaed" style:font-size-asian="10pt" style:font-size-complex="10pt"/>
    </style:style>
    <style:style style:name="P102" style:family="paragraph" style:parent-style-name="Text_20_body" style:list-style-name="L1">
      <style:paragraph-properties fo:line-height="0.499cm"/>
      <style:text-properties style:font-name="JetBrains Mono" fo:font-size="10pt" officeooo:paragraph-rsid="0006eaed" style:font-size-asian="10pt" style:font-size-complex="10pt"/>
    </style:style>
    <style:style style:name="P103" style:family="paragraph" style:parent-style-name="Text_20_body">
      <style:paragraph-properties fo:line-height="0.499cm" fo:text-align="start" style:justify-single-word="false"/>
      <style:text-properties style:font-name="JetBrains Mono" fo:font-size="10pt" style:font-size-asian="10pt" style:font-size-complex="10pt"/>
    </style:style>
    <style:style style:name="P104" style:family="paragraph" style:parent-style-name="Text_20_body">
      <style:paragraph-properties fo:line-height="0.499cm" fo:text-align="start" style:justify-single-word="false"/>
      <style:text-properties style:font-name="JetBrains Mono" fo:font-size="10pt" officeooo:paragraph-rsid="000ab948" style:font-size-asian="10pt" style:font-size-complex="10pt"/>
    </style:style>
    <style:style style:name="P105" style:family="paragraph" style:parent-style-name="Text_20_body">
      <style:paragraph-properties fo:line-height="0.499cm" fo:text-align="start" style:justify-single-word="false"/>
      <style:text-properties style:font-name="JetBrains Mono" fo:font-size="10pt" officeooo:paragraph-rsid="0011f4ba" style:font-size-asian="10pt" style:font-size-complex="10pt"/>
    </style:style>
    <style:style style:name="P106" style:family="paragraph" style:parent-style-name="Text_20_body">
      <style:paragraph-properties fo:line-height="0.499cm" fo:text-align="start" style:justify-single-word="false"/>
      <style:text-properties style:font-name="JetBrains Mono" fo:font-size="10pt" officeooo:paragraph-rsid="001387b3" style:font-size-asian="10pt" style:font-size-complex="10pt"/>
    </style:style>
    <style:style style:name="P107" style:family="paragraph" style:parent-style-name="Text_20_body">
      <style:paragraph-properties fo:line-height="0.499cm" fo:text-align="justify" style:justify-single-word="false"/>
      <style:text-properties style:font-name="JetBrains Mono" fo:font-size="10pt" officeooo:paragraph-rsid="00086e9c" style:font-size-asian="10pt" style:font-size-complex="10pt"/>
    </style:style>
    <style:style style:name="P108" style:family="paragraph" style:parent-style-name="Text_20_body" style:list-style-name="L2">
      <style:paragraph-properties fo:line-height="0.499cm" fo:text-align="justify" style:justify-single-word="false"/>
      <style:text-properties style:font-name="JetBrains Mono" fo:font-size="10pt" officeooo:paragraph-rsid="00086e9c" style:font-size-asian="10pt" style:font-size-complex="10pt"/>
    </style:style>
    <style:style style:name="P109" style:family="paragraph" style:parent-style-name="Text_20_body" style:list-style-name="L7">
      <style:paragraph-properties fo:line-height="0.499cm" fo:text-align="justify" style:justify-single-word="false"/>
      <style:text-properties style:font-name="JetBrains Mono" fo:font-size="10pt" officeooo:paragraph-rsid="00086e9c" style:font-size-asian="10pt" style:font-size-complex="10pt"/>
    </style:style>
    <style:style style:name="P110" style:family="paragraph" style:parent-style-name="Text_20_body" style:list-style-name="L8">
      <style:paragraph-properties fo:line-height="0.499cm" fo:text-align="justify" style:justify-single-word="false"/>
      <style:text-properties style:font-name="JetBrains Mono" fo:font-size="10pt" officeooo:paragraph-rsid="00086e9c" style:font-size-asian="10pt" style:font-size-complex="10pt"/>
    </style:style>
    <style:style style:name="P111" style:family="paragraph" style:parent-style-name="Text_20_body">
      <style:paragraph-properties fo:line-height="0.499cm"/>
      <style:text-properties style:font-name="JetBrains Mono" fo:font-size="10pt" officeooo:paragraph-rsid="00086e9c" style:font-size-asian="10pt" style:font-size-complex="10pt"/>
    </style:style>
    <style:style style:name="P112" style:family="paragraph" style:parent-style-name="Text_20_body">
      <style:paragraph-properties fo:line-height="0.499cm"/>
      <style:text-properties style:font-name="JetBrains Mono" fo:font-size="10pt" officeooo:paragraph-rsid="000db527" style:font-size-asian="10pt" style:font-size-complex="10pt"/>
    </style:style>
    <style:style style:name="P113" style:family="paragraph" style:parent-style-name="Text_20_body">
      <style:paragraph-properties fo:line-height="0.499cm"/>
      <style:text-properties style:font-name="JetBrains Mono" fo:font-size="10pt" officeooo:paragraph-rsid="001002dc" style:font-size-asian="10pt" style:font-size-complex="10pt"/>
    </style:style>
    <style:style style:name="P114" style:family="paragraph" style:parent-style-name="Text_20_body">
      <style:paragraph-properties fo:line-height="0.499cm"/>
      <style:text-properties style:font-name="JetBrains Mono" fo:font-size="10pt" officeooo:paragraph-rsid="001387b3" style:font-size-asian="10pt" style:font-size-complex="10pt"/>
    </style:style>
    <style:style style:name="P115" style:family="paragraph" style:parent-style-name="Text_20_body" style:list-style-name="L9">
      <style:paragraph-properties fo:line-height="0.499cm"/>
      <style:text-properties style:font-name="JetBrains Mono" fo:font-size="10pt" officeooo:paragraph-rsid="001387b3" style:font-size-asian="10pt" style:font-size-complex="10pt"/>
    </style:style>
    <style:style style:name="P116" style:family="paragraph" style:parent-style-name="Text_20_body" style:list-style-name="L6">
      <style:paragraph-properties fo:line-height="0.499cm" fo:text-align="justify" style:justify-single-word="false"/>
      <style:text-properties style:font-name="JetBrains Mono" fo:font-size="10pt" fo:font-weight="bold" officeooo:paragraph-rsid="00086e9c" style:font-size-asian="10pt" style:font-weight-asian="bold" style:font-size-complex="10pt" style:font-weight-complex="bold"/>
    </style:style>
    <style:style style:name="P117" style:family="paragraph" style:parent-style-name="Text_20_body">
      <style:paragraph-properties fo:line-height="0.499cm" fo:text-align="justify" style:justify-single-word="false"/>
      <style:text-properties style:font-name="JetBrains Mono" fo:font-size="10pt" style:text-underline-style="solid" style:text-underline-width="auto" style:text-underline-color="font-color" fo:font-weight="bold" officeooo:rsid="001acf15" officeooo:paragraph-rsid="00086e9c" style:font-size-asian="10pt" style:font-size-complex="10pt"/>
    </style:style>
    <style:style style:name="P118" style:family="paragraph" style:parent-style-name="Text_20_body">
      <style:paragraph-properties fo:line-height="0.499cm" fo:text-align="justify" style:justify-single-word="false"/>
      <style:text-properties style:font-name="JetBrains Mono" fo:font-size="10pt" style:text-underline-style="solid" style:text-underline-width="auto" style:text-underline-color="font-color" fo:font-weight="bold" officeooo:paragraph-rsid="00086e9c" style:font-size-asian="10pt" style:font-size-complex="10pt"/>
    </style:style>
    <style:style style:name="P119" style:family="paragraph" style:parent-style-name="Text_20_body">
      <style:paragraph-properties fo:line-height="0.499cm" fo:text-align="justify" style:justify-single-word="false"/>
      <style:text-properties style:font-name="JetBrains Mono" fo:font-size="10pt" style:text-underline-style="solid" style:text-underline-width="auto" style:text-underline-color="font-color" fo:font-weight="bold" officeooo:rsid="001acf15" officeooo:paragraph-rsid="00086e9c" style:font-size-asian="10pt" style:font-weight-asian="bold" style:font-size-complex="10pt" style:font-weight-complex="bold"/>
    </style:style>
    <style:style style:name="P120" style:family="paragraph" style:parent-style-name="Text_20_body">
      <style:paragraph-properties fo:line-height="0.499cm" fo:text-align="start" style:justify-single-word="false"/>
      <style:text-properties fo:font-variant="normal" fo:text-transform="none" fo:color="#000000" style:font-name="JetBrains Mono" fo:font-size="10pt" fo:letter-spacing="normal" fo:font-style="normal" fo:font-weight="normal" officeooo:paragraph-rsid="001387b3" style:font-size-asian="10pt" style:font-size-complex="10pt"/>
    </style:style>
    <style:style style:name="P121" style:family="paragraph" style:parent-style-name="Text_20_body">
      <style:paragraph-properties fo:line-height="0.499cm"/>
      <style:text-properties officeooo:paragraph-rsid="000db527"/>
    </style:style>
    <style:style style:name="P122" style:family="paragraph" style:parent-style-name="Text_20_body" style:list-style-name="L6">
      <style:paragraph-properties fo:margin-top="0cm" fo:margin-bottom="0cm" loext:contextual-spacing="false" fo:line-height="0.499cm" fo:text-align="justify" style:justify-single-word="false"/>
      <style:text-properties style:font-name="JetBrains Mono" fo:font-size="10pt" fo:font-weight="bold" officeooo:paragraph-rsid="00086e9c" style:font-size-asian="10pt" style:font-weight-asian="bold" style:font-size-complex="10pt" style:font-weight-complex="bold"/>
    </style:style>
    <style:style style:name="P123" style:family="paragraph" style:parent-style-name="Text_20_body" style:list-style-name="L8">
      <style:paragraph-properties fo:margin-top="0cm" fo:margin-bottom="0cm" loext:contextual-spacing="false" fo:line-height="0.499cm" fo:text-align="justify" style:justify-single-word="false"/>
      <style:text-properties style:font-name="JetBrains Mono" fo:font-size="10pt" officeooo:paragraph-rsid="00086e9c" style:font-size-asian="10pt" style:font-size-complex="10pt"/>
    </style:style>
    <style:style style:name="P124" style:family="paragraph" style:parent-style-name="Text_20_body">
      <style:paragraph-properties fo:margin-left="0cm" fo:margin-right="0cm" fo:margin-top="0cm" fo:margin-bottom="0cm" loext:contextual-spacing="false" fo:line-height="0.499cm" fo:text-align="justify" style:justify-single-word="false" fo:orphans="2" fo:widows="2" fo:text-indent="0cm" style:auto-text-indent="false" fo:padding="0cm" fo:border="none"/>
      <style:text-properties fo:font-variant="normal" fo:text-transform="none" fo:color="#000000" style:font-name="JetBrains Mono" fo:font-size="10pt" fo:letter-spacing="normal" fo:font-style="normal" fo:font-weight="normal" officeooo:paragraph-rsid="001387b3" style:font-size-asian="10pt" style:font-size-complex="10pt"/>
    </style:style>
    <style:style style:name="P125" style:family="paragraph" style:parent-style-name="Text_20_body" style:list-style-name="L10">
      <style:paragraph-properties fo:margin-left="0cm" fo:margin-right="0cm" fo:margin-top="0cm" fo:margin-bottom="0cm" loext:contextual-spacing="false" fo:line-height="0.499cm" fo:text-align="justify" style:justify-single-word="false" fo:orphans="2" fo:widows="2" fo:text-indent="0cm" style:auto-text-indent="false" fo:padding="0cm" fo:border="none"/>
      <style:text-properties fo:font-variant="normal" fo:text-transform="none" fo:color="#000000" style:font-name="JetBrains Mono" fo:font-size="10pt" fo:letter-spacing="normal" fo:font-style="normal" fo:font-weight="normal" officeooo:paragraph-rsid="001387b3" style:font-size-asian="10pt" style:font-size-complex="10pt"/>
    </style:style>
    <style:style style:name="P126" style:family="paragraph" style:parent-style-name="Text_20_body">
      <style:paragraph-properties fo:margin-left="0cm" fo:margin-right="0cm" fo:margin-top="0cm" fo:margin-bottom="0cm" loext:contextual-spacing="false" fo:line-height="0.499cm" fo:orphans="2" fo:widows="2" fo:text-indent="0cm" style:auto-text-indent="false" fo:padding="0cm" fo:border="none"/>
      <style:text-properties fo:font-variant="normal" fo:text-transform="none" fo:color="#000000" style:font-name="JetBrains Mono" fo:font-size="10pt" fo:letter-spacing="normal" fo:font-style="normal" fo:font-weight="normal" officeooo:paragraph-rsid="001387b3" style:font-size-asian="10pt" style:font-size-complex="10pt"/>
    </style:style>
    <style:style style:name="P127" style:family="paragraph" style:parent-style-name="Text_20_body" style:list-style-name="L14">
      <style:paragraph-properties fo:margin-left="0cm" fo:margin-right="0cm" fo:margin-top="0cm" fo:margin-bottom="0cm" loext:contextual-spacing="false" fo:line-height="0.499cm" fo:orphans="2" fo:widows="2" fo:text-indent="0cm" style:auto-text-indent="false" fo:padding="0cm" fo:border="none"/>
      <style:text-properties fo:font-variant="normal" fo:text-transform="none" fo:color="#000000" style:font-name="JetBrains Mono" fo:font-size="10pt" fo:letter-spacing="normal" fo:font-style="normal" fo:font-weight="normal" officeooo:paragraph-rsid="001387b3" style:font-size-asian="10pt" style:font-size-complex="10pt"/>
    </style:style>
    <style:style style:name="P128" style:family="paragraph" style:parent-style-name="Text_20_body" style:list-style-name="L15">
      <style:paragraph-properties fo:margin-left="0cm" fo:margin-right="0cm" fo:margin-top="0cm" fo:margin-bottom="0cm" loext:contextual-spacing="false" fo:line-height="0.499cm" fo:orphans="2" fo:widows="2" fo:text-indent="0cm" style:auto-text-indent="false" fo:padding="0cm" fo:border="none"/>
      <style:text-properties fo:font-variant="normal" fo:text-transform="none" fo:color="#000000" style:font-name="JetBrains Mono" fo:font-size="10pt" fo:letter-spacing="normal" fo:font-style="normal" fo:font-weight="normal" officeooo:paragraph-rsid="001387b3" style:font-size-asian="10pt" style:font-size-complex="10pt"/>
    </style:style>
    <style:style style:name="P129" style:family="paragraph" style:parent-style-name="Text_20_body" style:list-style-name="L16">
      <style:paragraph-properties fo:margin-left="0cm" fo:margin-right="0cm" fo:margin-top="0cm" fo:margin-bottom="0cm" loext:contextual-spacing="false" fo:line-height="0.499cm" fo:orphans="2" fo:widows="2" fo:text-indent="0cm" style:auto-text-indent="false" fo:padding="0cm" fo:border="none"/>
      <style:text-properties fo:font-variant="normal" fo:text-transform="none" fo:color="#000000" style:font-name="JetBrains Mono" fo:font-size="10pt" fo:letter-spacing="normal" fo:font-style="normal" fo:font-weight="normal" officeooo:paragraph-rsid="001387b3" style:font-size-asian="10pt" style:font-size-complex="10pt"/>
    </style:style>
    <style:style style:name="P130" style:family="paragraph" style:parent-style-name="Text_20_body">
      <style:paragraph-properties fo:margin-left="0cm" fo:margin-right="0cm" fo:margin-top="0cm" fo:margin-bottom="0cm" loext:contextual-spacing="false" fo:line-height="0.499cm" fo:text-align="start" style:justify-single-word="false" fo:orphans="2" fo:widows="2" fo:text-indent="0cm" style:auto-text-indent="false" fo:padding="0cm" fo:border="none"/>
      <style:text-properties fo:font-variant="normal" fo:text-transform="none" fo:color="#000000" style:font-name="JetBrains Mono" fo:font-size="10pt" fo:letter-spacing="normal" fo:font-style="normal" fo:font-weight="normal" officeooo:paragraph-rsid="001387b3" style:font-size-asian="10pt" style:font-size-complex="10pt"/>
    </style:style>
    <style:style style:name="P131" style:family="paragraph" style:parent-style-name="Text_20_body" style:list-style-name="L16">
      <style:paragraph-properties fo:margin-left="0cm" fo:margin-right="0cm" fo:margin-top="0cm" fo:margin-bottom="0cm" loext:contextual-spacing="false" fo:line-height="0.499cm" fo:orphans="2" fo:widows="2" fo:text-indent="0cm" style:auto-text-indent="false" fo:padding="0cm" fo:border="none"/>
      <style:text-properties fo:font-variant="normal" fo:text-transform="none" fo:color="#000000" style:font-name="JetBrains Mono" fo:font-size="10pt" fo:letter-spacing="normal" fo:font-style="normal" fo:font-weight="bold" officeooo:paragraph-rsid="001387b3" style:font-size-asian="10pt" style:font-size-complex="10pt" loext:padding="0cm" loext:border="none"/>
    </style:style>
    <style:style style:name="P132" style:family="paragraph" style:parent-style-name="Text_20_body">
      <style:paragraph-properties fo:margin-left="0cm" fo:margin-right="0cm" fo:margin-top="0cm" fo:margin-bottom="0cm" loext:contextual-spacing="false" fo:line-height="0.499cm" fo:text-align="justify" style:justify-single-word="false" fo:orphans="2" fo:widows="2" fo:text-indent="0cm" style:auto-text-indent="false" fo:padding="0cm" fo:border="none"/>
      <style:text-properties style:font-name="JetBrains Mono" fo:font-size="10pt" officeooo:paragraph-rsid="001387b3" style:font-size-asian="10pt" style:font-size-complex="10pt"/>
    </style:style>
    <style:style style:name="P133" style:family="paragraph" style:parent-style-name="Text_20_body">
      <style:paragraph-properties fo:margin-left="0cm" fo:margin-right="0cm" fo:margin-top="0cm" fo:margin-bottom="0cm" loext:contextual-spacing="false" fo:line-height="0.499cm" fo:text-align="center" style:justify-single-word="false" fo:orphans="2" fo:widows="2" fo:text-indent="0cm" style:auto-text-indent="false" fo:padding="0cm" fo:border="none"/>
      <style:text-properties style:font-name="JetBrains Mono" fo:font-size="10pt" officeooo:paragraph-rsid="001387b3" style:font-size-asian="10pt" style:font-size-complex="10pt"/>
    </style:style>
    <style:style style:name="P134" style:family="paragraph" style:parent-style-name="Text_20_body">
      <style:paragraph-properties fo:margin-left="0cm" fo:margin-right="0cm" fo:margin-top="0cm" fo:margin-bottom="0cm" loext:contextual-spacing="false" fo:line-height="0.499cm" fo:text-align="justify" style:justify-single-word="false" fo:orphans="2" fo:widows="2" fo:text-indent="0cm" style:auto-text-indent="false" fo:padding="0cm" fo:border="none"/>
      <style:text-properties style:font-name="JetBrains Mono" fo:font-size="10pt" style:text-underline-style="solid" style:text-underline-width="auto" style:text-underline-color="font-color" officeooo:paragraph-rsid="001387b3" style:font-size-asian="10pt" style:font-size-complex="10pt"/>
    </style:style>
    <style:style style:name="P135" style:family="paragraph" style:parent-style-name="Text_20_body">
      <style:paragraph-properties fo:margin-left="0cm" fo:margin-right="0cm" fo:margin-top="0cm" fo:margin-bottom="0cm" loext:contextual-spacing="false" fo:line-height="0.499cm" fo:text-align="start" style:justify-single-word="false" fo:orphans="2" fo:widows="2" fo:text-indent="0cm" style:auto-text-indent="false"/>
      <style:text-properties fo:font-variant="normal" fo:text-transform="none" style:font-name="JetBrains Mono" fo:font-size="10pt" fo:letter-spacing="normal" fo:font-style="normal" fo:font-weight="bold" officeooo:paragraph-rsid="001387b3" style:font-size-asian="10pt" style:font-size-complex="10pt"/>
    </style:style>
    <style:style style:name="P136" style:family="paragraph" style:parent-style-name="Text_20_body">
      <style:paragraph-properties fo:margin-left="0cm" fo:margin-right="0.529cm" fo:line-height="0.499cm" fo:orphans="2" fo:widows="2" fo:text-indent="0cm" style:auto-text-indent="false"/>
      <style:text-properties officeooo:paragraph-rsid="001387b3"/>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loext:padding="0cm" loext:border="none"/>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fo:font-weight="bold"/>
    </style:style>
    <style:style style:name="T6" style:family="text">
      <style:text-properties fo:font-style="italic"/>
    </style:style>
    <style:style style:name="T7" style:family="text">
      <style:text-properties fo:font-style="italic" loext:padding="0cm" loext:border="none"/>
    </style:style>
    <style:style style:name="T8" style:family="text">
      <style:text-properties officeooo:rsid="0006eaed"/>
    </style:style>
    <style:style style:name="T9" style:family="text">
      <style:text-properties officeooo:rsid="000829ac"/>
    </style:style>
    <style:style style:name="T10" style:family="text">
      <style:text-properties officeooo:rsid="001acf15"/>
    </style:style>
    <style:style style:name="T11" style:family="text">
      <style:text-properties officeooo:rsid="00086e9c"/>
    </style:style>
    <style:style style:name="T12" style:family="text">
      <style:text-properties officeooo:rsid="000ab948"/>
    </style:style>
    <style:style style:name="T13" style:family="text">
      <style:text-properties officeooo:rsid="0015e776"/>
    </style:style>
    <style:style style:name="T14" style:family="text">
      <style:text-properties style:font-name="JetBrains Mono"/>
    </style:style>
    <style:style style:name="T15" style:family="text">
      <style:text-properties style:font-name="JetBrains Mono" fo:font-size="9pt" fo:font-weight="bold" style:font-size-asian="9pt" style:font-size-complex="9pt"/>
    </style:style>
    <style:style style:name="T16" style:family="text">
      <style:text-properties style:font-name="JetBrains Mono" fo:font-size="9pt" style:font-size-asian="9pt" style:font-size-complex="9pt"/>
    </style:style>
    <style:style style:name="T17" style:family="text">
      <style:text-properties style:font-name="JetBrains Mono" fo:font-weight="bold"/>
    </style:style>
    <style:style style:name="T18" style:family="text">
      <style:text-properties style:font-name="JetBrains Mono" fo:font-size="10pt" fo:font-weight="bold" style:font-size-asian="10pt" style:font-size-complex="10pt"/>
    </style:style>
    <style:style style:name="T19" style:family="text">
      <style:text-properties style:font-name="JetBrains Mono" fo:font-size="10pt" style:font-size-asian="10pt" style:font-size-complex="10pt"/>
    </style:style>
    <style:style style:name="T20" style:family="text">
      <style:text-properties fo:font-size="9pt" fo:font-weight="bold" style:font-size-asian="9pt" style:font-size-complex="9pt"/>
    </style:style>
    <style:style style:name="T21" style:family="text">
      <style:text-properties fo:font-size="9pt" style:font-size-asian="9pt" style:font-size-complex="9pt"/>
    </style:style>
    <style:style style:name="T22" style:family="text">
      <style:text-properties officeooo:rsid="000ac663"/>
    </style:style>
    <style:style style:name="T23" style:family="text">
      <style:text-properties officeooo:rsid="001aa8ec"/>
    </style:style>
    <style:style style:name="T24" style:family="text">
      <style:text-properties officeooo:rsid="00236903"/>
    </style:style>
    <style:style style:name="T25" style:family="text">
      <style:text-properties fo:font-variant="normal" fo:text-transform="none" fo:color="#000000" fo:letter-spacing="normal" fo:font-style="normal" fo:font-weight="bold"/>
    </style:style>
    <style:style style:name="T26" style:family="text">
      <style:text-properties fo:font-variant="normal" fo:text-transform="none" fo:color="#000000" fo:letter-spacing="normal" fo:font-style="normal" style:text-underline-style="solid" style:text-underline-width="auto" style:text-underline-color="font-color" fo:font-weight="bold"/>
    </style:style>
    <style:style style:name="T27" style:family="text">
      <style:text-properties fo:font-variant="normal" fo:text-transform="none" fo:color="#ffffff" style:text-line-through-style="none" style:text-line-through-type="none" style:font-name="JetBrains Mono" fo:font-size="9pt" fo:letter-spacing="normal" fo:font-style="normal" style:text-underline-style="none" fo:font-weight="normal" style:text-blinking="false" style:font-size-asian="9pt" style:font-size-complex="9pt" loext:padding="0cm" loext:border="none"/>
    </style:style>
    <style:style style:name="T28" style:family="text">
      <style:text-properties fo:font-variant="normal" fo:text-transform="none" fo:color="#ffffff" style:text-line-through-style="none" style:text-line-through-type="none" style:font-name="JetBrains Mono" fo:letter-spacing="normal" fo:font-style="normal" style:text-underline-style="none" fo:font-weight="normal" style:text-blinking="false" loext:padding="0cm" loext:border="none"/>
    </style:style>
    <style:style style:name="T29" style:family="text">
      <style:text-properties fo:font-variant="normal" fo:text-transform="none" fo:color="#ffffff" style:text-line-through-style="none" style:text-line-through-type="none" style:font-name="JetBrains Mono" fo:font-size="10pt" fo:letter-spacing="normal" fo:font-style="normal" style:text-underline-style="none" fo:font-weight="normal" style:text-blinking="false" style:font-size-asian="10pt" style:font-size-complex="10pt" loext:padding="0cm" loext:border="none"/>
    </style:style>
    <style:style style:name="T30" style:family="text">
      <style:text-properties fo:font-variant="normal" fo:text-transform="none" fo:color="#ffffff" style:text-line-through-style="none" style:text-line-through-type="none" fo:font-size="9pt" fo:letter-spacing="normal" fo:font-style="normal" style:text-underline-style="none" fo:font-weight="normal" style:text-blinking="false" style:font-size-asian="9pt" style:font-size-complex="9pt" loext:padding="0cm" loext:border="none"/>
    </style:style>
    <style:style style:name="T31" style:family="text">
      <style:text-properties loext:padding="0cm" loext:border="none"/>
    </style:style>
    <style:style style:name="T32" style:family="text">
      <style:text-properties fo:color="#000088" fo:font-style="normal" fo:font-weight="normal" loext:padding="0cm" loext:border="none"/>
    </style:style>
    <style:style style:name="T33" style:family="text">
      <style:text-properties fo:font-style="normal" fo:font-weight="normal" loext:padding="0cm" loext:border="none"/>
    </style:style>
    <style:style style:name="T34" style:family="text">
      <style:text-properties fo:color="#660066" fo:font-style="normal" fo:font-weight="normal" loext:padding="0cm" loext:border="none"/>
    </style:style>
    <style:style style:name="T35" style:family="text">
      <style:text-properties fo:color="#666600" fo:font-style="normal" fo:font-weight="normal" loext:padding="0cm" loext:border="none"/>
    </style:style>
    <style:style style:name="T36" style:family="text">
      <style:text-properties fo:color="#008800" fo:font-style="normal" fo:font-weight="normal" loext:padding="0cm" loext:border="none"/>
    </style:style>
    <style:style style:name="T37" style:family="text">
      <style:text-properties fo:color="#000000" fo:font-weight="bold"/>
    </style:style>
    <style:style style:name="T38" style:family="text">
      <style:text-properties fo:color="#880000" fo:font-style="normal" fo:font-weight="normal" loext:padding="0cm" loext:border="none"/>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pan text:style-name="T8">1. </text:span>HTML - Overview</text:h>
      <text:p text:style-name="P101">HTML stands for <text:span text:style-name="T5">H</text:span>yper<text:span text:style-name="T5">t</text:span>ext <text:span text:style-name="T5">M</text:span>arkup <text:span text:style-name="T5">L</text:span>anguage, and it is the most widely used language to write Web Pages.</text:p>
      <text:list xml:id="list1420135738" text:style-name="L1">
        <text:list-item>
          <text:p text:style-name="P102"><text:span text:style-name="T1">Hypertext</text:span> refers to the way in which Web pages (HTML documents) are linked together. Thus, the link available on a webpage is called Hypertext.</text:p>
        </text:list-item>
        <text:list-item>
          <text:p text:style-name="P102">As its name suggests, HTML is a <text:span text:style-name="T1">Markup Language</text:span> which means you use HTML to simply "mark-up" a text document with tags that tell a Web browser how to structure it to display.</text:p>
        </text:list-item>
      </text:list>
      <text:p text:style-name="P101">Originally, HTML was developed with the intent of defining the structure of documents like headings, paragraphs, lists, and so forth to facilitate the sharing of scientific information between researchers.</text:p>
      <text:p text:style-name="P101">Now, HTML is being widely used to format web pages with the help of different tags available in HTML language.</text:p>
      <text:h text:style-name="P13" text:outline-level="2">Basic HTML Document</text:h>
      <text:p text:style-name="P101">In its simplest form, following is an example of an HTML document −</text:p>
      <text:p text:style-name="P46">&lt;!DOCTYPE html&gt;</text:p>
      <text:p text:style-name="P46">&lt;html&gt;</text:p>
      <text:p text:style-name="P46"/>
      <text:p text:style-name="P46"><text:s text:c="3"/>&lt;head&gt;</text:p>
      <text:p text:style-name="P46"><text:s text:c="6"/>&lt;title&gt;This is document title&lt;/title&gt;</text:p>
      <text:p text:style-name="P46"><text:s text:c="3"/>&lt;/head&gt;</text:p>
      <text:p text:style-name="P46"><text:s text:c="8"/></text:p>
      <text:p text:style-name="P46"><text:s text:c="3"/>&lt;body&gt;</text:p>
      <text:p text:style-name="P46"><text:s text:c="6"/>&lt;h1&gt;This is a heading&lt;/h1&gt;</text:p>
      <text:p text:style-name="P46"><text:s text:c="6"/>&lt;p&gt;Document content goes here.....&lt;/p&gt;</text:p>
      <text:p text:style-name="P46"><text:s text:c="3"/>&lt;/body&gt;</text:p>
      <text:p text:style-name="P46"><text:s text:c="8"/></text:p>
      <text:p text:style-name="P57">&lt;/html&gt;</text:p>
      <text:h text:style-name="P13" text:outline-level="2">HTML Tags</text:h>
      <text:p text:style-name="P101">As told earlier, HTML is a markup language and makes use of various tags to format the content. These tags are enclosed within angle braces <text:span text:style-name="T1">&lt;Tag Name&gt;</text:span>. Except few tags, most of the tags have their corresponding closing tags. For example, <text:span text:style-name="T1">&lt;html&gt;</text:span> has its closing tag <text:span text:style-name="T1">&lt;/html&gt;</text:span> and <text:span text:style-name="T1">&lt;body&gt;</text:span> tag has its closing tag <text:span text:style-name="T1">&lt;/body&gt;</text:span> tag etc.</text:p>
      <text:p text:style-name="P101"/>
      <text:p text:style-name="P101">Above example of HTML document uses the following tags −</text:p>
      <table:table table:name="Table1" table:style-name="Table1">
        <table:table-column table:style-name="Table1.A"/>
        <table:table-column table:style-name="Table1.B"/>
        <table:table-row table:style-name="TableLine94628490049536">
          <table:table-cell table:style-name="Table1.A1" office:value-type="string">
            <text:p text:style-name="P91">Sr.No</text:p>
          </table:table-cell>
          <table:table-cell table:style-name="Table1.A1" office:value-type="string">
            <text:p text:style-name="P92">Tag &amp; Description</text:p>
          </table:table-cell>
        </table:table-row>
        <table:table-row table:style-name="TableLine94628486706944">
          <table:table-cell table:style-name="Table1.A1" office:value-type="string">
            <text:p text:style-name="P80">1</text:p>
          </table:table-cell>
          <table:table-cell table:style-name="Table1.A1" office:value-type="string">
            <text:p text:style-name="P85"><text:span text:style-name="T1">&lt;!DOCTYPE...&gt;</text:span> </text:p>
            <text:p text:style-name="P85">This tag defines the document type and HTML version.</text:p>
          </table:table-cell>
        </table:table-row>
        <table:table-row table:style-name="TableLine94628487515648">
          <table:table-cell table:style-name="Table1.A1" office:value-type="string">
            <text:p text:style-name="P80">2</text:p>
          </table:table-cell>
          <table:table-cell table:style-name="Table1.A1" office:value-type="string">
            <text:p text:style-name="P85"><text:span text:style-name="T1">&lt;html&gt;</text:span> <text:soft-page-break/></text:p>
            <text:p text:style-name="P85">This tag encloses the complete HTML document and mainly comprises of document header which is represented by &lt;head&gt;...&lt;/head&gt; and document body which is represented by &lt;body&gt;...&lt;/body&gt; tags.</text:p>
          </table:table-cell>
        </table:table-row>
        <table:table-row table:style-name="TableLine94628433477728">
          <table:table-cell table:style-name="Table1.A1" office:value-type="string">
            <text:p text:style-name="P80">3</text:p>
          </table:table-cell>
          <table:table-cell table:style-name="Table1.A1" office:value-type="string">
            <text:p text:style-name="P85"><text:span text:style-name="T1">&lt;head&gt;</text:span> </text:p>
            <text:p text:style-name="P85">This tag represents the document's header which can keep other HTML tags like &lt;title&gt;, &lt;link&gt; etc.</text:p>
          </table:table-cell>
        </table:table-row>
        <table:table-row table:style-name="TableLine94628452643712">
          <table:table-cell table:style-name="Table1.A1" office:value-type="string">
            <text:p text:style-name="P80">4</text:p>
          </table:table-cell>
          <table:table-cell table:style-name="Table1.A1" office:value-type="string">
            <text:p text:style-name="P85"><text:span text:style-name="T1">&lt;title&gt;</text:span> </text:p>
            <text:p text:style-name="P85">The &lt;title&gt; tag is used inside the &lt;head&gt; tag to mention the document title.</text:p>
          </table:table-cell>
        </table:table-row>
        <table:table-row table:style-name="TableLine94628435337680">
          <table:table-cell table:style-name="Table1.A1" office:value-type="string">
            <text:p text:style-name="P80">5</text:p>
          </table:table-cell>
          <table:table-cell table:style-name="Table1.A1" office:value-type="string">
            <text:p text:style-name="P85"><text:span text:style-name="T1">&lt;body&gt;</text:span> </text:p>
            <text:p text:style-name="P85">This tag represents the document's body which keeps other HTML tags like &lt;h1&gt;, &lt;div&gt;, &lt;p&gt; etc.</text:p>
          </table:table-cell>
        </table:table-row>
        <table:table-row table:style-name="TableLine94628435798048">
          <table:table-cell table:style-name="Table1.A1" office:value-type="string">
            <text:p text:style-name="P80">6</text:p>
          </table:table-cell>
          <table:table-cell table:style-name="Table1.A1" office:value-type="string">
            <text:p text:style-name="P85"><text:span text:style-name="T1">&lt;h1&gt;</text:span> </text:p>
            <text:p text:style-name="P85">This tag represents the heading.</text:p>
          </table:table-cell>
        </table:table-row>
        <table:table-row table:style-name="TableLine94628456890720">
          <table:table-cell table:style-name="Table1.A1" office:value-type="string">
            <text:p text:style-name="P80">7</text:p>
          </table:table-cell>
          <table:table-cell table:style-name="Table1.A1" office:value-type="string">
            <text:p text:style-name="P85"><text:span text:style-name="T1">&lt;p&gt;</text:span> </text:p>
            <text:p text:style-name="P85">This tag represents a paragraph.</text:p>
          </table:table-cell>
        </table:table-row>
      </table:table>
      <text:p text:style-name="P101"/>
      <text:p text:style-name="P101">To learn HTML, you will need to study various tags and understand how they behave, while formatting a textual document. Learning HTML is simple as users have to learn the usage of different tags in order to format the text or images to make a beautiful webpage.</text:p>
      <text:p text:style-name="P101">World Wide Web Consortium (W3C) recommends to use lowercase tags starting from HTML 4.</text:p>
      <text:h text:style-name="P21" text:outline-level="2">HTML Document Structure</text:h>
      <text:p text:style-name="P101"><text:span text:style-name="T4">A typical HTML document</text:span> will have the following structure −</text:p>
      <text:p text:style-name="P46">&lt;html&gt;</text:p>
      <text:p text:style-name="P46"><text:s text:c="3"/></text:p>
      <text:p text:style-name="P46"><text:s text:c="3"/>&lt;head&gt;</text:p>
      <text:p text:style-name="P46"><text:s text:c="6"/>Document header related tags</text:p>
      <text:p text:style-name="P46"><text:s text:c="3"/>&lt;/head&gt;</text:p>
      <text:p text:style-name="P46"><text:s text:c="3"/></text:p>
      <text:p text:style-name="P46"><text:s text:c="3"/>&lt;body&gt;</text:p>
      <text:p text:style-name="P46"><text:s text:c="6"/>Document body related tags</text:p>
      <text:p text:style-name="P46"><text:s text:c="3"/>&lt;/body&gt;</text:p>
      <text:p text:style-name="P46"><text:s text:c="3"/></text:p>
      <text:p text:style-name="P57"><text:soft-page-break/>&lt;/html&gt;</text:p>
      <text:p text:style-name="P101">We will study all the header and body tags in subsequent chapters, but for now let's see what is document declaration tag.</text:p>
      <text:h text:style-name="P13" text:outline-level="2">The &lt;!DOCTYPE&gt; Declaration</text:h>
      <text:p text:style-name="P101">The &lt;!DOCTYPE&gt; declaration tag is used by the web browser to understand the version of the HTML used in the document. Current version of HTML is 5 and it makes use of the following declaration −</text:p>
      <text:p text:style-name="P57">&lt;!DOCTYPE html&gt;</text:p>
      <text:p text:style-name="P101">There are many other declaration types which can be used in HTML document depending on what version of HTML is being used. We will see more details on this while discussing &lt;!DOCTYPE...&gt; tag along with other HTML tags.</text:p>
      <text:p text:style-name="P77">------------------------------------------------------------------------</text:p>
      <text:h text:style-name="P1" text:outline-level="1"><text:span text:style-name="T8">2. </text:span>HTML - Elements</text:h>
      <text:p text:style-name="P101">An <text:span text:style-name="T1">HTML element</text:span> is defined by a starting tag. If the element contains other content, it ends with a closing tag, where the element name is preceded by a forward slash as shown below with few tags −</text:p>
      <table:table table:name="Table2" table:style-name="Table2">
        <table:table-column table:style-name="Table2.A"/>
        <table:table-column table:style-name="Table2.B"/>
        <table:table-column table:style-name="Table2.C"/>
        <table:table-row table:style-name="TableLine94628456562992">
          <table:table-cell table:style-name="Table2.A1" office:value-type="string">
            <text:p text:style-name="P92">Start Tag</text:p>
          </table:table-cell>
          <table:table-cell table:style-name="Table2.A1" office:value-type="string">
            <text:p text:style-name="P92">Content</text:p>
          </table:table-cell>
          <table:table-cell table:style-name="Table2.A1" office:value-type="string">
            <text:p text:style-name="P92">End Tag</text:p>
          </table:table-cell>
        </table:table-row>
        <table:table-row table:style-name="TableLine94628460506032">
          <table:table-cell table:style-name="Table2.A1" office:value-type="string">
            <text:p text:style-name="P80">&lt;p&gt;</text:p>
          </table:table-cell>
          <table:table-cell table:style-name="Table2.A1" office:value-type="string">
            <text:p text:style-name="P80">This is paragraph content.</text:p>
          </table:table-cell>
          <table:table-cell table:style-name="Table2.A1" office:value-type="string">
            <text:p text:style-name="P80">&lt;/p&gt;</text:p>
          </table:table-cell>
        </table:table-row>
        <table:table-row table:style-name="TableLine94628460236368">
          <table:table-cell table:style-name="Table2.A1" office:value-type="string">
            <text:p text:style-name="P80">&lt;h1&gt;</text:p>
          </table:table-cell>
          <table:table-cell table:style-name="Table2.A1" office:value-type="string">
            <text:p text:style-name="P80">This is heading content.</text:p>
          </table:table-cell>
          <table:table-cell table:style-name="Table2.A1" office:value-type="string">
            <text:p text:style-name="P80">&lt;/h1&gt;</text:p>
          </table:table-cell>
        </table:table-row>
        <table:table-row table:style-name="TableLine94628440498528">
          <table:table-cell table:style-name="Table2.A1" office:value-type="string">
            <text:p text:style-name="P80">&lt;div&gt;</text:p>
          </table:table-cell>
          <table:table-cell table:style-name="Table2.A1" office:value-type="string">
            <text:p text:style-name="P80">This is division content.</text:p>
          </table:table-cell>
          <table:table-cell table:style-name="Table2.A1" office:value-type="string">
            <text:p text:style-name="P80">&lt;/div&gt;</text:p>
          </table:table-cell>
        </table:table-row>
        <table:table-row table:style-name="TableLine94628474122448">
          <table:table-cell table:style-name="Table2.A1" office:value-type="string">
            <text:p text:style-name="P80">&lt;br /&gt;</text:p>
          </table:table-cell>
          <table:table-cell table:style-name="Table2.A1" office:value-type="string">
            <text:p text:style-name="P80"/>
          </table:table-cell>
          <table:table-cell table:style-name="Table2.A1" office:value-type="string">
            <text:p text:style-name="P80"/>
          </table:table-cell>
        </table:table-row>
      </table:table>
      <text:p text:style-name="P101">So here <text:span text:style-name="T1">&lt;p&gt;....&lt;/p&gt;</text:span> is an HTML element, <text:span text:style-name="T1">&lt;h1&gt;...&lt;/h1&gt;</text:span> is another HTML element. There are some HTML elements which don't need to be closed, such as <text:span text:style-name="T1">&lt;img.../&gt;</text:span>, <text:span text:style-name="T1">&lt;hr /&gt;</text:span> and <text:span text:style-name="T1">&lt;br /&gt;</text:span> elements. These are known as <text:span text:style-name="T1">void elements</text:span>.</text:p>
      <text:p text:style-name="P101">HTML documents consists of a tree of these elements and they specify how HTML documents should be built, and what kind of content should be placed in what part of an HTML document.</text:p>
      <text:h text:style-name="P21" text:outline-level="2">HTML Tag vs. Element</text:h>
      <text:p text:style-name="P101">An HTML element is defined by a <text:span text:style-name="T6">starting tag</text:span>. If the element contains other content, it ends with a <text:span text:style-name="T6">closing tag</text:span>.</text:p>
      <text:p text:style-name="P101">For example, <text:span text:style-name="T1">&lt;p&gt;</text:span> is starting tag of a paragraph and <text:span text:style-name="T1">&lt;/p&gt;</text:span> is closing tag of the same paragraph but <text:span text:style-name="T1">&lt;p&gt;This is paragraph&lt;/p&gt;</text:span> is a paragraph element.</text:p>
      <text:p text:style-name="P79">-------------------------------------------------------------------------</text:p>
      <text:h text:style-name="P2" text:outline-level="1"><text:soft-page-break/><text:span text:style-name="T9">3. </text:span>HTML - Basic Tags</text:h>
      <text:h text:style-name="P14" text:outline-level="2">Heading Tags</text:h>
      <text:p text:style-name="P103">Any document starts with a heading. You can use different sizes for your headings. HTML also has six levels of headings, which use the elements <text:span text:style-name="T1">&lt;h1&gt;, &lt;h2&gt;, &lt;h3&gt;, &lt;h4&gt;, &lt;h5&gt;,</text:span> and <text:span text:style-name="T1">&lt;h6&gt;</text:span>. While displaying any heading, browser adds one line before and one line after that heading.</text:p>
      <text:h text:style-name="P31" text:outline-level="3">Example</text:h>
      <text:p text:style-name="P47">&lt;!DOCTYPE html&gt;</text:p>
      <text:p text:style-name="P47">&lt;html&gt;</text:p>
      <text:p text:style-name="P47"/>
      <text:p text:style-name="P47"><text:s text:c="3"/>&lt;head&gt;</text:p>
      <text:p text:style-name="P47"><text:s text:c="6"/>&lt;title&gt;Heading Example&lt;/title&gt;</text:p>
      <text:p text:style-name="P47"><text:s text:c="3"/>&lt;/head&gt;</text:p>
      <text:p text:style-name="P47"><text:s text:c="8"/></text:p>
      <text:p text:style-name="P47"><text:s text:c="3"/>&lt;body&gt;</text:p>
      <text:p text:style-name="P47"><text:s text:c="6"/>&lt;h1&gt;This is heading 1&lt;/h1&gt;</text:p>
      <text:p text:style-name="P47"><text:s text:c="6"/>&lt;h2&gt;This is heading 2&lt;/h2&gt;</text:p>
      <text:p text:style-name="P47"><text:s text:c="6"/>&lt;h3&gt;This is heading 3&lt;/h3&gt;</text:p>
      <text:p text:style-name="P47"><text:s text:c="6"/>&lt;h4&gt;This is heading 4&lt;/h4&gt;</text:p>
      <text:p text:style-name="P47"><text:s text:c="6"/>&lt;h5&gt;This is heading 5&lt;/h5&gt;</text:p>
      <text:p text:style-name="P47"><text:s text:c="6"/>&lt;h6&gt;This is heading 6&lt;/h6&gt;</text:p>
      <text:p text:style-name="P47"><text:s text:c="3"/>&lt;/body&gt;</text:p>
      <text:p text:style-name="P47"><text:s text:c="8"/></text:p>
      <text:p text:style-name="P58">&lt;/html&gt;</text:p>
      <text:h text:style-name="P14" text:outline-level="2">Paragraph Tag</text:h>
      <text:p text:style-name="P103">The <text:span text:style-name="T1">&lt;p&gt;</text:span> tag offers a way to structure your text into different paragraphs. Each paragraph of text should go in between an opening &lt;p&gt; and a closing &lt;/p&gt; tag as shown below in the example −</text:p>
      <text:h text:style-name="P31" text:outline-level="3">Example</text:h>
      <text:p text:style-name="P47">&lt;!DOCTYPE html&gt;</text:p>
      <text:p text:style-name="P47">&lt;html&gt;</text:p>
      <text:p text:style-name="P47"/>
      <text:p text:style-name="P47"><text:s text:c="3"/>&lt;head&gt;</text:p>
      <text:p text:style-name="P47"><text:s text:c="6"/>&lt;title&gt;Paragraph Example&lt;/title&gt;</text:p>
      <text:p text:style-name="P47"><text:s text:c="3"/>&lt;/head&gt;</text:p>
      <text:p text:style-name="P47"><text:s text:c="8"/></text:p>
      <text:p text:style-name="P47"><text:s text:c="3"/>&lt;body&gt;</text:p>
      <text:p text:style-name="P47"><text:s text:c="6"/>&lt;p&gt;Here is a first paragraph of text.&lt;/p&gt;</text:p>
      <text:p text:style-name="P47"><text:s text:c="6"/>&lt;p&gt;Here is a second paragraph of text.&lt;/p&gt;</text:p>
      <text:p text:style-name="P47"><text:s text:c="6"/>&lt;p&gt;Here is a third paragraph of text.&lt;/p&gt;</text:p>
      <text:p text:style-name="P47"><text:s text:c="3"/>&lt;/body&gt;</text:p>
      <text:p text:style-name="P47"><text:s text:c="8"/></text:p>
      <text:p text:style-name="P58">&lt;/html&gt;</text:p>
      <text:h text:style-name="P14" text:outline-level="2"><text:soft-page-break/>Line Break Tag</text:h>
      <text:p text:style-name="P103">Whenever you use the <text:span text:style-name="T1">&lt;br /&gt;</text:span> element, anything following it starts from the next line. This tag is an example of an <text:span text:style-name="T1">empty</text:span> element, where you do not need opening and closing tags, as there is nothing to go in between them.</text:p>
      <text:p text:style-name="P103">The &lt;br /&gt; tag has a space between the characters <text:span text:style-name="T1">br</text:span> and the forward slash. If you omit this space, older browsers will have trouble rendering the line break, while if you miss the forward slash character and just use &lt;br&gt; it is not valid in XHTML.</text:p>
      <text:h text:style-name="P31" text:outline-level="3">Example</text:h>
      <text:p text:style-name="P103"/>
      <text:p text:style-name="P47">&lt;!DOCTYPE html&gt;</text:p>
      <text:p text:style-name="P47">&lt;html&gt;</text:p>
      <text:p text:style-name="P47"/>
      <text:p text:style-name="P47"><text:s text:c="3"/>&lt;head&gt;</text:p>
      <text:p text:style-name="P47"><text:s text:c="6"/>&lt;title&gt;Line Break <text:s/>Example&lt;/title&gt;</text:p>
      <text:p text:style-name="P47"><text:s text:c="3"/>&lt;/head&gt;</text:p>
      <text:p text:style-name="P47"><text:s text:c="8"/></text:p>
      <text:p text:style-name="P47"><text:s text:c="3"/>&lt;body&gt;</text:p>
      <text:p text:style-name="P47"><text:s text:c="6"/>&lt;p&gt;Hello&lt;br /&gt;</text:p>
      <text:p text:style-name="P47"><text:s text:c="9"/>You delivered your assignment ontime.&lt;br /&gt;</text:p>
      <text:p text:style-name="P47"><text:s text:c="9"/>Thanks&lt;br /&gt;</text:p>
      <text:p text:style-name="P47"><text:s text:c="9"/>Mahnaz&lt;/p&gt;</text:p>
      <text:p text:style-name="P47"><text:s text:c="3"/>&lt;/body&gt;</text:p>
      <text:p text:style-name="P47"><text:s text:c="8"/></text:p>
      <text:p text:style-name="P58">&lt;/html&gt;</text:p>
      <text:h text:style-name="P14" text:outline-level="2">Centering Content</text:h>
      <text:p text:style-name="P103">You can use <text:span text:style-name="T1">&lt;center&gt;</text:span> tag to put any content in the center of the page or any table cell.</text:p>
      <text:h text:style-name="P31" text:outline-level="3">Example</text:h>
      <text:p text:style-name="P103"/>
      <text:p text:style-name="P47">&lt;!DOCTYPE html&gt;</text:p>
      <text:p text:style-name="P47">&lt;html&gt;</text:p>
      <text:p text:style-name="P47"/>
      <text:p text:style-name="P47"><text:s text:c="3"/>&lt;head&gt;</text:p>
      <text:p text:style-name="P47"><text:s text:c="6"/>&lt;title&gt;Centring Content Example&lt;/title&gt;</text:p>
      <text:p text:style-name="P47"><text:s text:c="3"/>&lt;/head&gt;</text:p>
      <text:p text:style-name="P47"><text:s text:c="8"/></text:p>
      <text:p text:style-name="P47"><text:s text:c="3"/>&lt;body&gt;</text:p>
      <text:p text:style-name="P47"><text:s text:c="6"/>&lt;p&gt;This text is not in the center.&lt;/p&gt;</text:p>
      <text:p text:style-name="P47"><text:s text:c="6"/></text:p>
      <text:p text:style-name="P47"><text:s text:c="6"/>&lt;center&gt;</text:p>
      <text:p text:style-name="P47"><text:s text:c="9"/>&lt;p&gt;This text is in the center.&lt;/p&gt;</text:p>
      <text:p text:style-name="P47"><text:s text:c="6"/>&lt;/center&gt;</text:p>
      <text:p text:style-name="P47"><text:s text:c="3"/>&lt;/body&gt;</text:p>
      <text:p text:style-name="P47"><text:s text:c="8"/></text:p>
      <text:p text:style-name="P58"><text:soft-page-break/>&lt;/html&gt;</text:p>
      <text:h text:style-name="P14" text:outline-level="2">Horizontal Lines</text:h>
      <text:p text:style-name="P103">Horizontal lines are used to visually break-up sections of a document. The <text:span text:style-name="T1">&lt;hr&gt;</text:span> tag creates a line from the current position in the document to the right margin and breaks the line accordingly.</text:p>
      <text:p text:style-name="P103">For example, you may want to give a line between two paragraphs as in the given example below −</text:p>
      <text:h text:style-name="P31" text:outline-level="3">Example</text:h>
      <text:p text:style-name="P103"/>
      <text:p text:style-name="P47">&lt;!DOCTYPE html&gt;</text:p>
      <text:p text:style-name="P47">&lt;html&gt;</text:p>
      <text:p text:style-name="P47"/>
      <text:p text:style-name="P47"><text:s text:c="3"/>&lt;head&gt;</text:p>
      <text:p text:style-name="P47"><text:s text:c="6"/>&lt;title&gt;Horizontal Line Example&lt;/title&gt;</text:p>
      <text:p text:style-name="P47"><text:s text:c="3"/>&lt;/head&gt;</text:p>
      <text:p text:style-name="P47"><text:s text:c="8"/></text:p>
      <text:p text:style-name="P47"><text:s text:c="3"/>&lt;body&gt;</text:p>
      <text:p text:style-name="P47"><text:s text:c="6"/>&lt;p&gt;This is paragraph one and should be on top&lt;/p&gt;</text:p>
      <text:p text:style-name="P47"><text:s text:c="6"/>&lt;hr /&gt;</text:p>
      <text:p text:style-name="P47"><text:s text:c="6"/>&lt;p&gt;This is paragraph two and should be at bottom&lt;/p&gt;</text:p>
      <text:p text:style-name="P47"><text:s text:c="3"/>&lt;/body&gt;</text:p>
      <text:p text:style-name="P47"><text:s text:c="8"/></text:p>
      <text:p text:style-name="P58">&lt;/html&gt;</text:p>
      <text:h text:style-name="P14" text:outline-level="2">Preserve Formatting</text:h>
      <text:p text:style-name="P103">Sometimes, you want your text to follow the exact format of how it is written in the HTML document. In these cases, you can use the preformatted tag <text:span text:style-name="T1">&lt;pre&gt;</text:span>.</text:p>
      <text:p text:style-name="P103">Any text between the opening <text:span text:style-name="T1">&lt;pre&gt;</text:span> tag and the closing <text:span text:style-name="T1">&lt;/pre&gt;</text:span> tag will preserve the formatting of the source document.</text:p>
      <text:h text:style-name="P31" text:outline-level="3">Example</text:h>
      <text:p text:style-name="P103"/>
      <text:p text:style-name="P47">&lt;!DOCTYPE html&gt;</text:p>
      <text:p text:style-name="P47">&lt;html&gt;</text:p>
      <text:p text:style-name="P47"/>
      <text:p text:style-name="P47"><text:s text:c="3"/>&lt;head&gt;</text:p>
      <text:p text:style-name="P47"><text:s text:c="6"/>&lt;title&gt;Preserve Formatting Example&lt;/title&gt;</text:p>
      <text:p text:style-name="P47"><text:s text:c="3"/>&lt;/head&gt;</text:p>
      <text:p text:style-name="P47"><text:s text:c="8"/></text:p>
      <text:p text:style-name="P47"><text:s text:c="3"/>&lt;body&gt;</text:p>
      <text:p text:style-name="P47"><text:s text:c="6"/>&lt;pre&gt;</text:p>
      <text:p text:style-name="P47"><text:s text:c="9"/>function testFunction( strText ){</text:p>
      <text:p text:style-name="P47"><text:s text:c="12"/>alert (strText)</text:p>
      <text:p text:style-name="P47"><text:s text:c="9"/>}</text:p>
      <text:p text:style-name="P47"><text:soft-page-break/><text:s text:c="6"/>&lt;/pre&gt;</text:p>
      <text:p text:style-name="P47"><text:s text:c="3"/>&lt;/body&gt;</text:p>
      <text:p text:style-name="P47"><text:s text:c="8"/></text:p>
      <text:p text:style-name="P58">&lt;/html&gt;</text:p>
      <text:h text:style-name="P22" text:outline-level="2"><text:span text:style-name="T4">Nonbreaking Space</text:span>s</text:h>
      <text:p text:style-name="P103">Suppose you want to use the phrase "12 Angry Men." Here, you would not want a browser to split the "12, Angry" and "Men" across two lines −</text:p>
      <text:p text:style-name="P58">An example of this technique appears in the movie "12 Angry Men."</text:p>
      <text:p text:style-name="P103">In cases, where you do not want the client browser to break text, you should use a nonbreaking space entity <text:span text:style-name="T1">&amp;nbsp;</text:span> instead of a normal space. For example, when coding the "12 Angry Men" in a paragraph, you should use something similar to the following code −</text:p>
      <text:h text:style-name="P31" text:outline-level="3">Example</text:h>
      <text:p text:style-name="P103"/>
      <text:p text:style-name="P47">&lt;!DOCTYPE html&gt;</text:p>
      <text:p text:style-name="P47">&lt;html&gt;</text:p>
      <text:p text:style-name="P47"/>
      <text:p text:style-name="P47"><text:s text:c="3"/>&lt;head&gt;</text:p>
      <text:p text:style-name="P47"><text:s text:c="6"/>&lt;title&gt;Nonbreaking Spaces Example&lt;/title&gt;</text:p>
      <text:p text:style-name="P47"><text:s text:c="3"/>&lt;/head&gt;</text:p>
      <text:p text:style-name="P47"><text:s text:c="8"/></text:p>
      <text:p text:style-name="P47"><text:s text:c="3"/>&lt;body&gt;</text:p>
      <text:p text:style-name="P47"><text:s text:c="6"/>&lt;p&gt;An example of this technique appears in the movie "12&amp;nbsp;Angry&amp;nbsp;Men."&lt;/p&gt;</text:p>
      <text:p text:style-name="P47"><text:s text:c="3"/>&lt;/body&gt;</text:p>
      <text:p text:style-name="P47"><text:s text:c="8"/></text:p>
      <text:p text:style-name="P58">&lt;/html&gt;</text:p>
      <text:p text:style-name="P78">----------------------------------------------------------------------------------</text:p>
      <text:h text:style-name="P6" text:outline-level="1"><text:span text:style-name="T11">4. </text:span>HTML – Attributes:</text:h>
      <text:p text:style-name="P107">An attribute is used to define the characteristics of an HTML element and is placed inside the element's opening tag. All attributes are made up of two parts − a <text:span text:style-name="T1">name</text:span> and a <text:span text:style-name="T1">value</text:span></text:p>
      <text:list xml:id="list3112748692" text:style-name="L2">
        <text:list-item>
          <text:p text:style-name="P108">The <text:span text:style-name="T1">name</text:span> is the property you want to set. For example, the paragraph <text:span text:style-name="T1">&lt;p&gt;</text:span> element in the example carries an attribute whose name is <text:span text:style-name="T1">align</text:span>, which you can use to indicate the alignment of paragraph on the page.</text:p>
        </text:list-item>
        <text:list-item>
          <text:p text:style-name="P108">The <text:span text:style-name="T1">value</text:span> is what you want the value of the property to be set and always put within quotations. The below example shows three possible values of align attribute: <text:span text:style-name="T1">left, center</text:span> and <text:span text:style-name="T1">right</text:span>.</text:p>
        </text:list-item>
      </text:list>
      <text:p text:style-name="P99">Example:</text:p>
      <text:p text:style-name="P107"><text:span text:style-name="T10"><text:line-break/></text:span><text:span text:style-name="T2">&lt;!DOCTYPE html&gt; </text:span></text:p>
      <text:p text:style-name="P55">&lt;html&gt;</text:p>
      <text:p text:style-name="P55"><text:soft-page-break/><text:s/></text:p>
      <text:p text:style-name="P55"><text:s text:c="3"/>&lt;head&gt; </text:p>
      <text:p text:style-name="P55"><text:s text:c="6"/>&lt;title&gt;Align Attribute <text:s/>Example&lt;/title&gt; </text:p>
      <text:p text:style-name="P55"><text:s text:c="3"/>&lt;/head&gt;</text:p>
      <text:p text:style-name="P55"><text:s text:c="8"/></text:p>
      <text:p text:style-name="P55"><text:s text:c="3"/>&lt;body&gt; </text:p>
      <text:p text:style-name="P55"><text:s text:c="6"/>&lt;p align = "left"&gt;This is left aligned&lt;/p&gt; </text:p>
      <text:p text:style-name="P55"><text:s text:c="6"/>&lt;p align = "center"&gt;This is center aligned&lt;/p&gt; </text:p>
      <text:p text:style-name="P55"><text:s text:c="6"/>&lt;p align = "right"&gt;This is right aligned&lt;/p&gt; </text:p>
      <text:p text:style-name="P55"><text:s text:c="3"/>&lt;/body&gt;</text:p>
      <text:p text:style-name="P55"><text:s text:c="8"/></text:p>
      <text:p text:style-name="P65">&lt;/html&gt;</text:p>
      <text:h text:style-name="P11" text:outline-level="2">Core Attributes</text:h>
      <text:p text:style-name="P107">The four core attributes that can be used on the majority of HTML elements (although not all) are −</text:p>
      <text:list xml:id="list1020154509" text:style-name="L6">
        <text:list-item>
          <text:p text:style-name="P122">Id </text:p>
        </text:list-item>
        <text:list-item>
          <text:p text:style-name="P122">Title </text:p>
        </text:list-item>
        <text:list-item>
          <text:p text:style-name="P122">Class </text:p>
        </text:list-item>
        <text:list-item>
          <text:p text:style-name="P116">Style </text:p>
        </text:list-item>
      </text:list>
      <text:h text:style-name="P34" text:outline-level="3">The Id Attribute</text:h>
      <text:p text:style-name="P107">The <text:span text:style-name="T1">id</text:span> attribute of an HTML tag can be used to uniquely identify any element within an HTML page. There are two primary reasons that you might want to use an id attribute on an element −</text:p>
      <text:list xml:id="list614151031" text:style-name="L7">
        <text:list-item>
          <text:p text:style-name="P109">If an element carries an id attribute as a unique identifier, it is possible to identify just that element and its content.</text:p>
        </text:list-item>
        <text:list-item>
          <text:p text:style-name="P109">If you have two elements of the same name within a Web page (or style sheet), you can use the id attribute to distinguish between elements that have the same name.</text:p>
        </text:list-item>
      </text:list>
      <text:p text:style-name="P107">We will discuss style sheet in separate tutorial. For now, let's use the id attribute to distinguish between two paragraph elements as shown below.</text:p>
      <text:p text:style-name="P118">Example</text:p>
      <text:p text:style-name="P55">&lt;p id = "html"&gt;This para explains what is HTML&lt;/p&gt;</text:p>
      <text:p text:style-name="P65">&lt;p id = "css"&gt;This para explains what is Cascading Style Sheet&lt;/p&gt;</text:p>
      <text:h text:style-name="P29" text:outline-level="3">The title Attribute</text:h>
      <text:p text:style-name="P107">The <text:span text:style-name="T1">title</text:span> attribute gives a suggested title for the element. They syntax for the <text:span text:style-name="T1">title</text:span> attribute is similar as explained for <text:span text:style-name="T1">id</text:span> attribute −</text:p>
      <text:p text:style-name="P107">The behavior of this attribute will depend upon the element that carries it, although it is often displayed as a tooltip when cursor comes over the element or while the element is loading.</text:p>
      <text:p text:style-name="P118">Example</text:p>
      <text:p text:style-name="P44">&lt;!DOCTYPE html&gt;</text:p>
      <text:p text:style-name="P51">&lt;html&gt;</text:p>
      <text:p text:style-name="P51"><text:soft-page-break/></text:p>
      <text:p text:style-name="P51"><text:s text:c="3"/>&lt;head&gt;</text:p>
      <text:p text:style-name="P51"><text:s text:c="6"/>&lt;title&gt;The title Attribute Example&lt;/title&gt;</text:p>
      <text:p text:style-name="P51"><text:s text:c="3"/>&lt;/head&gt;</text:p>
      <text:p text:style-name="P51"><text:s text:c="8"/></text:p>
      <text:p text:style-name="P51"><text:s text:c="3"/>&lt;body&gt;</text:p>
      <text:p text:style-name="P51"><text:s text:c="6"/>&lt;h3 title = "Hello HTML!"&gt;Titled Heading Tag Example&lt;/h3&gt;</text:p>
      <text:p text:style-name="P51"><text:s text:c="3"/>&lt;/body&gt;</text:p>
      <text:p text:style-name="P51"><text:s text:c="8"/></text:p>
      <text:p text:style-name="P61">&lt;/html&gt;</text:p>
      <text:h text:style-name="P29" text:outline-level="3">The class Attribute</text:h>
      <text:p text:style-name="P107">The <text:span text:style-name="T1">class</text:span> attribute is used to associate an element with a style sheet, and specifies the class of element. You will learn more about the use of the class attribute when you will learn Cascading Style Sheet (CSS). So for now you can avoid it.</text:p>
      <text:p text:style-name="P107">The value of the attribute may also be a space-separated list of class names. For example −</text:p>
      <text:p text:style-name="P61">class = "className1 className2 className3"</text:p>
      <text:h text:style-name="P34" text:outline-level="3">The style Attribute</text:h>
      <text:p text:style-name="P107">The style attribute allows you to specify Cascading Style Sheet (CSS) rules within the element.</text:p>
      <text:p text:style-name="P99">Example:</text:p>
      <text:p text:style-name="P44">&lt;!DOCTYPE html&gt;</text:p>
      <text:p text:style-name="P51">&lt;html&gt;</text:p>
      <text:p text:style-name="P51"/>
      <text:p text:style-name="P51"><text:s text:c="3"/>&lt;head&gt;</text:p>
      <text:p text:style-name="P51"><text:s text:c="6"/>&lt;title&gt;The style Attribute&lt;/title&gt;</text:p>
      <text:p text:style-name="P51"><text:s text:c="3"/>&lt;/head&gt;</text:p>
      <text:p text:style-name="P51"><text:s text:c="8"/></text:p>
      <text:p text:style-name="P51"><text:s text:c="3"/>&lt;body&gt;</text:p>
      <text:p text:style-name="P51"><text:s text:c="6"/>&lt;p style = "font-family:arial; color:#FF0000;"&gt;Some text...&lt;/p&gt;</text:p>
      <text:p text:style-name="P51"><text:s text:c="3"/>&lt;/body&gt;</text:p>
      <text:p text:style-name="P51"><text:s text:c="8"/></text:p>
      <text:p text:style-name="P61">&lt;/html&gt;</text:p>
      <text:h text:style-name="P11" text:outline-level="2">Internationalization Attributes</text:h>
      <text:p text:style-name="P107">There are three internationalization attributes, which are available for most (although not all) XHTML elements.</text:p>
      <text:list xml:id="list2597587279" text:style-name="L8">
        <text:list-item>
          <text:p text:style-name="P123">dir </text:p>
        </text:list-item>
        <text:list-item>
          <text:p text:style-name="P123">lang </text:p>
        </text:list-item>
        <text:list-item>
          <text:p text:style-name="P110">xml:lang </text:p>
        </text:list-item>
      </text:list>
      <text:h text:style-name="P39" text:outline-level="3"><text:soft-page-break/>The dir Attribute</text:h>
      <text:p text:style-name="P107">The <text:span text:style-name="T1">dir</text:span> attribute allows you to indicate to the browser about the direction in which the text should flow. The dir attribute can take one of two values, as you can see in the table that follows −</text:p>
      <table:table table:name="Table3" table:style-name="Table3">
        <table:table-column table:style-name="Table3.A"/>
        <table:table-column table:style-name="Table3.B"/>
        <table:table-row table:style-name="TableLine94628491022064">
          <table:table-cell table:style-name="Table3.A1" office:value-type="string">
            <text:p text:style-name="P95">Value</text:p>
          </table:table-cell>
          <table:table-cell table:style-name="Table3.A1" office:value-type="string">
            <text:p text:style-name="P95">Meaning</text:p>
          </table:table-cell>
        </table:table-row>
        <table:table-row table:style-name="TableLine94628432664544">
          <table:table-cell table:style-name="Table3.A1" office:value-type="string">
            <text:p text:style-name="P81">ltr</text:p>
          </table:table-cell>
          <table:table-cell table:style-name="Table3.A1" office:value-type="string">
            <text:p text:style-name="P81">Left to right (the default value)</text:p>
          </table:table-cell>
        </table:table-row>
        <table:table-row table:style-name="TableLine94628478655488">
          <table:table-cell table:style-name="Table3.A1" office:value-type="string">
            <text:p text:style-name="P81">rtl</text:p>
          </table:table-cell>
          <table:table-cell table:style-name="Table3.A1" office:value-type="string">
            <text:p text:style-name="P81">Right to left (for languages such as Hebrew or Arabic that are read right to left)</text:p>
          </table:table-cell>
        </table:table-row>
      </table:table>
      <text:p text:style-name="P99"/>
      <text:p text:style-name="P119">Example:</text:p>
      <text:p text:style-name="P44">&lt;!DOCTYPE html&gt;</text:p>
      <text:p text:style-name="P51">&lt;html dir = "rtl"&gt;</text:p>
      <text:p text:style-name="P51"/>
      <text:p text:style-name="P51"><text:s text:c="3"/>&lt;head&gt;</text:p>
      <text:p text:style-name="P51"><text:s text:c="6"/>&lt;title&gt;Display Directions&lt;/title&gt;</text:p>
      <text:p text:style-name="P51"><text:s text:c="3"/>&lt;/head&gt;</text:p>
      <text:p text:style-name="P51"><text:s text:c="8"/></text:p>
      <text:p text:style-name="P51"><text:s text:c="3"/>&lt;body&gt;</text:p>
      <text:p text:style-name="P51"><text:s text:c="6"/>This is how IE 5 renders right-to-left directed text.</text:p>
      <text:p text:style-name="P51"><text:s text:c="3"/>&lt;/body&gt;</text:p>
      <text:p text:style-name="P51"><text:s text:c="8"/></text:p>
      <text:p text:style-name="P61">&lt;/html&gt;</text:p>
      <text:h text:style-name="P38" text:outline-level="3">The lang Attribute</text:h>
      <text:p text:style-name="P107">The <text:span text:style-name="T1">lang</text:span> attribute allows you to indicate the main language used in a document, but this attribute was kept in HTML only for backwards compatibility with earlier versions of HTML. This attribute has been replaced by the <text:span text:style-name="T1">xml:lang</text:span> attribute in new XHTML documents.</text:p>
      <text:p text:style-name="P117">Example</text:p>
      <text:p text:style-name="P51">&lt;!DOCTYPE html&gt;</text:p>
      <text:p text:style-name="P51">&lt;html lang = "en"&gt;</text:p>
      <text:p text:style-name="P51"/>
      <text:p text:style-name="P51"><text:s text:c="3"/>&lt;head&gt;</text:p>
      <text:p text:style-name="P51"><text:s text:c="6"/>&lt;title&gt;English Language Page&lt;/title&gt;</text:p>
      <text:p text:style-name="P51"><text:s text:c="3"/>&lt;/head&gt;</text:p>
      <text:p text:style-name="P51"/>
      <text:p text:style-name="P51"><text:s text:c="3"/>&lt;body&gt;</text:p>
      <text:p text:style-name="P51"><text:s text:c="6"/>This page is using English Language</text:p>
      <text:p text:style-name="P51"><text:s text:c="3"/>&lt;/body&gt;</text:p>
      <text:p text:style-name="P51"/>
      <text:p text:style-name="P61">&lt;/html&gt;</text:p>
      <text:h text:style-name="P11" text:outline-level="2"><text:soft-page-break/>The xml:lang Attribute</text:h>
      <text:p text:style-name="P107">The <text:span text:style-name="T6">xml:lang</text:span> attribute is the XHTML replacement for the <text:span text:style-name="T6">lang</text:span> attribute. The value of the <text:span text:style-name="T6">xml:lang</text:span> attribute should be an ISO-639 country code as mentioned in previous section.</text:p>
      <text:h text:style-name="P39" text:outline-level="3">Generic Attributes</text:h>
      <text:p text:style-name="P111">Here's a table of some other attributes that are readily usable with many of the HTML tags.</text:p>
      <table:table table:name="Table4" table:style-name="Table4">
        <table:table-column table:style-name="Table4.A"/>
        <table:table-column table:style-name="Table4.B"/>
        <table:table-column table:style-name="Table4.C"/>
        <table:table-row table:style-name="TableLine94628488524544">
          <table:table-cell table:style-name="Table4.A1" office:value-type="string">
            <text:p text:style-name="P93">Attribute</text:p>
          </table:table-cell>
          <table:table-cell table:style-name="Table4.A1" office:value-type="string">
            <text:p text:style-name="P93">Options</text:p>
          </table:table-cell>
          <table:table-cell table:style-name="Table4.A1" office:value-type="string">
            <text:p text:style-name="P93">Function</text:p>
          </table:table-cell>
        </table:table-row>
        <table:table-row table:style-name="TableLine94628475863040">
          <table:table-cell table:style-name="Table4.A1" office:value-type="string">
            <text:p text:style-name="P82">align</text:p>
          </table:table-cell>
          <table:table-cell table:style-name="Table4.A1" office:value-type="string">
            <text:p text:style-name="P82">right, left, center</text:p>
          </table:table-cell>
          <table:table-cell table:style-name="Table4.A1" office:value-type="string">
            <text:p text:style-name="P82">Horizontally aligns tags</text:p>
          </table:table-cell>
        </table:table-row>
        <table:table-row table:style-name="TableLine94628485078272">
          <table:table-cell table:style-name="Table4.A1" office:value-type="string">
            <text:p text:style-name="P82">valign</text:p>
          </table:table-cell>
          <table:table-cell table:style-name="Table4.A1" office:value-type="string">
            <text:p text:style-name="P82">top, middle, bottom</text:p>
          </table:table-cell>
          <table:table-cell table:style-name="Table4.A1" office:value-type="string">
            <text:p text:style-name="P82">Vertically aligns tags within an HTML element.</text:p>
          </table:table-cell>
        </table:table-row>
        <table:table-row table:style-name="TableLine94628478833408">
          <table:table-cell table:style-name="Table4.A1" office:value-type="string">
            <text:p text:style-name="P82">bgcolor</text:p>
          </table:table-cell>
          <table:table-cell table:style-name="Table4.A1" office:value-type="string">
            <text:p text:style-name="P82">numeric, hexidecimal, RGB values</text:p>
          </table:table-cell>
          <table:table-cell table:style-name="Table4.A1" office:value-type="string">
            <text:p text:style-name="P82">Places a background color behind an element</text:p>
          </table:table-cell>
        </table:table-row>
        <table:table-row table:style-name="TableLine94628481109520">
          <table:table-cell table:style-name="Table4.A1" office:value-type="string">
            <text:p text:style-name="P82">background</text:p>
          </table:table-cell>
          <table:table-cell table:style-name="Table4.A1" office:value-type="string">
            <text:p text:style-name="P82">URL</text:p>
          </table:table-cell>
          <table:table-cell table:style-name="Table4.A1" office:value-type="string">
            <text:p text:style-name="P82">Places a background image behind an element</text:p>
          </table:table-cell>
        </table:table-row>
        <table:table-row table:style-name="TableLine94628490332608">
          <table:table-cell table:style-name="Table4.A1" office:value-type="string">
            <text:p text:style-name="P82">id</text:p>
          </table:table-cell>
          <table:table-cell table:style-name="Table4.A1" office:value-type="string">
            <text:p text:style-name="P82">User Defined</text:p>
          </table:table-cell>
          <table:table-cell table:style-name="Table4.A1" office:value-type="string">
            <text:p text:style-name="P82">Names an element for use with Cascading Style Sheets.</text:p>
          </table:table-cell>
        </table:table-row>
        <table:table-row table:style-name="TableLine94628493825024">
          <table:table-cell table:style-name="Table4.A1" office:value-type="string">
            <text:p text:style-name="P82">class</text:p>
          </table:table-cell>
          <table:table-cell table:style-name="Table4.A1" office:value-type="string">
            <text:p text:style-name="P82">User Defined</text:p>
          </table:table-cell>
          <table:table-cell table:style-name="Table4.A1" office:value-type="string">
            <text:p text:style-name="P82">Classifies an element for use with Cascading Style Sheets.</text:p>
          </table:table-cell>
        </table:table-row>
        <table:table-row table:style-name="TableLine94628478518784">
          <table:table-cell table:style-name="Table4.A1" office:value-type="string">
            <text:p text:style-name="P82">width</text:p>
          </table:table-cell>
          <table:table-cell table:style-name="Table4.A1" office:value-type="string">
            <text:p text:style-name="P82">Numeric Value</text:p>
          </table:table-cell>
          <table:table-cell table:style-name="Table4.A1" office:value-type="string">
            <text:p text:style-name="P82">Specifies the width of tables, images, or table cells.</text:p>
          </table:table-cell>
        </table:table-row>
        <table:table-row table:style-name="TableLine94628488321792">
          <table:table-cell table:style-name="Table4.A1" office:value-type="string">
            <text:p text:style-name="P82">height</text:p>
          </table:table-cell>
          <table:table-cell table:style-name="Table4.A1" office:value-type="string">
            <text:p text:style-name="P82">Numeric Value</text:p>
          </table:table-cell>
          <table:table-cell table:style-name="Table4.A1" office:value-type="string">
            <text:p text:style-name="P82">Specifies the height of tables, images, or table cells.</text:p>
          </table:table-cell>
        </table:table-row>
        <table:table-row table:style-name="TableLine94628476465920">
          <table:table-cell table:style-name="Table4.A1" office:value-type="string">
            <text:p text:style-name="P82">title</text:p>
          </table:table-cell>
          <table:table-cell table:style-name="Table4.A1" office:value-type="string">
            <text:p text:style-name="P82">User Defined</text:p>
          </table:table-cell>
          <table:table-cell table:style-name="Table4.A1" office:value-type="string">
            <text:p text:style-name="P82">"Pop-up" title of the elements.</text:p>
          </table:table-cell>
        </table:table-row>
      </table:table>
      <text:p text:style-name="P99"/>
      <text:p text:style-name="P99">----------------------------------------------------------------------------------</text:p>
      <text:h text:style-name="P3" text:outline-level="1"><text:span text:style-name="T12">5. </text:span>HTML - Comments</text:h>
      <text:p text:style-name="P104">Comment is a piece of code which is ignored by any web browser. It is a good practice to add comments into your HTML code, especially in complex documents, to indicate sections of a document, and any other notes to anyone looking at the code. Comments help you and others understand your code and increases code readability.</text:p>
      <text:p text:style-name="P104">HTML comments are placed in between <text:span text:style-name="T1">&lt;!-- ... --&gt;</text:span> tags. So, any content placed with-in &lt;!-- ... --&gt; tags will be treated as comment and will be completely ignored by the browser.</text:p>
      <text:h text:style-name="P40" text:outline-level="3">Example</text:h>
      <text:p text:style-name="P48">&lt;!DOCTYPE html&gt;</text:p>
      <text:p text:style-name="P48">&lt;html&gt;</text:p>
      <text:p text:style-name="P48"/>
      <text:p text:style-name="P48"><text:s text:c="3"/>&lt;head&gt; <text:s/>&lt;!-- Document Header Starts --&gt;</text:p>
      <text:p text:style-name="P48"><text:s text:c="6"/>&lt;title&gt;This is document title&lt;/title&gt;</text:p>
      <text:p text:style-name="P48"><text:s text:c="3"/>&lt;/head&gt; &lt;!-- Document Header Ends --&gt;</text:p>
      <text:p text:style-name="P48"><text:s text:c="8"/></text:p>
      <text:p text:style-name="P48"><text:s text:c="3"/>&lt;body&gt;</text:p>
      <text:p text:style-name="P48"><text:s text:c="6"/>&lt;p&gt;Document content goes here.....&lt;/p&gt;</text:p>
      <text:p text:style-name="P48"><text:soft-page-break/><text:s text:c="3"/>&lt;/body&gt;</text:p>
      <text:p text:style-name="P48"><text:s text:c="8"/></text:p>
      <text:p text:style-name="P59">&lt;/html&gt;</text:p>
      <text:h text:style-name="P15" text:outline-level="2">Valid vs Invalid Comments</text:h>
      <text:p text:style-name="P104">Comments do not nest which means a comment cannot be put inside another comment. Second the double-dash sequence "--" may not appear inside a comment except as part of the closing --&gt; tag. You must also make sure that there are no spaces in the start-of comment string.</text:p>
      <text:h text:style-name="P40" text:outline-level="3">Example</text:h>
      <text:p text:style-name="P104">Here, the given comment is a valid comment and will be wiped off by the browser.</text:p>
      <text:p text:style-name="P48">&lt;!DOCTYPE html&gt;</text:p>
      <text:p text:style-name="P48">&lt;html&gt;</text:p>
      <text:p text:style-name="P48"/>
      <text:p text:style-name="P48"><text:s text:c="3"/>&lt;head&gt;</text:p>
      <text:p text:style-name="P48"><text:s text:c="6"/>&lt;title&gt;Valid Comment Example&lt;/title&gt;</text:p>
      <text:p text:style-name="P48"><text:s text:c="3"/>&lt;/head&gt;</text:p>
      <text:p text:style-name="P48"><text:s text:c="8"/></text:p>
      <text:p text:style-name="P48"><text:s text:c="3"/>&lt;body&gt;</text:p>
      <text:p text:style-name="P48"><text:s text:c="6"/>&lt;!-- <text:s text:c="2"/>This is valid comment --&gt;</text:p>
      <text:p text:style-name="P48"><text:s text:c="6"/>&lt;p&gt;Document content goes here.....&lt;/p&gt;</text:p>
      <text:p text:style-name="P48"><text:s text:c="3"/>&lt;/body&gt;</text:p>
      <text:p text:style-name="P48"><text:s text:c="8"/></text:p>
      <text:p text:style-name="P59">&lt;/html&gt;</text:p>
      <text:p text:style-name="P104">But, following line is not a valid comment and will be displayed by the browser. This is because there is a space between the left angle bracket and the exclamation mark.</text:p>
      <text:p text:style-name="P48">&lt;!DOCTYPE html&gt;</text:p>
      <text:p text:style-name="P48">&lt;html&gt;</text:p>
      <text:p text:style-name="P48"/>
      <text:p text:style-name="P48"><text:s text:c="3"/>&lt;head&gt; <text:s/></text:p>
      <text:p text:style-name="P48"><text:s text:c="6"/>&lt;title&gt;Invalid Comment Example&lt;/title&gt;</text:p>
      <text:p text:style-name="P48"><text:s text:c="3"/>&lt;/head&gt;</text:p>
      <text:p text:style-name="P48"><text:s text:c="8"/></text:p>
      <text:p text:style-name="P48"><text:s text:c="3"/>&lt;body&gt;</text:p>
      <text:p text:style-name="P48"><text:s text:c="6"/>&lt; !-- <text:s text:c="2"/>This is not a valid comment --&gt;</text:p>
      <text:p text:style-name="P48"><text:s text:c="6"/>&lt;p&gt;Document content goes here.....&lt;/p&gt;</text:p>
      <text:p text:style-name="P48"><text:s text:c="3"/>&lt;/body&gt;</text:p>
      <text:p text:style-name="P48"><text:s text:c="8"/></text:p>
      <text:p text:style-name="P59">&lt;/html&gt;</text:p>
      <text:h text:style-name="P15" text:outline-level="2">Multiline Comments</text:h>
      <text:p text:style-name="P104">So far we have seen single line comments, but HTML supports multi-line comments as well.</text:p>
      <text:p text:style-name="P104"><text:soft-page-break/>You can comment multiple lines by the special beginning tag &lt;!-- and ending tag --&gt; placed before the first line and end of the last line as shown in the given example below.</text:p>
      <text:h text:style-name="P32" text:outline-level="3">Example</text:h>
      <text:p text:style-name="P104"/>
      <text:p text:style-name="P48">&lt;!DOCTYPE html&gt;</text:p>
      <text:p text:style-name="P48">&lt;html&gt;</text:p>
      <text:p text:style-name="P48"/>
      <text:p text:style-name="P48"><text:s text:c="3"/>&lt;head&gt; <text:s/></text:p>
      <text:p text:style-name="P48"><text:s text:c="6"/>&lt;title&gt;Multiline Comments&lt;/title&gt;</text:p>
      <text:p text:style-name="P48"><text:s text:c="3"/>&lt;/head&gt; </text:p>
      <text:p text:style-name="P48"><text:s text:c="8"/></text:p>
      <text:p text:style-name="P48"><text:s text:c="3"/>&lt;body&gt;</text:p>
      <text:p text:style-name="P48"><text:s text:c="6"/>&lt;!-- </text:p>
      <text:p text:style-name="P48"><text:s text:c="9"/>This is a multiline comment and it can</text:p>
      <text:p text:style-name="P48"><text:s text:c="9"/>span through as many as lines you like.</text:p>
      <text:p text:style-name="P48"><text:s text:c="6"/>--&gt;</text:p>
      <text:p text:style-name="P48"><text:s text:c="6"/></text:p>
      <text:p text:style-name="P48"><text:s text:c="6"/>&lt;p&gt;Document content goes here.....&lt;/p&gt;</text:p>
      <text:p text:style-name="P48"><text:s text:c="3"/>&lt;/body&gt;</text:p>
      <text:p text:style-name="P48"><text:s text:c="8"/></text:p>
      <text:p text:style-name="P59">&lt;/html&gt;</text:p>
      <text:h text:style-name="P15" text:outline-level="2">Commenting Script Code</text:h>
      <text:p text:style-name="P104">Though you will learn JavaScript with HTML, in a separate tutorial, but here you must make a note that if you are using Java Script or VB Script in your HTML code then it is recommended to put that script code inside proper HTML comments so that old browsers can work properly.</text:p>
      <text:h text:style-name="P32" text:outline-level="3">Example</text:h>
      <text:p text:style-name="P104"/>
      <text:p text:style-name="P48">&lt;!DOCTYPE html&gt;</text:p>
      <text:p text:style-name="P48">&lt;html&gt;</text:p>
      <text:p text:style-name="P48"/>
      <text:p text:style-name="P48"><text:s text:c="3"/>&lt;head&gt;</text:p>
      <text:p text:style-name="P48"><text:s text:c="6"/>&lt;title&gt;Commenting Script Code&lt;/title&gt;</text:p>
      <text:p text:style-name="P48"><text:s text:c="6"/></text:p>
      <text:p text:style-name="P48"><text:s text:c="6"/>&lt;script&gt;</text:p>
      <text:p text:style-name="P48"><text:s text:c="9"/>&lt;!-- </text:p>
      <text:p text:style-name="P48"><text:s text:c="12"/>document.write("Hello World!")</text:p>
      <text:p text:style-name="P48"><text:s text:c="9"/>//--&gt;</text:p>
      <text:p text:style-name="P48"><text:s text:c="6"/>&lt;/script&gt;</text:p>
      <text:p text:style-name="P48"><text:s text:c="3"/>&lt;/head&gt;</text:p>
      <text:p text:style-name="P48"><text:s text:c="8"/></text:p>
      <text:p text:style-name="P48"><text:s text:c="3"/>&lt;body&gt;</text:p>
      <text:p text:style-name="P48"><text:s text:c="6"/>&lt;p&gt;Hello , World!&lt;/p&gt;</text:p>
      <text:p text:style-name="P48"><text:s text:c="3"/>&lt;/body&gt;</text:p>
      <text:p text:style-name="P48"><text:soft-page-break/><text:s text:c="8"/></text:p>
      <text:p text:style-name="P59">&lt;/html&gt;</text:p>
      <text:p text:style-name="P73">----------------------------------------------------------------------------------</text:p>
      <text:h text:style-name="P7" text:outline-level="1"><text:span text:style-name="T13">6. </text:span>HTML - Meta Tags</text:h>
      <text:p text:style-name="P112">HTML lets you specify metadata - additional important information about a document in a variety of ways. The META elements can be used to include name/value pairs describing properties of the HTML document, such as author, expiry date, a list of keywords, document author etc.</text:p>
      <text:p text:style-name="P112">The <text:span text:style-name="T1">&lt;meta&gt;</text:span> tag is used to provide such additional information. This tag is an empty element and so does not have a closing tag but it carries information within its attributes.</text:p>
      <text:p text:style-name="P112">You can include one or more meta tags in your document based on what information you want to keep in your document but in general, meta tags do not impact physical appearance of the document so from appearance point of view, it does not matter if you include them or not.</text:p>
      <text:h text:style-name="P18" text:outline-level="2">Adding Meta Tags to Your Documents</text:h>
      <text:p text:style-name="P112">You can add metadata to your web pages by placing &lt;meta&gt; tags inside the header of the document which is represented by <text:span text:style-name="T1">&lt;head&gt;</text:span> and <text:span text:style-name="T1">&lt;/head&gt;</text:span> tags. A meta tag can have following attributes in addition to core attributes −</text:p>
      <table:table table:name="Table5" table:style-name="Table5">
        <table:table-column table:style-name="Table5.A"/>
        <table:table-column table:style-name="Table5.B"/>
        <table:table-row table:style-name="TableLine94628476230720">
          <table:table-cell table:style-name="Table5.A1" office:value-type="string">
            <text:p text:style-name="P96">Sr.No</text:p>
          </table:table-cell>
          <table:table-cell table:style-name="Table5.A1" office:value-type="string">
            <text:p text:style-name="P94">Attribute &amp; Description</text:p>
          </table:table-cell>
        </table:table-row>
        <table:table-row table:style-name="TableLine94628486528256">
          <table:table-cell table:style-name="Table5.A1" office:value-type="string">
            <text:p text:style-name="P83">1</text:p>
          </table:table-cell>
          <table:table-cell table:style-name="Table5.A1" office:value-type="string">
            <text:p text:style-name="P87">Name</text:p>
            <text:p text:style-name="P86">Name for the property. Can be anything. Examples include, keywords, description, author, revised, generator etc.</text:p>
          </table:table-cell>
        </table:table-row>
        <table:table-row table:style-name="TableLine94628494805760">
          <table:table-cell table:style-name="Table5.A1" office:value-type="string">
            <text:p text:style-name="P83">2</text:p>
          </table:table-cell>
          <table:table-cell table:style-name="Table5.A1" office:value-type="string">
            <text:p text:style-name="P87">content</text:p>
            <text:p text:style-name="P86">Specifies the property's value.</text:p>
          </table:table-cell>
        </table:table-row>
        <table:table-row table:style-name="TableLine94628490775328">
          <table:table-cell table:style-name="Table5.A1" office:value-type="string">
            <text:p text:style-name="P83">3</text:p>
          </table:table-cell>
          <table:table-cell table:style-name="Table5.A1" office:value-type="string">
            <text:p text:style-name="P87">scheme</text:p>
            <text:p text:style-name="P86">Specifies a scheme to interpret the property's value (as declared in the content attribute).</text:p>
          </table:table-cell>
        </table:table-row>
        <table:table-row table:style-name="TableLine94628483850496">
          <table:table-cell table:style-name="Table5.A1" office:value-type="string">
            <text:p text:style-name="P83">4</text:p>
          </table:table-cell>
          <table:table-cell table:style-name="Table5.A1" office:value-type="string">
            <text:p text:style-name="P87">http-equiv</text:p>
            <text:p text:style-name="P86">Used for http response message headers. For example, http-equiv can be used to refresh the page or to set a cookie. Values include content-type, expires, refresh and set-cookie.</text:p>
          </table:table-cell>
        </table:table-row>
      </table:table>
      <text:h text:style-name="P18" text:outline-level="2"><text:soft-page-break/>Specifying Keywords</text:h>
      <text:p text:style-name="P112">You can use &lt;meta&gt; tag to specify important keywords related to the document and later these keywords are used by the search engines while indexing your webpage for searching purpose.</text:p>
      <text:h text:style-name="P35" text:outline-level="3">Example</text:h>
      <text:p text:style-name="P112">Following is an example, where we are adding HTML, Meta Tags, Metadata as important keywords about the document.</text:p>
      <text:p text:style-name="P52">&lt;!DOCTYPE html&gt;</text:p>
      <text:p text:style-name="P52">&lt;html&gt;</text:p>
      <text:p text:style-name="P52"><text:s text:c="3"/></text:p>
      <text:p text:style-name="P52"><text:s text:c="3"/>&lt;head&gt;</text:p>
      <text:p text:style-name="P52"><text:s text:c="6"/>&lt;title&gt;Meta Tags Example&lt;/title&gt;</text:p>
      <text:p text:style-name="P52"><text:s text:c="6"/>&lt;meta name = "keywords" content = "HTML, Meta Tags, Metadata" /&gt;</text:p>
      <text:p text:style-name="P52"><text:s text:c="3"/>&lt;/head&gt;</text:p>
      <text:p text:style-name="P52"><text:s text:c="3"/></text:p>
      <text:p text:style-name="P52"><text:s text:c="3"/>&lt;body&gt;</text:p>
      <text:p text:style-name="P52"><text:s text:c="6"/>&lt;p&gt;Hello HTML5!&lt;/p&gt;</text:p>
      <text:p text:style-name="P52"><text:s text:c="3"/>&lt;/body&gt;</text:p>
      <text:p text:style-name="P52"><text:s text:c="3"/></text:p>
      <text:p text:style-name="P62">&lt;/html&gt;</text:p>
      <text:h text:style-name="P18" text:outline-level="2">Document Description</text:h>
      <text:p text:style-name="P112">You can use &lt;meta&gt; tag to give a short description about the document. This again can be used by various search engines while indexing your webpage for searching purpose.</text:p>
      <text:h text:style-name="P35" text:outline-level="3">Example</text:h>
      <text:p text:style-name="P52">&lt;!DOCTYPE html&gt;</text:p>
      <text:p text:style-name="P52">&lt;html&gt;</text:p>
      <text:p text:style-name="P52"/>
      <text:p text:style-name="P52"><text:s text:c="3"/>&lt;head&gt;</text:p>
      <text:p text:style-name="P52"><text:s text:c="6"/>&lt;title&gt;Meta Tags Example&lt;/title&gt;</text:p>
      <text:p text:style-name="P52"><text:s text:c="6"/>&lt;meta name = "keywords" content = "HTML, Meta Tags, Metadata" /&gt;</text:p>
      <text:p text:style-name="P52"><text:s text:c="6"/>&lt;meta name = "description" content = "Learning about Meta Tags." /&gt;</text:p>
      <text:p text:style-name="P52"><text:s text:c="3"/>&lt;/head&gt;</text:p>
      <text:p text:style-name="P52"><text:s text:c="8"/></text:p>
      <text:p text:style-name="P52"><text:s text:c="3"/>&lt;body&gt;</text:p>
      <text:p text:style-name="P52"><text:s text:c="6"/>&lt;p&gt;Hello HTML5!&lt;/p&gt;</text:p>
      <text:p text:style-name="P52"><text:s text:c="3"/>&lt;/body&gt;</text:p>
      <text:p text:style-name="P52"><text:s text:c="3"/></text:p>
      <text:p text:style-name="P62">&lt;/html&gt;</text:p>
      <text:h text:style-name="P18" text:outline-level="2">Document Revision Date</text:h>
      <text:p text:style-name="P112">You can use &lt;meta&gt; tag to give information about when last time the document was updated. This information can be used by various web browsers while refreshing your webpage.</text:p>
      <text:h text:style-name="P35" text:outline-level="3"><text:soft-page-break/>Example</text:h>
      <text:p text:style-name="P52">&lt;!DOCTYPE html&gt;</text:p>
      <text:p text:style-name="P52">&lt;html&gt;</text:p>
      <text:p text:style-name="P52"/>
      <text:p text:style-name="P52"><text:s text:c="3"/>&lt;head&gt;</text:p>
      <text:p text:style-name="P52"><text:s text:c="6"/>&lt;title&gt;Meta Tags Example&lt;/title&gt;</text:p>
      <text:p text:style-name="P52"><text:s text:c="6"/>&lt;meta name = "keywords" content = "HTML, Meta Tags, Metadata" /&gt;</text:p>
      <text:p text:style-name="P52"><text:s text:c="6"/>&lt;meta name = "description" content = "Learning about Meta Tags." /&gt;</text:p>
      <text:p text:style-name="P52"><text:s text:c="6"/>&lt;meta name = "revised" content = "Tutorialspoint, 3/7/2014" /&gt;</text:p>
      <text:p text:style-name="P52"><text:s text:c="3"/>&lt;/head&gt;</text:p>
      <text:p text:style-name="P52"><text:s text:c="8"/></text:p>
      <text:p text:style-name="P52"><text:s text:c="3"/>&lt;body&gt;</text:p>
      <text:p text:style-name="P52"><text:s text:c="6"/>&lt;p&gt;Hello HTML5!&lt;/p&gt;</text:p>
      <text:p text:style-name="P52"><text:s text:c="3"/>&lt;/body&gt;</text:p>
      <text:p text:style-name="P52"><text:s text:c="8"/></text:p>
      <text:p text:style-name="P62">&lt;/html&gt;</text:p>
      <text:h text:style-name="P18" text:outline-level="2">Document Refreshing</text:h>
      <text:p text:style-name="P112">A &lt;meta&gt; tag can be used to specify a duration after which your web page will keep refreshing automatically.</text:p>
      <text:h text:style-name="P35" text:outline-level="3">Example</text:h>
      <text:p text:style-name="P112">If you want your page keep refreshing after every 5 seconds then use the following syntax.</text:p>
      <text:p text:style-name="P52">&lt;!DOCTYPE html&gt;</text:p>
      <text:p text:style-name="P52">&lt;html&gt;</text:p>
      <text:p text:style-name="P52"/>
      <text:p text:style-name="P52"><text:s text:c="3"/>&lt;head&gt;</text:p>
      <text:p text:style-name="P52"><text:s text:c="6"/>&lt;title&gt;Meta Tags Example&lt;/title&gt;</text:p>
      <text:p text:style-name="P52"><text:s text:c="6"/>&lt;meta name = "keywords" content = "HTML, Meta Tags, Metadata" /&gt;</text:p>
      <text:p text:style-name="P52"><text:s text:c="6"/>&lt;meta name = "description" content = "Learning about Meta Tags." /&gt;</text:p>
      <text:p text:style-name="P52"><text:s text:c="6"/>&lt;meta name = "revised" content = "Tutorialspoint, 3/7/2014" /&gt;</text:p>
      <text:p text:style-name="P52"><text:s text:c="6"/>&lt;meta http-equiv = "refresh" content = "5" /&gt;</text:p>
      <text:p text:style-name="P52"><text:s text:c="3"/>&lt;/head&gt;</text:p>
      <text:p text:style-name="P52"><text:s text:c="8"/></text:p>
      <text:p text:style-name="P52"><text:s text:c="3"/>&lt;body&gt;</text:p>
      <text:p text:style-name="P52"><text:s text:c="6"/>&lt;p&gt;Hello HTML5!&lt;/p&gt;</text:p>
      <text:p text:style-name="P52"><text:s text:c="3"/>&lt;/body&gt;</text:p>
      <text:p text:style-name="P52"><text:s text:c="8"/></text:p>
      <text:p text:style-name="P62">&lt;/html&gt;</text:p>
      <text:h text:style-name="P18" text:outline-level="2">Page Redirection</text:h>
      <text:p text:style-name="P112">You can use &lt;meta&gt; tag to redirect your page to any other webpage. You can also specify a duration if you want to redirect the page after a certain number of seconds.</text:p>
      <text:h text:style-name="P35" text:outline-level="3"><text:soft-page-break/>Example</text:h>
      <text:p text:style-name="P112">Following is an example of redirecting current page to another page after 5 seconds. If you want to redirect page immediately then do not specify <text:span text:style-name="T6">content</text:span> attribute.</text:p>
      <text:p text:style-name="P52">&lt;!DOCTYPE html&gt;</text:p>
      <text:p text:style-name="P52">&lt;html&gt;</text:p>
      <text:p text:style-name="P52"/>
      <text:p text:style-name="P52"><text:s text:c="3"/>&lt;head&gt;</text:p>
      <text:p text:style-name="P52"><text:s text:c="6"/>&lt;title&gt;Meta Tags Example&lt;/title&gt;</text:p>
      <text:p text:style-name="P52"><text:s text:c="6"/>&lt;meta name = "keywords" content = "HTML, Meta Tags, Metadata" /&gt;</text:p>
      <text:p text:style-name="P52"><text:s text:c="6"/>&lt;meta name = "description" content = "Learning about Meta Tags." /&gt;</text:p>
      <text:p text:style-name="P52"><text:s text:c="6"/>&lt;meta name = "revised" content = "Tutorialspoint, 3/7/2014" /&gt;</text:p>
      <text:p text:style-name="P52"><text:s text:c="6"/>&lt;meta http-equiv = "refresh" content = "5; url = http://www.tutorialspoint.com" /&gt;</text:p>
      <text:p text:style-name="P52"><text:s text:c="3"/>&lt;/head&gt;</text:p>
      <text:p text:style-name="P52"><text:s text:c="8"/></text:p>
      <text:p text:style-name="P52"><text:s text:c="3"/>&lt;body&gt;</text:p>
      <text:p text:style-name="P52"><text:s text:c="6"/>&lt;p&gt;Hello HTML5!&lt;/p&gt;</text:p>
      <text:p text:style-name="P52"><text:s text:c="3"/>&lt;/body&gt;</text:p>
      <text:p text:style-name="P52"><text:s text:c="8"/></text:p>
      <text:p text:style-name="P62">&lt;/html&gt;</text:p>
      <text:h text:style-name="P18" text:outline-level="2">Setting Cookies</text:h>
      <text:p text:style-name="P112">Cookies are data, stored in small text files on your computer and it is exchanged between web browser and web server to keep track of various information based on your web application need.</text:p>
      <text:p text:style-name="P112">You can use &lt;meta&gt; tag to store cookies on client side and later this information can be used by the Web Server to track a site visitor.</text:p>
      <text:h text:style-name="P35" text:outline-level="3">Example</text:h>
      <text:p text:style-name="P112">Following is an example of redirecting current page to another page after 5 seconds. If you want to redirect page immediately then do not specify <text:span text:style-name="T6">content</text:span> attribute.</text:p>
      <text:p text:style-name="P52">&lt;!DOCTYPE html&gt;</text:p>
      <text:p text:style-name="P52">&lt;html&gt;</text:p>
      <text:p text:style-name="P52"><text:s text:c="3"/>&lt;head&gt;</text:p>
      <text:p text:style-name="P52"><text:s text:c="6"/>&lt;title&gt;Meta Tags Example&lt;/title&gt;</text:p>
      <text:p text:style-name="P52"><text:s text:c="6"/>&lt;meta http-equiv = "cookie" content = "userid = xyz; expires = Wednesday, 08-Aug-15 23:59:59 GMT;" /&gt;</text:p>
      <text:p text:style-name="P52"><text:s text:c="9"/></text:p>
      <text:p text:style-name="P52"><text:s text:c="3"/>&lt;/head&gt;</text:p>
      <text:p text:style-name="P52"><text:s text:c="3"/>&lt;body&gt;</text:p>
      <text:p text:style-name="P52"><text:s text:c="6"/>&lt;p&gt;Hello HTML5!&lt;/p&gt;</text:p>
      <text:p text:style-name="P52"><text:s text:c="3"/>&lt;/body&gt;</text:p>
      <text:p text:style-name="P62">&lt;/html&gt;</text:p>
      <text:p text:style-name="P112">If you do not include the expiration date and time, the cookie is considered a session cookie and will be deleted when the user exits the browser.</text:p>
      <text:p text:style-name="P121"><text:span text:style-name="T18">Note</text:span><text:span text:style-name="T19"> − You can check </text:span><text:a xlink:type="simple" xlink:href="https://www.tutorialspoint.com/php/php_cookies.htm" text:style-name="Internet_20_link" text:visited-style-name="Visited_20_Internet_20_Link"><text:span text:style-name="T19">PHP and Cookies</text:span></text:a><text:span text:style-name="T19"> tutorial for a complete detail on Cookies.</text:span></text:p>
      <text:h text:style-name="P18" text:outline-level="2"><text:soft-page-break/>Setting Author Name</text:h>
      <text:p text:style-name="P112">You can set an author name in a web page using meta tag. See an example below −</text:p>
      <text:h text:style-name="P35" text:outline-level="3">Example</text:h>
      <text:p text:style-name="P52">&lt;!DOCTYPE html&gt;</text:p>
      <text:p text:style-name="P52">&lt;html&gt;</text:p>
      <text:p text:style-name="P52"/>
      <text:p text:style-name="P52"><text:s text:c="3"/>&lt;head&gt;</text:p>
      <text:p text:style-name="P52"><text:s text:c="6"/>&lt;title&gt;Meta Tags Example&lt;/title&gt;</text:p>
      <text:p text:style-name="P52"><text:s text:c="6"/>&lt;meta name = "keywords" content = "HTML, Meta Tags, Metadata" /&gt;</text:p>
      <text:p text:style-name="P52"><text:s text:c="6"/>&lt;meta name = "description" content = "Learning about Meta Tags." /&gt;</text:p>
      <text:p text:style-name="P52"><text:s text:c="6"/>&lt;meta name = "author" content = "Mahnaz Mohtashim" /&gt;</text:p>
      <text:p text:style-name="P52"><text:s text:c="3"/>&lt;/head&gt;</text:p>
      <text:p text:style-name="P52"><text:s text:c="8"/></text:p>
      <text:p text:style-name="P52"><text:s text:c="3"/>&lt;body&gt;</text:p>
      <text:p text:style-name="P52"><text:s text:c="6"/>&lt;p&gt;Hello HTML5!&lt;/p&gt;</text:p>
      <text:p text:style-name="P52"><text:s text:c="3"/>&lt;/body&gt;</text:p>
      <text:p text:style-name="P52"><text:s text:c="8"/></text:p>
      <text:p text:style-name="P62">&lt;/html&gt;</text:p>
      <text:h text:style-name="P18" text:outline-level="2">Specify Character Set</text:h>
      <text:p text:style-name="P112">You can use &lt;meta&gt; tag to specify character set used within the webpage.</text:p>
      <text:h text:style-name="P35" text:outline-level="3">Example</text:h>
      <text:p text:style-name="P112">By default, Web servers and Web browsers use ISO-8859-1 (Latin1) encoding to process Web pages. Following is an example to set UTF-8 encoding −</text:p>
      <text:p text:style-name="P52">&lt;!DOCTYPE html&gt;</text:p>
      <text:p text:style-name="P52">&lt;html&gt;</text:p>
      <text:p text:style-name="P52"/>
      <text:p text:style-name="P52"><text:s text:c="3"/>&lt;head&gt;</text:p>
      <text:p text:style-name="P52"><text:s text:c="6"/>&lt;title&gt;Meta Tags Example&lt;/title&gt;</text:p>
      <text:p text:style-name="P52"><text:s text:c="6"/>&lt;meta name = "keywords" content = "HTML, Meta Tags, Metadata" /&gt;</text:p>
      <text:p text:style-name="P52"><text:s text:c="6"/>&lt;meta name = "description" content = "Learning about Meta Tags." /&gt;</text:p>
      <text:p text:style-name="P52"><text:s text:c="6"/>&lt;meta name = "author" content = "Mahnaz Mohtashim" /&gt;</text:p>
      <text:p text:style-name="P52"><text:s text:c="6"/>&lt;meta http-equiv = "Content-Type" content = "text/html; charset = UTF-8" /&gt;</text:p>
      <text:p text:style-name="P52"><text:s text:c="3"/>&lt;/head&gt;</text:p>
      <text:p text:style-name="P52"><text:s text:c="8"/></text:p>
      <text:p text:style-name="P52"><text:s text:c="3"/>&lt;body&gt;</text:p>
      <text:p text:style-name="P52"><text:s text:c="6"/>&lt;p&gt;Hello HTML5!&lt;/p&gt;</text:p>
      <text:p text:style-name="P52"><text:s text:c="3"/>&lt;/body&gt;</text:p>
      <text:p text:style-name="P52"><text:s text:c="8"/></text:p>
      <text:p text:style-name="P62">&lt;/html&gt;</text:p>
      <text:p text:style-name="P112">To serve the static page with traditional Chinese characters, the webpage must contain a &lt;meta&gt; tag to set Big5 encoding −</text:p>
      <text:p text:style-name="P52">&lt;!DOCTYPE html&gt;</text:p>
      <text:p text:style-name="P52">&lt;html&gt;</text:p>
      <text:p text:style-name="P52"/>
      <text:p text:style-name="P52"><text:soft-page-break/><text:s text:c="3"/>&lt;head&gt;</text:p>
      <text:p text:style-name="P52"><text:s text:c="6"/>&lt;title&gt;Meta Tags Example&lt;/title&gt;</text:p>
      <text:p text:style-name="P52"><text:s text:c="6"/>&lt;meta name = "keywords" content = "HTML, Meta Tags, Metadata" /&gt;</text:p>
      <text:p text:style-name="P52"><text:s text:c="6"/>&lt;meta name = "description" content = "Learning about Meta Tags." /&gt;</text:p>
      <text:p text:style-name="P52"><text:s text:c="6"/>&lt;meta name = "author" content = "Mahnaz Mohtashim" /&gt;</text:p>
      <text:p text:style-name="P52"><text:s text:c="6"/>&lt;meta http-equiv = "Content-Type" content = "text/html; charset = Big5" /&gt;</text:p>
      <text:p text:style-name="P52"><text:s text:c="3"/>&lt;/head&gt;</text:p>
      <text:p text:style-name="P52"><text:s text:c="8"/></text:p>
      <text:p text:style-name="P52"><text:s text:c="3"/>&lt;body&gt;</text:p>
      <text:p text:style-name="P52"><text:s text:c="6"/>&lt;p&gt;Hello HTML5!&lt;/p&gt;</text:p>
      <text:p text:style-name="P52"><text:s text:c="3"/>&lt;/body&gt;</text:p>
      <text:p text:style-name="P52"><text:s text:c="8"/></text:p>
      <text:p text:style-name="P62">&lt;/html&gt;</text:p>
      <text:p text:style-name="P74">-----------------------------------------------------------------------------------------------------</text:p>
      <text:h text:style-name="P8" text:outline-level="1"><text:span text:style-name="T22">7. </text:span>HTML - Phrase Tags</text:h>
      <text:p text:style-name="P113">The phrase tags have been desicolgned for specific purposes, though they are displayed in a similar way as other basic tags like <text:span text:style-name="T1">&lt;b&gt;, &lt;i&gt;, &lt;pre&gt;</text:span>, and <text:span text:style-name="T1">&lt;tt&gt;</text:span>, you have seen in previous chapter. This chapter will take you through all the important phrase tags, so let's start seeing them one by one.</text:p>
      <text:h text:style-name="P19" text:outline-level="2">Emphasized Text</text:h>
      <text:p text:style-name="P113">Anything that appears within <text:span text:style-name="T1">&lt;em&gt;...&lt;/em&gt;</text:span> element is displayed as emphasized text.</text:p>
      <text:h text:style-name="P36" text:outline-level="3">Example</text:h>
      <text:p text:style-name="P53">&lt;!DOCTYPE html&gt;</text:p>
      <text:p text:style-name="P53">&lt;html&gt;</text:p>
      <text:p text:style-name="P53"/>
      <text:p text:style-name="P53"><text:s text:c="3"/>&lt;head&gt;</text:p>
      <text:p text:style-name="P53"><text:s text:c="6"/>&lt;title&gt;Emphasized Text Example&lt;/title&gt;</text:p>
      <text:p text:style-name="P53"><text:s text:c="3"/>&lt;/head&gt;</text:p>
      <text:p text:style-name="P53"><text:s text:c="8"/></text:p>
      <text:p text:style-name="P53"><text:s text:c="3"/>&lt;body&gt;</text:p>
      <text:p text:style-name="P53"><text:s text:c="6"/>&lt;p&gt;The following word uses an &lt;em&gt;emphasized&lt;/em&gt; typeface.&lt;/p&gt;</text:p>
      <text:p text:style-name="P53"><text:s text:c="3"/>&lt;/body&gt;</text:p>
      <text:p text:style-name="P53"><text:s text:c="8"/></text:p>
      <text:p text:style-name="P63">&lt;/html&gt;</text:p>
      <text:h text:style-name="P19" text:outline-level="2">Marked Text</text:h>
      <text:p text:style-name="P113">Anything that appears with-in <text:span text:style-name="T1">&lt;mark&gt;...&lt;/mark&gt;</text:span> element, is displayed as marked with yellow ink.</text:p>
      <text:h text:style-name="P36" text:outline-level="3">Example</text:h>
      <text:p text:style-name="P53">&lt;!DOCTYPE html&gt;</text:p>
      <text:p text:style-name="P53">&lt;html&gt;</text:p>
      <text:p text:style-name="P53"/>
      <text:p text:style-name="P53"><text:soft-page-break/><text:s text:c="3"/>&lt;head&gt;</text:p>
      <text:p text:style-name="P53"><text:s text:c="6"/>&lt;title&gt;Marked Text Example&lt;/title&gt;</text:p>
      <text:p text:style-name="P53"><text:s text:c="3"/>&lt;/head&gt;</text:p>
      <text:p text:style-name="P53"><text:s text:c="8"/></text:p>
      <text:p text:style-name="P53"><text:s text:c="3"/>&lt;body&gt;</text:p>
      <text:p text:style-name="P53"><text:s text:c="6"/>&lt;p&gt;The following word has been &lt;mark&gt;marked&lt;/mark&gt; with yellow&lt;/p&gt;</text:p>
      <text:p text:style-name="P53"><text:s text:c="3"/>&lt;/body&gt;</text:p>
      <text:p text:style-name="P53"><text:s text:c="8"/></text:p>
      <text:p text:style-name="P63">&lt;/html&gt;</text:p>
      <text:h text:style-name="P19" text:outline-level="2">Strong Text</text:h>
      <text:p text:style-name="P113">Anything that appears within <text:span text:style-name="T1">&lt;strong&gt;...&lt;/strong&gt;</text:span> element is displayed as important text.</text:p>
      <text:h text:style-name="P36" text:outline-level="3">Example</text:h>
      <text:p text:style-name="P53">&lt;!DOCTYPE html&gt;</text:p>
      <text:p text:style-name="P53">&lt;html&gt;</text:p>
      <text:p text:style-name="P53"/>
      <text:p text:style-name="P53"><text:s text:c="3"/>&lt;head&gt;</text:p>
      <text:p text:style-name="P53"><text:s text:c="6"/>&lt;title&gt;Strong Text Example&lt;/title&gt;</text:p>
      <text:p text:style-name="P53"><text:s text:c="3"/>&lt;/head&gt;</text:p>
      <text:p text:style-name="P53"><text:s text:c="8"/></text:p>
      <text:p text:style-name="P53"><text:s text:c="3"/>&lt;body&gt;</text:p>
      <text:p text:style-name="P53"><text:s text:c="6"/>&lt;p&gt;The following word uses a &lt;strong&gt;strong&lt;/strong&gt; typeface.&lt;/p&gt;</text:p>
      <text:p text:style-name="P53"><text:s text:c="3"/>&lt;/body&gt;</text:p>
      <text:p text:style-name="P53"><text:s text:c="8"/></text:p>
      <text:p text:style-name="P63">&lt;/html&gt;</text:p>
      <text:h text:style-name="P19" text:outline-level="2">Text Abbreviation</text:h>
      <text:p text:style-name="P113">You can abbreviate a text by putting it inside opening &lt;abbr&gt; and closing &lt;/abbr&gt; tags. If present, the title attribute must contain this full description and nothing else.</text:p>
      <text:h text:style-name="P36" text:outline-level="3">Example</text:h>
      <text:p text:style-name="P53">&lt;!DOCTYPE html&gt;</text:p>
      <text:p text:style-name="P53">&lt;html&gt;</text:p>
      <text:p text:style-name="P53"/>
      <text:p text:style-name="P53"><text:s text:c="3"/>&lt;head&gt;</text:p>
      <text:p text:style-name="P53"><text:s text:c="6"/>&lt;title&gt;Text Abbreviation&lt;/title&gt;</text:p>
      <text:p text:style-name="P53"><text:s text:c="3"/>&lt;/head&gt;</text:p>
      <text:p text:style-name="P53"><text:s text:c="8"/></text:p>
      <text:p text:style-name="P53"><text:s text:c="3"/>&lt;body&gt;</text:p>
      <text:p text:style-name="P53"><text:s text:c="6"/>&lt;p&gt;My best friend's name is <text:s/>&lt;abbr title = "Abhishek"&gt;Abhy&lt;/abbr&gt;.&lt;/p&gt;</text:p>
      <text:p text:style-name="P53"><text:s text:c="3"/>&lt;/body&gt;</text:p>
      <text:p text:style-name="P53"><text:s text:c="8"/></text:p>
      <text:p text:style-name="P63">&lt;/html&gt;</text:p>
      <text:h text:style-name="P19" text:outline-level="2"><text:soft-page-break/>Acronym Element</text:h>
      <text:p text:style-name="P113">The <text:span text:style-name="T1">&lt;acronym&gt;</text:span> element allows you to indicate that the text between &lt;acronym&gt; and &lt;/acronym&gt; tags is an acronym.</text:p>
      <text:p text:style-name="P113">At present, the major browsers do not change the appearance of the content of the &lt;acronym&gt; element.</text:p>
      <text:h text:style-name="P36" text:outline-level="3">Example</text:h>
      <text:p text:style-name="P53">&lt;!DOCTYPE html&gt;</text:p>
      <text:p text:style-name="P53">&lt;html&gt;</text:p>
      <text:p text:style-name="P53"/>
      <text:p text:style-name="P53"><text:s text:c="3"/>&lt;head&gt;</text:p>
      <text:p text:style-name="P53"><text:s text:c="6"/>&lt;title&gt;Acronym Example&lt;/title&gt;</text:p>
      <text:p text:style-name="P53"><text:s text:c="3"/>&lt;/head&gt;</text:p>
      <text:p text:style-name="P53"><text:s text:c="8"/></text:p>
      <text:p text:style-name="P53"><text:s text:c="3"/>&lt;body&gt;</text:p>
      <text:p text:style-name="P53"><text:s text:c="6"/>&lt;p&gt;This chapter covers marking up text in &lt;acronym&gt;XHTML&lt;/acronym&gt;.&lt;/p&gt;</text:p>
      <text:p text:style-name="P53"><text:s text:c="3"/>&lt;/body&gt;</text:p>
      <text:p text:style-name="P53"><text:s text:c="8"/></text:p>
      <text:p text:style-name="P63">&lt;/html&gt;</text:p>
      <text:h text:style-name="P19" text:outline-level="2">Text Direction</text:h>
      <text:p text:style-name="P113">The <text:span text:style-name="T1">&lt;bdo&gt;...&lt;/bdo&gt;</text:span> element stands for Bi-Directional Override and it is used to override the current text direction.</text:p>
      <text:h text:style-name="P36" text:outline-level="3">Example</text:h>
      <text:p text:style-name="P53">&lt;!DOCTYPE html&gt;</text:p>
      <text:p text:style-name="P53">&lt;html&gt;</text:p>
      <text:p text:style-name="P53"/>
      <text:p text:style-name="P53"><text:s text:c="3"/>&lt;head&gt;</text:p>
      <text:p text:style-name="P53"><text:s text:c="6"/>&lt;title&gt;Text Direction Example&lt;/title&gt;</text:p>
      <text:p text:style-name="P53"><text:s text:c="3"/>&lt;/head&gt;</text:p>
      <text:p text:style-name="P53"/>
      <text:p text:style-name="P53"><text:s text:c="3"/>&lt;body&gt;</text:p>
      <text:p text:style-name="P53"><text:s text:c="6"/>&lt;p&gt;This text will go left to right.&lt;/p&gt;</text:p>
      <text:p text:style-name="P53"><text:s text:c="6"/>&lt;p&gt;&lt;bdo dir = "rtl"&gt;This text will go right to left.&lt;/bdo&gt;&lt;/p&gt;</text:p>
      <text:p text:style-name="P53"><text:s text:c="3"/>&lt;/body&gt;</text:p>
      <text:p text:style-name="P53"/>
      <text:p text:style-name="P63">&lt;/html&gt;</text:p>
      <text:h text:style-name="P19" text:outline-level="2">Special Terms</text:h>
      <text:p text:style-name="P113">The <text:span text:style-name="T1">&lt;dfn&gt;...&lt;/dfn&gt;</text:span> element (or HTML Definition Element) allows you to specify that you are introducing a special term. It's usage is similar to italic words in the midst of a paragraph.</text:p>
      <text:p text:style-name="P113">Typically, you would use the &lt;dfn&gt; element the first time you introduce a key term. Most recent browsers render the content of a &lt;dfn&gt; element in an italic font.</text:p>
      <text:h text:style-name="P36" text:outline-level="3"><text:soft-page-break/>Example</text:h>
      <text:p text:style-name="P53">&lt;!DOCTYPE html&gt;</text:p>
      <text:p text:style-name="P53">&lt;html&gt;</text:p>
      <text:p text:style-name="P53"/>
      <text:p text:style-name="P53"><text:s text:c="3"/>&lt;head&gt;</text:p>
      <text:p text:style-name="P53"><text:s text:c="6"/>&lt;title&gt;Special Terms Example&lt;/title&gt;</text:p>
      <text:p text:style-name="P53"><text:s text:c="3"/>&lt;/head&gt;</text:p>
      <text:p text:style-name="P53"><text:s text:c="8"/></text:p>
      <text:p text:style-name="P53"><text:s text:c="3"/>&lt;body&gt;</text:p>
      <text:p text:style-name="P53"><text:s text:c="6"/>&lt;p&gt;The following word is a &lt;dfn&gt;special&lt;/dfn&gt; term.&lt;/p&gt;</text:p>
      <text:p text:style-name="P53"><text:s text:c="3"/>&lt;/body&gt;</text:p>
      <text:p text:style-name="P53"><text:s text:c="8"/></text:p>
      <text:p text:style-name="P63">&lt;/html&gt;</text:p>
      <text:h text:style-name="P19" text:outline-level="2">Quoting Text</text:h>
      <text:p text:style-name="P113">When you want to quote a passage from another source, you should put it in between <text:span text:style-name="T1">&lt;blockquote&gt;...&lt;/blockquote&gt;</text:span> tags.</text:p>
      <text:p text:style-name="P113">Text inside a &lt;blockquote&gt; element is usually indented from the left and right edges of the surrounding text, and sometimes uses an italicized font.</text:p>
      <text:h text:style-name="P36" text:outline-level="3">Example</text:h>
      <text:p text:style-name="P53">&lt;!DOCTYPE html&gt;</text:p>
      <text:p text:style-name="P53">&lt;html&gt;</text:p>
      <text:p text:style-name="P53"/>
      <text:p text:style-name="P53"><text:s text:c="3"/>&lt;head&gt;</text:p>
      <text:p text:style-name="P53"><text:s text:c="6"/>&lt;title&gt;Blockquote Example&lt;/title&gt;</text:p>
      <text:p text:style-name="P53"><text:s text:c="3"/>&lt;/head&gt;</text:p>
      <text:p text:style-name="P53"><text:s text:c="8"/></text:p>
      <text:p text:style-name="P53"><text:s text:c="3"/>&lt;body&gt;</text:p>
      <text:p text:style-name="P53"><text:s text:c="6"/>&lt;p&gt;The following description of XHTML is taken from the W3C Web site:&lt;/p&gt;</text:p>
      <text:p text:style-name="P53"/>
      <text:p text:style-name="P53"><text:s text:c="6"/>&lt;blockquote&gt;XHTML 1.0 is the W3C's first Recommendation for XHTML,following on </text:p>
      <text:p text:style-name="P53"><text:s text:c="9"/>from earlier work on HTML 4.01, HTML 4.0, HTML 3.2 and HTML 2.0.&lt;/blockquote&gt;</text:p>
      <text:p text:style-name="P53"><text:s text:c="3"/>&lt;/body&gt;</text:p>
      <text:p text:style-name="P53"><text:s text:c="8"/></text:p>
      <text:p text:style-name="P63">&lt;/html&gt;</text:p>
      <text:h text:style-name="P19" text:outline-level="2">Short Quotations</text:h>
      <text:p text:style-name="P113">The <text:span text:style-name="T1">&lt;q&gt;...&lt;/q&gt;</text:span> element is used when you want to add a double quote within a sentence.</text:p>
      <text:h text:style-name="P36" text:outline-level="3">Example</text:h>
      <text:p text:style-name="P53">&lt;!DOCTYPE html&gt;</text:p>
      <text:p text:style-name="P53">&lt;html&gt;</text:p>
      <text:p text:style-name="P53"/>
      <text:p text:style-name="P53"><text:s text:c="3"/>&lt;head&gt;</text:p>
      <text:p text:style-name="P53"><text:s text:c="6"/>&lt;title&gt;Double Quote Example&lt;/title&gt;</text:p>
      <text:p text:style-name="P53"><text:s text:c="3"/>&lt;/head&gt;</text:p>
      <text:p text:style-name="P53"><text:soft-page-break/><text:s text:c="8"/></text:p>
      <text:p text:style-name="P53"><text:s text:c="3"/>&lt;body&gt;</text:p>
      <text:p text:style-name="P53"><text:s text:c="6"/>&lt;p&gt;Amit is in Spain, &lt;q&gt;I think I am wrong&lt;/q&gt;.&lt;/p&gt;</text:p>
      <text:p text:style-name="P53"><text:s text:c="3"/>&lt;/body&gt;</text:p>
      <text:p text:style-name="P53"><text:s text:c="8"/></text:p>
      <text:p text:style-name="P63">&lt;/html&gt;</text:p>
      <text:h text:style-name="P19" text:outline-level="2">Text Citations</text:h>
      <text:p text:style-name="P113">If you are quoting a text, you can indicate the source placing it between an opening <text:span text:style-name="T1">&lt;cite&gt;</text:span> tag and closing <text:span text:style-name="T1">&lt;/cite&gt;</text:span> tag</text:p>
      <text:p text:style-name="P113">As you would expect in a print publication, the content of the &lt;cite&gt; element is rendered in italicized text by default.</text:p>
      <text:h text:style-name="P36" text:outline-level="3">Example</text:h>
      <text:p text:style-name="P53">&lt;!DOCTYPE html&gt;</text:p>
      <text:p text:style-name="P53">&lt;html&gt;</text:p>
      <text:p text:style-name="P53"><text:s text:c="3"/></text:p>
      <text:p text:style-name="P53"><text:s text:c="3"/>&lt;head&gt;</text:p>
      <text:p text:style-name="P53"><text:s text:c="6"/>&lt;title&gt;Citations Example&lt;/title&gt;</text:p>
      <text:p text:style-name="P53"><text:s text:c="3"/>&lt;/head&gt;</text:p>
      <text:p text:style-name="P53"><text:s text:c="3"/></text:p>
      <text:p text:style-name="P53"><text:s text:c="3"/>&lt;body&gt;</text:p>
      <text:p text:style-name="P53"><text:s text:c="6"/>&lt;p&gt;This HTML tutorial is derived from &lt;cite&gt;W3 Standard for HTML&lt;/cite&gt;.&lt;/p&gt;</text:p>
      <text:p text:style-name="P53"><text:s text:c="3"/>&lt;/body&gt;</text:p>
      <text:p text:style-name="P53"><text:s text:c="3"/></text:p>
      <text:p text:style-name="P63">&lt;/html&gt;</text:p>
      <text:h text:style-name="P19" text:outline-level="2">Computer Code</text:h>
      <text:p text:style-name="P113">Any programming code to appear on a Web page should be placed inside <text:span text:style-name="T1">&lt;code&gt;...&lt;/code&gt;</text:span> tags. Usually the content of the &lt;code&gt; element is presented in a monospaced font, just like the code in most programming books.</text:p>
      <text:h text:style-name="P36" text:outline-level="3">Example</text:h>
      <text:p text:style-name="P53">&lt;!DOCTYPE html&gt;</text:p>
      <text:p text:style-name="P53">&lt;html&gt;</text:p>
      <text:p text:style-name="P53"><text:s text:c="3"/></text:p>
      <text:p text:style-name="P53"><text:s text:c="3"/>&lt;head&gt;</text:p>
      <text:p text:style-name="P53"><text:s text:c="6"/>&lt;title&gt;Computer Code Example&lt;/title&gt;</text:p>
      <text:p text:style-name="P53"><text:s text:c="3"/>&lt;/head&gt;</text:p>
      <text:p text:style-name="P53"><text:s text:c="3"/></text:p>
      <text:p text:style-name="P53"><text:s text:c="3"/>&lt;body&gt;</text:p>
      <text:p text:style-name="P53"><text:s text:c="6"/>&lt;p&gt;Regular text. &lt;code&gt;This is code.&lt;/code&gt; Regular text.&lt;/p&gt;</text:p>
      <text:p text:style-name="P53"><text:s text:c="3"/>&lt;/body&gt;</text:p>
      <text:p text:style-name="P53"><text:s text:c="3"/></text:p>
      <text:p text:style-name="P63">&lt;/html&gt;</text:p>
      <text:h text:style-name="P19" text:outline-level="2"><text:soft-page-break/>Keyboard Text</text:h>
      <text:p text:style-name="P113">When you are talking about computers, if you want to tell a reader to enter some text, you can use the <text:span text:style-name="T1">&lt;kbd&gt;...&lt;/kbd&gt;</text:span> element to indicate what should be typed in, as in this example.</text:p>
      <text:h text:style-name="P36" text:outline-level="3">Example</text:h>
      <text:p text:style-name="P53">&lt;!DOCTYPE html&gt;</text:p>
      <text:p text:style-name="P53">&lt;html&gt;</text:p>
      <text:p text:style-name="P53"><text:s text:c="3"/></text:p>
      <text:p text:style-name="P53"><text:s text:c="3"/>&lt;head&gt;</text:p>
      <text:p text:style-name="P53"><text:s text:c="6"/>&lt;title&gt;Keyboard Text Example&lt;/title&gt;</text:p>
      <text:p text:style-name="P53"><text:s text:c="3"/>&lt;/head&gt;</text:p>
      <text:p text:style-name="P53"><text:s text:c="3"/></text:p>
      <text:p text:style-name="P53"><text:s text:c="3"/>&lt;body&gt;</text:p>
      <text:p text:style-name="P53"><text:s text:c="6"/>&lt;p&gt;Regular text. &lt;kbd&gt;This is inside kbd element&lt;/kbd&gt; Regular text.&lt;/p&gt;</text:p>
      <text:p text:style-name="P53"><text:s text:c="3"/>&lt;/body&gt;</text:p>
      <text:p text:style-name="P53"><text:s text:c="3"/></text:p>
      <text:p text:style-name="P63">&lt;/html&gt;</text:p>
      <text:h text:style-name="P19" text:outline-level="2">Programming Variables</text:h>
      <text:p text:style-name="P113">This element is usually used in conjunction with the <text:span text:style-name="T1">&lt;pre&gt;</text:span> and <text:span text:style-name="T1">&lt;code&gt;</text:span> elements to indicate that the content of that element is a variable.</text:p>
      <text:h text:style-name="P36" text:outline-level="3">Example</text:h>
      <text:p text:style-name="P53">&lt;!DOCTYPE html&gt;</text:p>
      <text:p text:style-name="P53">&lt;html&gt;</text:p>
      <text:p text:style-name="P53"><text:s text:c="3"/></text:p>
      <text:p text:style-name="P53"><text:s text:c="3"/>&lt;head&gt;</text:p>
      <text:p text:style-name="P53"><text:s text:c="6"/>&lt;title&gt;Variable Text Example&lt;/title&gt;</text:p>
      <text:p text:style-name="P53"><text:s text:c="3"/>&lt;/head&gt;</text:p>
      <text:p text:style-name="P53"><text:s text:c="3"/></text:p>
      <text:p text:style-name="P53"><text:s text:c="3"/>&lt;body&gt;</text:p>
      <text:p text:style-name="P53"><text:s text:c="6"/>&lt;p&gt;&lt;code&gt;document.write("&lt;var&gt;user-name&lt;/var&gt;")&lt;/code&gt;&lt;/p&gt;</text:p>
      <text:p text:style-name="P53"><text:s text:c="3"/>&lt;/body&gt;</text:p>
      <text:p text:style-name="P53"><text:s text:c="3"/></text:p>
      <text:p text:style-name="P63">&lt;/html&gt;</text:p>
      <text:h text:style-name="P19" text:outline-level="2">Program Output</text:h>
      <text:p text:style-name="P113">The <text:span text:style-name="T1">&lt;samp&gt;...&lt;/samp&gt;</text:span> element indicates sample output from a program, and script etc. Again, it is mainly used when documenting programming or coding concepts.</text:p>
      <text:h text:style-name="P36" text:outline-level="3">Example</text:h>
      <text:p text:style-name="P53">&lt;!DOCTYPE html&gt;</text:p>
      <text:p text:style-name="P53">&lt;html&gt;</text:p>
      <text:p text:style-name="P53"><text:s text:c="3"/></text:p>
      <text:p text:style-name="P53"><text:s text:c="3"/>&lt;head&gt;</text:p>
      <text:p text:style-name="P53"><text:s text:c="6"/>&lt;title&gt;Program Output Example&lt;/title&gt;</text:p>
      <text:p text:style-name="P53"><text:soft-page-break/><text:s text:c="3"/>&lt;/head&gt;</text:p>
      <text:p text:style-name="P53"><text:s text:c="3"/></text:p>
      <text:p text:style-name="P53"><text:s text:c="3"/>&lt;body&gt;</text:p>
      <text:p text:style-name="P53"><text:s text:c="6"/>&lt;p&gt;Result produced by the program is &lt;samp&gt;Hello World!&lt;/samp&gt;&lt;/p&gt;</text:p>
      <text:p text:style-name="P53"><text:s text:c="3"/>&lt;/body&gt;</text:p>
      <text:p text:style-name="P53"><text:s text:c="3"/></text:p>
      <text:p text:style-name="P63">&lt;/html&gt;</text:p>
      <text:h text:style-name="P19" text:outline-level="2">Address Text</text:h>
      <text:p text:style-name="P113">The <text:span text:style-name="T1">&lt;address&gt;...&lt;/address&gt;</text:span> element is used to contain any address.</text:p>
      <text:h text:style-name="P36" text:outline-level="3">Example</text:h>
      <text:p text:style-name="P53">&lt;!DOCTYPE html&gt;</text:p>
      <text:p text:style-name="P53">&lt;html&gt;</text:p>
      <text:p text:style-name="P53"><text:s text:c="3"/></text:p>
      <text:p text:style-name="P53"><text:s text:c="3"/>&lt;head&gt;</text:p>
      <text:p text:style-name="P53"><text:s text:c="6"/>&lt;title&gt;Address Example&lt;/title&gt;</text:p>
      <text:p text:style-name="P53"><text:s text:c="3"/>&lt;/head&gt;</text:p>
      <text:p text:style-name="P53"><text:s text:c="3"/></text:p>
      <text:p text:style-name="P53"><text:s text:c="3"/>&lt;body&gt;</text:p>
      <text:p text:style-name="P53"><text:s text:c="6"/>&lt;address&gt;388A, Road No 22, Jubilee Hills - <text:s/>Hyderabad&lt;/address&gt;</text:p>
      <text:p text:style-name="P53"><text:s text:c="3"/>&lt;/body&gt;</text:p>
      <text:p text:style-name="P53"><text:s text:c="3"/></text:p>
      <text:p text:style-name="P63">&lt;/html&gt;</text:p>
      <text:p text:style-name="P75">-----------------------------------------------------------------------------------------------------</text:p>
      <text:h text:style-name="P4" text:outline-level="1"><text:span text:style-name="T23">8. </text:span>HTML - Formatting</text:h>
      <text:h text:style-name="P16" text:outline-level="2">Bold Text</text:h>
      <text:p text:style-name="P105">Anything that appears within <text:span text:style-name="T1">&lt;b&gt;...&lt;/b&gt;</text:span> element, is displayed in bold as shown below −</text:p>
      <text:h text:style-name="P33" text:outline-level="3">Example</text:h>
      <text:p text:style-name="P49">&lt;!DOCTYPE html&gt;</text:p>
      <text:p text:style-name="P49">&lt;html&gt;</text:p>
      <text:p text:style-name="P49"/>
      <text:p text:style-name="P49"><text:s text:c="3"/>&lt;head&gt;</text:p>
      <text:p text:style-name="P49"><text:s text:c="6"/>&lt;title&gt;Bold Text Example&lt;/title&gt;</text:p>
      <text:p text:style-name="P49"><text:s text:c="3"/>&lt;/head&gt;</text:p>
      <text:p text:style-name="P49"><text:s text:c="8"/></text:p>
      <text:p text:style-name="P49"><text:s text:c="3"/>&lt;body&gt;</text:p>
      <text:p text:style-name="P49"><text:s text:c="6"/>&lt;p&gt;The following word uses a &lt;b&gt;bold&lt;/b&gt; typeface.&lt;/p&gt;</text:p>
      <text:p text:style-name="P49"><text:s text:c="3"/>&lt;/body&gt;</text:p>
      <text:p text:style-name="P49"><text:s text:c="8"/></text:p>
      <text:p text:style-name="P60">&lt;/html&gt;</text:p>
      <text:h text:style-name="P16" text:outline-level="2"><text:soft-page-break/>Italic Text</text:h>
      <text:p text:style-name="P105">Anything that appears within <text:span text:style-name="T1">&lt;i&gt;...&lt;/i&gt;</text:span> element is displayed in italicized as shown below −</text:p>
      <text:h text:style-name="P33" text:outline-level="3">Example</text:h>
      <text:p text:style-name="P105"/>
      <text:p text:style-name="P49">&lt;!DOCTYPE html&gt;</text:p>
      <text:p text:style-name="P49">&lt;html&gt;</text:p>
      <text:p text:style-name="P49"/>
      <text:p text:style-name="P49"><text:s text:c="3"/>&lt;head&gt;</text:p>
      <text:p text:style-name="P49"><text:s text:c="6"/>&lt;title&gt;Italic Text Example&lt;/title&gt;</text:p>
      <text:p text:style-name="P49"><text:s text:c="3"/>&lt;/head&gt;</text:p>
      <text:p text:style-name="P49"><text:s text:c="8"/></text:p>
      <text:p text:style-name="P49"><text:s text:c="3"/>&lt;body&gt;</text:p>
      <text:p text:style-name="P49"><text:s text:c="6"/>&lt;p&gt;The following word uses an &lt;i&gt;italicized&lt;/i&gt; typeface.&lt;/p&gt;</text:p>
      <text:p text:style-name="P49"><text:s text:c="3"/>&lt;/body&gt;</text:p>
      <text:p text:style-name="P49"><text:s text:c="8"/></text:p>
      <text:p text:style-name="P60">&lt;/html&gt;</text:p>
      <text:h text:style-name="P16" text:outline-level="2">Underlined Text</text:h>
      <text:p text:style-name="P105">Anything that appears within <text:span text:style-name="T1">&lt;u&gt;...&lt;/u&gt;</text:span> element, is displayed with underline as shown below −</text:p>
      <text:h text:style-name="P33" text:outline-level="3">Example</text:h>
      <text:p text:style-name="P49">&lt;!DOCTYPE html&gt;</text:p>
      <text:p text:style-name="P49">&lt;html&gt;</text:p>
      <text:p text:style-name="P49"/>
      <text:p text:style-name="P49"><text:s text:c="3"/>&lt;head&gt;</text:p>
      <text:p text:style-name="P49"><text:s text:c="6"/>&lt;title&gt;Underlined Text Example&lt;/title&gt;</text:p>
      <text:p text:style-name="P49"><text:s text:c="3"/>&lt;/head&gt;</text:p>
      <text:p text:style-name="P49"><text:s text:c="8"/></text:p>
      <text:p text:style-name="P49"><text:s text:c="3"/>&lt;body&gt;</text:p>
      <text:p text:style-name="P49"><text:s text:c="6"/>&lt;p&gt;The following word uses an &lt;u&gt;underlined&lt;/u&gt; typeface.&lt;/p&gt;</text:p>
      <text:p text:style-name="P49"><text:s text:c="3"/>&lt;/body&gt;</text:p>
      <text:p text:style-name="P49"><text:s text:c="8"/></text:p>
      <text:p text:style-name="P60">&lt;/html&gt;</text:p>
      <text:h text:style-name="P16" text:outline-level="2">Strike Text</text:h>
      <text:p text:style-name="P105">Anything that appears within <text:span text:style-name="T1">&lt;strike&gt;...&lt;/strike&gt;</text:span> element is displayed with strikethrough, which is a thin line through the text as shown below −</text:p>
      <text:h text:style-name="P33" text:outline-level="3">Example</text:h>
      <text:p text:style-name="P49">&lt;!DOCTYPE html&gt;</text:p>
      <text:p text:style-name="P49">&lt;html&gt;</text:p>
      <text:p text:style-name="P49"/>
      <text:p text:style-name="P49"><text:s text:c="3"/>&lt;head&gt;</text:p>
      <text:p text:style-name="P49"><text:s text:c="6"/>&lt;title&gt;Strike Text Example&lt;/title&gt;</text:p>
      <text:p text:style-name="P49"><text:soft-page-break/><text:s text:c="3"/>&lt;/head&gt;</text:p>
      <text:p text:style-name="P49"><text:s text:c="8"/></text:p>
      <text:p text:style-name="P49"><text:s text:c="3"/>&lt;body&gt;</text:p>
      <text:p text:style-name="P49"><text:s text:c="6"/>&lt;p&gt;The following word uses a &lt;strike&gt;strikethrough&lt;/strike&gt; typeface.&lt;/p&gt;</text:p>
      <text:p text:style-name="P49"><text:s text:c="3"/>&lt;/body&gt;</text:p>
      <text:p text:style-name="P49"><text:s text:c="8"/></text:p>
      <text:p text:style-name="P60">&lt;/html&gt;</text:p>
      <text:h text:style-name="P16" text:outline-level="2">Monospaced Font</text:h>
      <text:p text:style-name="P105">The content of a <text:span text:style-name="T1">&lt;tt&gt;...&lt;/tt&gt;</text:span> element is written in monospaced font. Most of the fonts are known as variable-width fonts because different letters are of different widths (for example, the letter 'm' is wider than the letter 'i'). In a monospaced font, however, each letter has the same width.</text:p>
      <text:h text:style-name="P33" text:outline-level="3">Example</text:h>
      <text:p text:style-name="P49">&lt;!DOCTYPE html&gt;</text:p>
      <text:p text:style-name="P49">&lt;html&gt;</text:p>
      <text:p text:style-name="P49"/>
      <text:p text:style-name="P49"><text:s text:c="3"/>&lt;head&gt;</text:p>
      <text:p text:style-name="P49"><text:s text:c="6"/>&lt;title&gt;Monospaced Font Example&lt;/title&gt;</text:p>
      <text:p text:style-name="P49"><text:s text:c="3"/>&lt;/head&gt;</text:p>
      <text:p text:style-name="P49"><text:s text:c="8"/></text:p>
      <text:p text:style-name="P49"><text:s text:c="3"/>&lt;body&gt;</text:p>
      <text:p text:style-name="P49"><text:s text:c="6"/>&lt;p&gt;The following word uses a &lt;tt&gt;monospaced&lt;/tt&gt; typeface.&lt;/p&gt;</text:p>
      <text:p text:style-name="P49"><text:s text:c="3"/>&lt;/body&gt;</text:p>
      <text:p text:style-name="P49"><text:s text:c="8"/></text:p>
      <text:p text:style-name="P60">&lt;/html&gt;</text:p>
      <text:h text:style-name="P16" text:outline-level="2">Superscript Text</text:h>
      <text:p text:style-name="P105">The content of a <text:span text:style-name="T1">&lt;sup&gt;...&lt;/sup&gt;</text:span> element is written in superscript; the font size used is the same size as the characters surrounding it but is displayed half a character's height above the other characters.</text:p>
      <text:h text:style-name="P33" text:outline-level="3">Example</text:h>
      <text:p text:style-name="P49">&lt;!DOCTYPE html&gt;</text:p>
      <text:p text:style-name="P49">&lt;html&gt;</text:p>
      <text:p text:style-name="P49"/>
      <text:p text:style-name="P49"><text:s text:c="3"/>&lt;head&gt;</text:p>
      <text:p text:style-name="P49"><text:s text:c="6"/>&lt;title&gt;Superscript Text Example&lt;/title&gt;</text:p>
      <text:p text:style-name="P49"><text:s text:c="3"/>&lt;/head&gt;</text:p>
      <text:p text:style-name="P49"><text:s text:c="8"/></text:p>
      <text:p text:style-name="P49"><text:s text:c="3"/>&lt;body&gt;</text:p>
      <text:p text:style-name="P49"><text:s text:c="6"/>&lt;p&gt;The following word uses a &lt;sup&gt;superscript&lt;/sup&gt; typeface.&lt;/p&gt;</text:p>
      <text:p text:style-name="P49"><text:s text:c="3"/>&lt;/body&gt;</text:p>
      <text:p text:style-name="P49"><text:s text:c="8"/></text:p>
      <text:p text:style-name="P60">&lt;/html&gt;</text:p>
      <text:h text:style-name="P23" text:outline-level="2"><text:soft-page-break/><text:span text:style-name="T4">Subscript Te</text:span>xt</text:h>
      <text:p text:style-name="P105">The content of a <text:span text:style-name="T1">&lt;sub&gt;...&lt;/sub&gt;</text:span> element is written in subscript; the font size used is the same as the characters surrounding it, but is displayed half a character's height beneath the other characters.</text:p>
      <text:h text:style-name="P33" text:outline-level="3">Example</text:h>
      <text:p text:style-name="P49">&lt;!DOCTYPE html&gt;</text:p>
      <text:p text:style-name="P49">&lt;html&gt;</text:p>
      <text:p text:style-name="P49"/>
      <text:p text:style-name="P49"><text:s text:c="3"/>&lt;head&gt;</text:p>
      <text:p text:style-name="P49"><text:s text:c="6"/>&lt;title&gt;Subscript Text Example&lt;/title&gt;</text:p>
      <text:p text:style-name="P49"><text:s text:c="3"/>&lt;/head&gt;</text:p>
      <text:p text:style-name="P49"><text:s text:c="8"/></text:p>
      <text:p text:style-name="P49"><text:s text:c="3"/>&lt;body&gt;</text:p>
      <text:p text:style-name="P49"><text:s text:c="6"/>&lt;p&gt;The following word uses a &lt;sub&gt;subscript&lt;/sub&gt; typeface.&lt;/p&gt;</text:p>
      <text:p text:style-name="P49"><text:s text:c="3"/>&lt;/body&gt;</text:p>
      <text:p text:style-name="P49"><text:s text:c="8"/></text:p>
      <text:p text:style-name="P60">&lt;/html&gt;</text:p>
      <text:h text:style-name="P16" text:outline-level="2">Inserted Text</text:h>
      <text:p text:style-name="P105">Anything that appears within <text:span text:style-name="T1">&lt;ins&gt;...&lt;/ins&gt;</text:span> element is displayed as inserted text.</text:p>
      <text:h text:style-name="P33" text:outline-level="3">Example</text:h>
      <text:p text:style-name="P49">&lt;!DOCTYPE html&gt;</text:p>
      <text:p text:style-name="P49">&lt;html&gt;</text:p>
      <text:p text:style-name="P49"/>
      <text:p text:style-name="P49"><text:s text:c="3"/>&lt;head&gt;</text:p>
      <text:p text:style-name="P49"><text:s text:c="6"/>&lt;title&gt;Inserted Text Example&lt;/title&gt;</text:p>
      <text:p text:style-name="P49"><text:s text:c="3"/>&lt;/head&gt;</text:p>
      <text:p text:style-name="P49"><text:s text:c="8"/></text:p>
      <text:p text:style-name="P49"><text:s text:c="3"/>&lt;body&gt;</text:p>
      <text:p text:style-name="P49"><text:s text:c="6"/>&lt;p&gt;I want to drink &lt;del&gt;cola&lt;/del&gt; &lt;ins&gt;wine&lt;/ins&gt;&lt;/p&gt;</text:p>
      <text:p text:style-name="P49"><text:s text:c="3"/>&lt;/body&gt;</text:p>
      <text:p text:style-name="P49"><text:s text:c="8"/></text:p>
      <text:p text:style-name="P60">&lt;/html&gt;</text:p>
      <text:h text:style-name="P16" text:outline-level="2">Deleted Text</text:h>
      <text:p text:style-name="P105">Anything that appears within <text:span text:style-name="T1">&lt;del&gt;...&lt;/del&gt;</text:span> element, is displayed as deleted text.</text:p>
      <text:h text:style-name="P33" text:outline-level="3">Example</text:h>
      <text:p text:style-name="P49">&lt;!DOCTYPE html&gt;</text:p>
      <text:p text:style-name="P49">&lt;html&gt;</text:p>
      <text:p text:style-name="P49"/>
      <text:p text:style-name="P49"><text:s text:c="3"/>&lt;head&gt;</text:p>
      <text:p text:style-name="P49"><text:s text:c="6"/>&lt;title&gt;Deleted Text Example&lt;/title&gt;</text:p>
      <text:p text:style-name="P49"><text:s text:c="3"/>&lt;/head&gt;</text:p>
      <text:p text:style-name="P49"><text:s text:c="8"/></text:p>
      <text:p text:style-name="P49"><text:soft-page-break/><text:s text:c="3"/>&lt;body&gt;</text:p>
      <text:p text:style-name="P49"><text:s text:c="6"/>&lt;p&gt;I want to drink &lt;del&gt;cola&lt;/del&gt; &lt;ins&gt;wine&lt;/ins&gt;&lt;/p&gt;</text:p>
      <text:p text:style-name="P49"><text:s text:c="3"/>&lt;/body&gt;</text:p>
      <text:p text:style-name="P49"><text:s text:c="8"/></text:p>
      <text:p text:style-name="P60">&lt;/html&gt;</text:p>
      <text:h text:style-name="P16" text:outline-level="2">Larger Text</text:h>
      <text:p text:style-name="P105">The content of the <text:span text:style-name="T1">&lt;big&gt;...&lt;/big&gt;</text:span> element is displayed one font size larger than the rest of the text surrounding it as shown below −</text:p>
      <text:h text:style-name="P33" text:outline-level="3">Example</text:h>
      <text:p text:style-name="P49">&lt;!DOCTYPE html&gt;</text:p>
      <text:p text:style-name="P49">&lt;html&gt;</text:p>
      <text:p text:style-name="P49"/>
      <text:p text:style-name="P49"><text:s text:c="3"/>&lt;head&gt;</text:p>
      <text:p text:style-name="P49"><text:s text:c="6"/>&lt;title&gt;Larger Text Example&lt;/title&gt;</text:p>
      <text:p text:style-name="P49"><text:s text:c="3"/>&lt;/head&gt;</text:p>
      <text:p text:style-name="P49"><text:s text:c="8"/></text:p>
      <text:p text:style-name="P49"><text:s text:c="3"/>&lt;body&gt;</text:p>
      <text:p text:style-name="P49"><text:s text:c="6"/>&lt;p&gt;The following word uses a &lt;big&gt;big&lt;/big&gt; typeface.&lt;/p&gt;</text:p>
      <text:p text:style-name="P49"><text:s text:c="3"/>&lt;/body&gt;</text:p>
      <text:p text:style-name="P49"><text:s text:c="8"/></text:p>
      <text:p text:style-name="P60">&lt;/html&gt;</text:p>
      <text:h text:style-name="P16" text:outline-level="2">Smaller Text</text:h>
      <text:p text:style-name="P105">The content of the <text:span text:style-name="T1">&lt;small&gt;...&lt;/small&gt;</text:span> element is displayed one font size smaller than the rest of the text surrounding it as shown below −</text:p>
      <text:h text:style-name="P33" text:outline-level="3">Example</text:h>
      <text:p text:style-name="P49">&lt;!DOCTYPE html&gt;</text:p>
      <text:p text:style-name="P49">&lt;html&gt;</text:p>
      <text:p text:style-name="P49"/>
      <text:p text:style-name="P49"><text:s text:c="3"/>&lt;head&gt;</text:p>
      <text:p text:style-name="P49"><text:s text:c="6"/>&lt;title&gt;Smaller Text Example&lt;/title&gt;</text:p>
      <text:p text:style-name="P49"><text:s text:c="3"/>&lt;/head&gt;</text:p>
      <text:p text:style-name="P49"/>
      <text:p text:style-name="P49"><text:s text:c="3"/>&lt;body&gt;</text:p>
      <text:p text:style-name="P49"><text:s text:c="6"/>&lt;p&gt;The following word uses a &lt;small&gt;small&lt;/small&gt; typeface.&lt;/p&gt;</text:p>
      <text:p text:style-name="P49"><text:s text:c="3"/>&lt;/body&gt;</text:p>
      <text:p text:style-name="P49"/>
      <text:p text:style-name="P60">&lt;/html&gt;</text:p>
      <text:h text:style-name="P16" text:outline-level="2">Grouping Content</text:h>
      <text:p text:style-name="P105">The <text:span text:style-name="T1">&lt;div&gt;</text:span> and <text:span text:style-name="T1">&lt;span&gt;</text:span> elements allow you to group together several elements to create sections or subsections of a page.</text:p>
      <text:p text:style-name="P105"><text:soft-page-break/>For example, you might want to put all of the footnotes on a page within a &lt;div&gt; element to indicate that all of the elements within that &lt;div&gt; element relate to the footnotes. You might then attach a style to this &lt;div&gt; element so that they appear using a special set of style rules.</text:p>
      <text:h text:style-name="P33" text:outline-level="3">Example</text:h>
      <text:p text:style-name="P49">&lt;!DOCTYPE html&gt;</text:p>
      <text:p text:style-name="P49">&lt;html&gt;</text:p>
      <text:p text:style-name="P49"/>
      <text:p text:style-name="P49"><text:s text:c="3"/>&lt;head&gt;</text:p>
      <text:p text:style-name="P49"><text:s text:c="6"/>&lt;title&gt;Div Tag Example&lt;/title&gt;</text:p>
      <text:p text:style-name="P49"><text:s text:c="3"/>&lt;/head&gt;</text:p>
      <text:p text:style-name="P49"><text:s text:c="8"/></text:p>
      <text:p text:style-name="P49"><text:s text:c="3"/>&lt;body&gt;</text:p>
      <text:p text:style-name="P49"><text:s text:c="6"/>&lt;div id = "menu" align = "middle" &gt;</text:p>
      <text:p text:style-name="P49"><text:s text:c="9"/>&lt;a href = "/index.htm"&gt;HOME&lt;/a&gt; | </text:p>
      <text:p text:style-name="P49"><text:s text:c="9"/>&lt;a href = "/about/contact_us.htm"&gt;CONTACT&lt;/a&gt; | </text:p>
      <text:p text:style-name="P49"><text:s text:c="9"/>&lt;a href = "/about/index.htm"&gt;ABOUT&lt;/a&gt;</text:p>
      <text:p text:style-name="P49"><text:s text:c="6"/>&lt;/div&gt;</text:p>
      <text:p text:style-name="P49"/>
      <text:p text:style-name="P49"><text:s text:c="6"/>&lt;div id = "content" align = "left" &gt;</text:p>
      <text:p text:style-name="P49"><text:s text:c="9"/>&lt;h5&gt;Content Articles&lt;/h5&gt;</text:p>
      <text:p text:style-name="P49"><text:s text:c="9"/>&lt;p&gt;Actual content goes here.....&lt;/p&gt;</text:p>
      <text:p text:style-name="P49"><text:s text:c="6"/>&lt;/div&gt;</text:p>
      <text:p text:style-name="P49"><text:s text:c="3"/>&lt;/body&gt;</text:p>
      <text:p text:style-name="P49"><text:s text:c="8"/></text:p>
      <text:p text:style-name="P60">&lt;/html&gt;</text:p>
      <text:p text:style-name="P105">The &lt;span&gt; element, on the other hand, can be used to group inline elements only. So, if you have a part of a sentence or paragraph which you want to group together, you could use the &lt;span&gt; element as follows.</text:p>
      <text:h text:style-name="P33" text:outline-level="3">Example</text:h>
      <text:p text:style-name="P49">&lt;!DOCTYPE html&gt;</text:p>
      <text:p text:style-name="P49">&lt;html&gt;</text:p>
      <text:p text:style-name="P49"/>
      <text:p text:style-name="P49"><text:s text:c="3"/>&lt;head&gt;</text:p>
      <text:p text:style-name="P49"><text:s text:c="6"/>&lt;title&gt;Span Tag Example&lt;/title&gt;</text:p>
      <text:p text:style-name="P49"><text:s text:c="3"/>&lt;/head&gt;</text:p>
      <text:p text:style-name="P49"><text:s text:c="8"/></text:p>
      <text:p text:style-name="P49"><text:s text:c="3"/>&lt;body&gt;</text:p>
      <text:p text:style-name="P49"><text:s text:c="6"/>&lt;p&gt;This is the example of &lt;span style = "color:green"&gt;span tag&lt;/span&gt;</text:p>
      <text:p text:style-name="P49"><text:s text:c="9"/>and the &lt;span style = "color:red"&gt;div tag&lt;/span&gt; alongwith CSS&lt;/p&gt;</text:p>
      <text:p text:style-name="P49"><text:s text:c="3"/>&lt;/body&gt;</text:p>
      <text:p text:style-name="P49"><text:s text:c="8"/></text:p>
      <text:p text:style-name="P60">&lt;/html&gt;</text:p>
      <text:p text:style-name="P76">----------------------------------------------------------------------------------</text:p>
      <text:h text:style-name="P5" text:outline-level="1"><text:soft-page-break/><text:span text:style-name="T24">9. </text:span>HTML - Images</text:h>
      <text:p text:style-name="P106">Images are very important to beautify as well as to depict many complex concepts in simple way on your web page. This tutorial will take you through simple steps to use images in your web pages.</text:p>
      <text:h text:style-name="P20" text:outline-level="2">Insert Image</text:h>
      <text:p text:style-name="P114">You can insert any image in your web page by using <text:span text:style-name="T1">&lt;img&gt;</text:span> tag. Following is the simple syntax to use this tag.</text:p>
      <text:p text:style-name="P64">&lt;img src = "Image URL" ... attributes-list/&gt;</text:p>
      <text:p text:style-name="P114">The &lt;img&gt; tag is an empty tag, which means that, it can contain only list of attributes and it has no closing tag.</text:p>
      <text:h text:style-name="P37" text:outline-level="3">Example</text:h>
      <text:p text:style-name="P114">To try following example, let's keep our HTML file test.htm and image file test.png in the same directory −</text:p>
      <text:p text:style-name="P50">&lt;!DOCTYPE html&gt;</text:p>
      <text:p text:style-name="P54">&lt;html&gt;</text:p>
      <text:p text:style-name="P54"/>
      <text:p text:style-name="P54"><text:s text:c="3"/>&lt;head&gt;</text:p>
      <text:p text:style-name="P54"><text:s text:c="6"/>&lt;title&gt;Using Image in Webpage&lt;/title&gt;</text:p>
      <text:p text:style-name="P54"><text:s text:c="3"/>&lt;/head&gt;</text:p>
      <text:p text:style-name="P54"><text:s text:c="8"/></text:p>
      <text:p text:style-name="P54"><text:s text:c="3"/>&lt;body&gt;</text:p>
      <text:p text:style-name="P54"><text:s text:c="6"/>&lt;p&gt;Simple Image Insert&lt;/p&gt;</text:p>
      <text:p text:style-name="P54"><text:s text:c="6"/>&lt;img src = "/html/images/test.png" alt = "Test Image" /&gt;</text:p>
      <text:p text:style-name="P54"><text:s text:c="3"/>&lt;/body&gt;</text:p>
      <text:p text:style-name="P54"><text:s text:c="8"/></text:p>
      <text:p text:style-name="P64">&lt;/html&gt;</text:p>
      <text:p text:style-name="P106">You can use PNG, JPEG or GIF image file based on your comfort but make sure you specify correct image file name in <text:span text:style-name="T1">src</text:span> attribute. Image name is always case sensitive.</text:p>
      <text:p text:style-name="P114">The <text:span text:style-name="T1">alt</text:span> attribute is a mandatory attribute which specifies an alternate text for an image, if the image cannot be displayed.</text:p>
      <text:h text:style-name="P17" text:outline-level="2">Set Image Location</text:h>
      <text:p text:style-name="P114">Usually we keep all the images in a separate directory. So let's keep HTML file test.htm in our home directory and create a subdirectory <text:span text:style-name="T1">images</text:span> inside the home directory where we will keep our image test.png.</text:p>
      <text:h text:style-name="P37" text:outline-level="3">Example</text:h>
      <text:p text:style-name="P114">Assuming our image location is "image/test.png", try the following example −</text:p>
      <text:p text:style-name="P50">&lt;!DOCTYPE html&gt;</text:p>
      <text:p text:style-name="P54">&lt;html&gt;</text:p>
      <text:p text:style-name="P54"/>
      <text:p text:style-name="P54"><text:s text:c="3"/>&lt;head&gt;</text:p>
      <text:p text:style-name="P54"><text:s text:c="6"/>&lt;title&gt;Using Image in Webpage&lt;/title&gt;</text:p>
      <text:p text:style-name="P54"><text:soft-page-break/><text:s text:c="3"/>&lt;/head&gt;</text:p>
      <text:p text:style-name="P54"><text:s text:c="8"/></text:p>
      <text:p text:style-name="P54"><text:s text:c="3"/>&lt;body&gt;</text:p>
      <text:p text:style-name="P54"><text:s text:c="6"/>&lt;p&gt;Simple Image Insert&lt;/p&gt;</text:p>
      <text:p text:style-name="P54"><text:s text:c="6"/>&lt;img src = "/html/images/test.png" alt = "Test Image" /&gt;</text:p>
      <text:p text:style-name="P54"><text:s text:c="3"/>&lt;/body&gt;</text:p>
      <text:p text:style-name="P54"><text:s text:c="8"/></text:p>
      <text:p text:style-name="P64">&lt;/html&gt;</text:p>
      <text:h text:style-name="P17" text:outline-level="2">Set Image Width/Height</text:h>
      <text:p text:style-name="P114">You can set image width and height based on your requirement using <text:span text:style-name="T1">width</text:span> and <text:span text:style-name="T1">height</text:span> attributes. You can specify width and height of the image in terms of either pixels or percentage of its actual size.</text:p>
      <text:h text:style-name="P37" text:outline-level="3">Example</text:h>
      <text:p text:style-name="P50">&lt;!DOCTYPE html&gt;</text:p>
      <text:p text:style-name="P54">&lt;html&gt;</text:p>
      <text:p text:style-name="P54"/>
      <text:p text:style-name="P54"><text:s text:c="3"/>&lt;head&gt;</text:p>
      <text:p text:style-name="P54"><text:s text:c="6"/>&lt;title&gt;Set Image Width and Height&lt;/title&gt;</text:p>
      <text:p text:style-name="P54"><text:s text:c="3"/>&lt;/head&gt;</text:p>
      <text:p text:style-name="P54"><text:s text:c="8"/></text:p>
      <text:p text:style-name="P54"><text:s text:c="3"/>&lt;body&gt;</text:p>
      <text:p text:style-name="P54"><text:s text:c="6"/>&lt;p&gt;Setting image width and height&lt;/p&gt;</text:p>
      <text:p text:style-name="P54"><text:s text:c="6"/>&lt;img src = "/html/images/test.png" alt = "Test Image" width = "150" height = "100"/&gt;</text:p>
      <text:p text:style-name="P54"><text:s text:c="3"/>&lt;/body&gt;</text:p>
      <text:p text:style-name="P54"><text:s text:c="8"/></text:p>
      <text:p text:style-name="P64">&lt;/html&gt;</text:p>
      <text:h text:style-name="P17" text:outline-level="2">Set Image Border</text:h>
      <text:p text:style-name="P114">By default, image will have a border around it, you can specify border thickness in terms of pixels using border attribute. A thickness of 0 means, no border around the picture.</text:p>
      <text:h text:style-name="P37" text:outline-level="3">Example</text:h>
      <text:p text:style-name="P50">&lt;!DOCTYPE html&gt;</text:p>
      <text:p text:style-name="P54">&lt;html&gt;</text:p>
      <text:p text:style-name="P54"/>
      <text:p text:style-name="P54"><text:s text:c="3"/>&lt;head&gt;</text:p>
      <text:p text:style-name="P54"><text:s text:c="6"/>&lt;title&gt;Set Image Border&lt;/title&gt;</text:p>
      <text:p text:style-name="P54"><text:s text:c="3"/>&lt;/head&gt;</text:p>
      <text:p text:style-name="P54"><text:s text:c="8"/></text:p>
      <text:p text:style-name="P54"><text:s text:c="3"/>&lt;body&gt;</text:p>
      <text:p text:style-name="P54"><text:s text:c="6"/>&lt;p&gt;Setting image Border&lt;/p&gt;</text:p>
      <text:p text:style-name="P54"><text:s text:c="6"/>&lt;img src = "/html/images/test.png" alt = "Test Image" border = "3"/&gt;</text:p>
      <text:p text:style-name="P54"><text:s text:c="3"/>&lt;/body&gt;</text:p>
      <text:p text:style-name="P54"><text:s text:c="8"/></text:p>
      <text:p text:style-name="P64"><text:soft-page-break/>&lt;/html&gt;</text:p>
      <text:h text:style-name="P17" text:outline-level="2">Set Image Alignment</text:h>
      <text:p text:style-name="P114">By default, image will align at the left side of the page, but you can use <text:span text:style-name="T1">align</text:span> attribute to set it in the center or right.</text:p>
      <text:h text:style-name="P37" text:outline-level="3">Example</text:h>
      <text:p text:style-name="P50">&lt;!DOCTYPE html&gt;</text:p>
      <text:p text:style-name="P54">&lt;html&gt;</text:p>
      <text:p text:style-name="P54"/>
      <text:p text:style-name="P54"><text:s text:c="3"/>&lt;head&gt;</text:p>
      <text:p text:style-name="P54"><text:s text:c="6"/>&lt;title&gt;Set Image Alignment&lt;/title&gt;</text:p>
      <text:p text:style-name="P54"><text:s text:c="3"/>&lt;/head&gt;</text:p>
      <text:p text:style-name="P54"><text:s text:c="8"/></text:p>
      <text:p text:style-name="P54"><text:s text:c="3"/>&lt;body&gt;</text:p>
      <text:p text:style-name="P54"><text:s text:c="6"/>&lt;p&gt;Setting image Alignment&lt;/p&gt;</text:p>
      <text:p text:style-name="P54"><text:s text:c="6"/>&lt;img src = "/html/images/test.png" alt = "Test Image" border = "3" align = "right"/&gt;</text:p>
      <text:p text:style-name="P54"><text:s text:c="3"/>&lt;/body&gt;</text:p>
      <text:p text:style-name="P54"><text:s text:c="8"/></text:p>
      <text:p text:style-name="P64">&lt;/html&gt;</text:p>
      <text:p text:style-name="P106">----------------------------------------------------------------------------------</text:p>
      <text:h text:style-name="P5" text:outline-level="1"><text:span text:style-name="T24">10. </text:span>HTML - Tables</text:h>
      <text:p text:style-name="P106">The HTML tables allow web authors to arrange data like text, images, links, other tables, etc. into rows and columns of cells.</text:p>
      <text:p text:style-name="P114">The HTML tables are created using the <text:span text:style-name="T1">&lt;table&gt;</text:span> tag in which the <text:span text:style-name="T1">&lt;tr&gt;</text:span> tag is used to create table rows and <text:span text:style-name="T1">&lt;td&gt;</text:span> tag is used to create data cells. The elements under &lt;td&gt; are regular and left aligned by default</text:p>
      <text:p text:style-name="P50">&lt;!DOCTYPE html&gt;</text:p>
      <text:p text:style-name="P54">&lt;html&gt;</text:p>
      <text:p text:style-name="P54"/>
      <text:p text:style-name="P54"><text:s text:c="3"/>&lt;head&gt;</text:p>
      <text:p text:style-name="P54"><text:s text:c="6"/>&lt;title&gt;HTML Tables&lt;/title&gt;</text:p>
      <text:p text:style-name="P54"><text:s text:c="3"/>&lt;/head&gt;</text:p>
      <text:p text:style-name="P54"><text:s text:c="8"/></text:p>
      <text:p text:style-name="P54"><text:s text:c="3"/>&lt;body&gt;</text:p>
      <text:p text:style-name="P54"><text:s text:c="6"/>&lt;table border = "1"&gt;</text:p>
      <text:p text:style-name="P54"><text:s text:c="9"/>&lt;tr&gt;</text:p>
      <text:p text:style-name="P54"><text:s text:c="12"/>&lt;td&gt;Row 1, Column 1&lt;/td&gt;</text:p>
      <text:p text:style-name="P54"><text:s text:c="12"/>&lt;td&gt;Row 1, Column 2&lt;/td&gt;</text:p>
      <text:p text:style-name="P54"><text:s text:c="9"/>&lt;/tr&gt;</text:p>
      <text:p text:style-name="P54"><text:s text:c="9"/></text:p>
      <text:p text:style-name="P54"><text:s text:c="9"/>&lt;tr&gt;</text:p>
      <text:p text:style-name="P54"><text:s text:c="12"/>&lt;td&gt;Row 2, Column 1&lt;/td&gt;</text:p>
      <text:p text:style-name="P54"><text:s text:c="12"/>&lt;td&gt;Row 2, Column 2&lt;/td&gt;</text:p>
      <text:p text:style-name="P54"><text:s text:c="9"/>&lt;/tr&gt;</text:p>
      <text:p text:style-name="P54"><text:soft-page-break/><text:s text:c="6"/>&lt;/table&gt;</text:p>
      <text:p text:style-name="P54"><text:s text:c="6"/></text:p>
      <text:p text:style-name="P54"><text:s text:c="3"/>&lt;/body&gt;</text:p>
      <text:p text:style-name="P64">&lt;/html&gt;</text:p>
      <text:p text:style-name="P100">Output:</text:p>
      <table:table table:name="Table6" table:style-name="Table6">
        <table:table-column table:style-name="Table6.A"/>
        <table:table-column table:style-name="Table6.B"/>
        <table:table-row table:style-name="TableLine94628499154944">
          <table:table-cell table:style-name="Table6.A1" office:value-type="string">
            <text:p text:style-name="P84">Row 1, Column 1</text:p>
          </table:table-cell>
          <table:table-cell table:style-name="Table6.B1" office:value-type="string">
            <text:p text:style-name="P84">Row 1, Column 2</text:p>
          </table:table-cell>
        </table:table-row>
        <table:table-row table:style-name="TableLine94628490721344">
          <table:table-cell table:style-name="Table6.A2" office:value-type="string">
            <text:p text:style-name="P84">Row 2, Column 1</text:p>
          </table:table-cell>
          <table:table-cell table:style-name="Table6.B2" office:value-type="string">
            <text:p text:style-name="P84">Row 2, Column 2</text:p>
          </table:table-cell>
        </table:table-row>
      </table:table>
      <text:p text:style-name="P100"/>
      <text:h text:style-name="P12" text:outline-level="2">Table Heading</text:h>
      <text:p text:style-name="P114">Table heading can be defined using <text:span text:style-name="T1">&lt;th&gt;</text:span> tag. This tag will be put to replace &lt;td&gt; tag, which is used to represent actual data cell. Normally you will put your top row as table heading as shown below, otherwise you can use &lt;th&gt; element in any row. Headings, which are defined in &lt;th&gt; tag are centered and bold by default.</text:p>
      <text:h text:style-name="P37" text:outline-level="3">Example</text:h>
      <text:p text:style-name="P45">&lt;!DOCTYPE html&gt;</text:p>
      <text:p text:style-name="P54">&lt;html&gt;</text:p>
      <text:p text:style-name="P54"/>
      <text:p text:style-name="P54"><text:s text:c="3"/>&lt;head&gt;</text:p>
      <text:p text:style-name="P54"><text:s text:c="6"/>&lt;title&gt;HTML Table Header&lt;/title&gt;</text:p>
      <text:p text:style-name="P54"><text:s text:c="3"/>&lt;/head&gt;</text:p>
      <text:p text:style-name="P54"><text:s text:c="8"/></text:p>
      <text:p text:style-name="P54"><text:s text:c="3"/>&lt;body&gt;</text:p>
      <text:p text:style-name="P54"><text:s text:c="6"/>&lt;table border = "1"&gt;</text:p>
      <text:p text:style-name="P54"><text:s text:c="9"/>&lt;tr&gt;</text:p>
      <text:p text:style-name="P54"><text:s text:c="12"/>&lt;th&gt;Name&lt;/th&gt;</text:p>
      <text:p text:style-name="P54"><text:s text:c="12"/>&lt;th&gt;Salary&lt;/th&gt;</text:p>
      <text:p text:style-name="P54"><text:s text:c="9"/>&lt;/tr&gt;</text:p>
      <text:p text:style-name="P54"><text:s text:c="9"/>&lt;tr&gt;</text:p>
      <text:p text:style-name="P54"><text:s text:c="12"/>&lt;td&gt;Ramesh Raman&lt;/td&gt;</text:p>
      <text:p text:style-name="P54"><text:s text:c="12"/>&lt;td&gt;5000&lt;/td&gt;</text:p>
      <text:p text:style-name="P54"><text:s text:c="9"/>&lt;/tr&gt;</text:p>
      <text:p text:style-name="P54"><text:s text:c="9"/></text:p>
      <text:p text:style-name="P54"><text:s text:c="9"/>&lt;tr&gt;</text:p>
      <text:p text:style-name="P54"><text:s text:c="12"/>&lt;td&gt;Shabbir Hussein&lt;/td&gt;</text:p>
      <text:p text:style-name="P54"><text:s text:c="12"/>&lt;td&gt;7000&lt;/td&gt;</text:p>
      <text:p text:style-name="P54"><text:s text:c="9"/>&lt;/tr&gt;</text:p>
      <text:p text:style-name="P54"><text:s text:c="6"/>&lt;/table&gt;</text:p>
      <text:p text:style-name="P54"><text:s text:c="3"/>&lt;/body&gt;</text:p>
      <text:p text:style-name="P54"><text:s text:c="3"/></text:p>
      <text:p text:style-name="P64">&lt;/html&gt;</text:p>
      <text:p text:style-name="P100">Output:</text:p>
      <text:p text:style-name="P100"/>
      <table:table table:name="Table7" table:style-name="Table7">
        <table:table-column table:style-name="Table7.A"/>
        <table:table-column table:style-name="Table7.B"/>
        <text:soft-page-break/>
        <table:table-row table:style-name="TableLine94628456545280">
          <table:table-cell table:style-name="Table7.A1" office:value-type="string">
            <text:p text:style-name="P97">Name</text:p>
          </table:table-cell>
          <table:table-cell table:style-name="Table7.B1" office:value-type="string">
            <text:p text:style-name="P97">Salary</text:p>
          </table:table-cell>
        </table:table-row>
        <table:table-row table:style-name="TableLine94628476111104">
          <table:table-cell table:style-name="Table7.A2" office:value-type="string">
            <text:p text:style-name="P84">Ramesh Raman</text:p>
          </table:table-cell>
          <table:table-cell table:style-name="Table7.B2" office:value-type="string">
            <text:p text:style-name="P84">5000</text:p>
          </table:table-cell>
        </table:table-row>
        <table:table-row table:style-name="TableLine94628475646720">
          <table:table-cell table:style-name="Table7.A3" office:value-type="string">
            <text:p text:style-name="P84">Shabbir Hussein</text:p>
          </table:table-cell>
          <table:table-cell table:style-name="Table7.B3" office:value-type="string">
            <text:p text:style-name="P84">7000</text:p>
          </table:table-cell>
        </table:table-row>
      </table:table>
      <text:p text:style-name="P100"/>
      <text:h text:style-name="P12" text:outline-level="2">Cellpadding and Cellspacing Attributes</text:h>
      <text:p text:style-name="P114">There are two attributes called <text:span text:style-name="T6">cellpadding</text:span> and <text:span text:style-name="T6">cellspacing</text:span> which you will use to adjust the white space in your table cells. The cellspacing attribute defines space between table cells, while cellpadding represents the distance between cell borders and the content within a cell.</text:p>
      <text:h text:style-name="P37" text:outline-level="3">Example</text:h>
      <text:p text:style-name="P45">&lt;!DOCTYPE html&gt;</text:p>
      <text:p text:style-name="P54">&lt;html&gt;</text:p>
      <text:p text:style-name="P54"/>
      <text:p text:style-name="P54"><text:s text:c="3"/>&lt;head&gt;</text:p>
      <text:p text:style-name="P54"><text:s text:c="6"/>&lt;title&gt;HTML Table Cellpadding&lt;/title&gt;</text:p>
      <text:p text:style-name="P54"><text:s text:c="3"/>&lt;/head&gt;</text:p>
      <text:p text:style-name="P54"><text:s text:c="8"/></text:p>
      <text:p text:style-name="P54"><text:s text:c="3"/>&lt;body&gt;</text:p>
      <text:p text:style-name="P54"><text:s text:c="6"/>&lt;table border = "1" cellpadding = "5" cellspacing = "5"&gt;</text:p>
      <text:p text:style-name="P54"><text:s text:c="9"/>&lt;tr&gt;</text:p>
      <text:p text:style-name="P54"><text:s text:c="12"/>&lt;th&gt;Name&lt;/th&gt;</text:p>
      <text:p text:style-name="P54"><text:s text:c="12"/>&lt;th&gt;Salary&lt;/th&gt;</text:p>
      <text:p text:style-name="P54"><text:s text:c="9"/>&lt;/tr&gt;</text:p>
      <text:p text:style-name="P54"><text:s text:c="9"/>&lt;tr&gt;</text:p>
      <text:p text:style-name="P54"><text:s text:c="12"/>&lt;td&gt;Ramesh Raman&lt;/td&gt;</text:p>
      <text:p text:style-name="P54"><text:s text:c="12"/>&lt;td&gt;5000&lt;/td&gt;</text:p>
      <text:p text:style-name="P54"><text:s text:c="9"/>&lt;/tr&gt;</text:p>
      <text:p text:style-name="P54"><text:s text:c="9"/>&lt;tr&gt;</text:p>
      <text:p text:style-name="P54"><text:s text:c="12"/>&lt;td&gt;Shabbir Hussein&lt;/td&gt;</text:p>
      <text:p text:style-name="P54"><text:s text:c="12"/>&lt;td&gt;7000&lt;/td&gt;</text:p>
      <text:p text:style-name="P54"><text:s text:c="9"/>&lt;/tr&gt;</text:p>
      <text:p text:style-name="P54"><text:s text:c="6"/>&lt;/table&gt;</text:p>
      <text:p text:style-name="P54"><text:s text:c="3"/>&lt;/body&gt;</text:p>
      <text:p text:style-name="P54"><text:s text:c="8"/></text:p>
      <text:p text:style-name="P64">&lt;/html&gt;</text:p>
      <text:h text:style-name="P12" text:outline-level="2">Colspan and Rowspan Attributes</text:h>
      <text:p text:style-name="P114">You will use <text:span text:style-name="T1">colspan</text:span> attribute if you want to merge two or more columns into a single column. Similar way you will use <text:span text:style-name="T1">rowspan</text:span> if you want to merge two or more rows.</text:p>
      <text:h text:style-name="P37" text:outline-level="3">Example</text:h>
      <text:p text:style-name="P45">!DOCTYPE html&gt;</text:p>
      <text:p text:style-name="P54">&lt;html&gt;</text:p>
      <text:p text:style-name="P54"/>
      <text:p text:style-name="P54"><text:s text:c="3"/>&lt;head&gt;</text:p>
      <text:p text:style-name="P54"><text:soft-page-break/><text:s text:c="6"/>&lt;title&gt;HTML Table Colspan/Rowspan&lt;/title&gt;</text:p>
      <text:p text:style-name="P54"><text:s text:c="3"/>&lt;/head&gt;</text:p>
      <text:p text:style-name="P54"><text:s text:c="8"/></text:p>
      <text:p text:style-name="P54"><text:s text:c="3"/>&lt;body&gt;</text:p>
      <text:p text:style-name="P54"><text:s text:c="6"/>&lt;table border = "1"&gt;</text:p>
      <text:p text:style-name="P54"><text:s text:c="9"/>&lt;tr&gt;</text:p>
      <text:p text:style-name="P54"><text:s text:c="12"/>&lt;th&gt;Column 1&lt;/th&gt;</text:p>
      <text:p text:style-name="P54"><text:s text:c="12"/>&lt;th&gt;Column 2&lt;/th&gt;</text:p>
      <text:p text:style-name="P54"><text:s text:c="12"/>&lt;th&gt;Column 3&lt;/th&gt;</text:p>
      <text:p text:style-name="P54"><text:s text:c="9"/>&lt;/tr&gt;</text:p>
      <text:p text:style-name="P54"><text:s text:c="9"/>&lt;tr&gt;</text:p>
      <text:p text:style-name="P54"><text:s text:c="12"/>&lt;td rowspan = "2"&gt;Row 1 Cell 1&lt;/td&gt;</text:p>
      <text:p text:style-name="P54"><text:s text:c="12"/>&lt;td&gt;Row 1 Cell 2&lt;/td&gt;</text:p>
      <text:p text:style-name="P54"><text:s text:c="12"/>&lt;td&gt;Row 1 Cell 3&lt;/td&gt;</text:p>
      <text:p text:style-name="P54"><text:s text:c="9"/>&lt;/tr&gt;</text:p>
      <text:p text:style-name="P54"><text:s text:c="9"/>&lt;tr&gt;</text:p>
      <text:p text:style-name="P54"><text:s text:c="12"/>&lt;td&gt;Row 2 Cell 2&lt;/td&gt;</text:p>
      <text:p text:style-name="P54"><text:s text:c="12"/>&lt;td&gt;Row 2 Cell 3&lt;/td&gt;</text:p>
      <text:p text:style-name="P54"><text:s text:c="9"/>&lt;/tr&gt;</text:p>
      <text:p text:style-name="P54"><text:s text:c="9"/>&lt;tr&gt;</text:p>
      <text:p text:style-name="P54"><text:s text:c="12"/>&lt;td colspan = "3"&gt;Row 3 Cell 1&lt;/td&gt;</text:p>
      <text:p text:style-name="P54"><text:s text:c="9"/>&lt;/tr&gt;</text:p>
      <text:p text:style-name="P54"><text:s text:c="6"/>&lt;/table&gt;</text:p>
      <text:p text:style-name="P54"><text:s text:c="3"/>&lt;/body&gt;</text:p>
      <text:p text:style-name="P54"><text:s text:c="8"/></text:p>
      <text:p text:style-name="P64">&lt;/html&gt;</text:p>
      <text:h text:style-name="P12" text:outline-level="2">Table Height and Width</text:h>
      <text:p text:style-name="P114">You can set a table width and height using <text:span text:style-name="T1">width</text:span> and <text:span text:style-name="T1">height</text:span> attributes. You can specify table width or height in terms of pixels or in terms of percentage of available screen area.</text:p>
      <text:h text:style-name="P37" text:outline-level="3">Example</text:h>
      <text:p text:style-name="P45">&lt;!DOCTYPE html&gt;</text:p>
      <text:p text:style-name="P54">&lt;html&gt;</text:p>
      <text:p text:style-name="P54"/>
      <text:p text:style-name="P54"><text:s text:c="3"/>&lt;head&gt;</text:p>
      <text:p text:style-name="P54"><text:s text:c="6"/>&lt;title&gt;HTML Table Width/Height&lt;/title&gt;</text:p>
      <text:p text:style-name="P54"><text:s text:c="3"/>&lt;/head&gt;</text:p>
      <text:p text:style-name="P54"><text:s text:c="8"/></text:p>
      <text:p text:style-name="P54"><text:s text:c="3"/>&lt;body&gt;</text:p>
      <text:p text:style-name="P54"><text:s text:c="6"/>&lt;table border = "1" width = "400" height = "150"&gt;</text:p>
      <text:p text:style-name="P54"><text:s text:c="9"/>&lt;tr&gt;</text:p>
      <text:p text:style-name="P54"><text:s text:c="12"/>&lt;td&gt;Row 1, Column 1&lt;/td&gt;</text:p>
      <text:p text:style-name="P54"><text:s text:c="12"/>&lt;td&gt;Row 1, Column 2&lt;/td&gt;</text:p>
      <text:p text:style-name="P54"><text:s text:c="9"/>&lt;/tr&gt;</text:p>
      <text:p text:style-name="P54"><text:s text:c="9"/></text:p>
      <text:p text:style-name="P54"><text:s text:c="9"/>&lt;tr&gt;</text:p>
      <text:p text:style-name="P54"><text:s text:c="12"/>&lt;td&gt;Row 2, Column 1&lt;/td&gt;</text:p>
      <text:p text:style-name="P54"><text:soft-page-break/><text:s text:c="12"/>&lt;td&gt;Row 2, Column 2&lt;/td&gt;</text:p>
      <text:p text:style-name="P54"><text:s text:c="9"/>&lt;/tr&gt;</text:p>
      <text:p text:style-name="P54"><text:s text:c="6"/>&lt;/table&gt;</text:p>
      <text:p text:style-name="P54"><text:s text:c="3"/>&lt;/body&gt;</text:p>
      <text:p text:style-name="P54"><text:s text:c="8"/></text:p>
      <text:p text:style-name="P64">&lt;/html&gt;</text:p>
      <text:h text:style-name="P12" text:outline-level="2">Table Caption</text:h>
      <text:p text:style-name="P114">The <text:span text:style-name="T1">caption</text:span> tag will serve as a title or explanation for the table and it shows up at the top of the table. This tag is deprecated in newer version of HTML/XHTML.</text:p>
      <text:h text:style-name="P30" text:outline-level="3">Example</text:h>
      <text:p text:style-name="P45">&lt;!DOCTYPE html&gt;</text:p>
      <text:p text:style-name="P54">&lt;html&gt;</text:p>
      <text:p text:style-name="P54"/>
      <text:p text:style-name="P54"><text:s text:c="3"/>&lt;head&gt;</text:p>
      <text:p text:style-name="P54"><text:s text:c="6"/>&lt;title&gt;HTML Table Caption&lt;/title&gt;</text:p>
      <text:p text:style-name="P54"><text:s text:c="3"/>&lt;/head&gt;</text:p>
      <text:p text:style-name="P54"><text:s text:c="8"/></text:p>
      <text:p text:style-name="P54"><text:s text:c="3"/>&lt;body&gt;</text:p>
      <text:p text:style-name="P54"><text:s text:c="6"/>&lt;table border = "1" width = "100%"&gt;</text:p>
      <text:p text:style-name="P54"><text:s text:c="9"/>&lt;caption&gt;This is the caption&lt;/caption&gt;</text:p>
      <text:p text:style-name="P54"><text:s text:c="9"/></text:p>
      <text:p text:style-name="P54"><text:s text:c="9"/>&lt;tr&gt;</text:p>
      <text:p text:style-name="P54"><text:s text:c="12"/>&lt;td&gt;row 1, column 1&lt;/td&gt;&lt;td&gt;row 1, columnn 2&lt;/td&gt;</text:p>
      <text:p text:style-name="P54"><text:s text:c="9"/>&lt;/tr&gt;</text:p>
      <text:p text:style-name="P54"><text:s text:c="9"/></text:p>
      <text:p text:style-name="P54"><text:s text:c="9"/>&lt;tr&gt;</text:p>
      <text:p text:style-name="P54"><text:s text:c="12"/>&lt;td&gt;row 2, column 1&lt;/td&gt;&lt;td&gt;row 2, columnn 2&lt;/td&gt;</text:p>
      <text:p text:style-name="P54"><text:s text:c="9"/>&lt;/tr&gt;</text:p>
      <text:p text:style-name="P54"><text:s text:c="6"/>&lt;/table&gt;</text:p>
      <text:p text:style-name="P54"><text:s text:c="3"/>&lt;/body&gt;</text:p>
      <text:p text:style-name="P54"><text:s text:c="8"/></text:p>
      <text:p text:style-name="P64">&lt;/html&gt;</text:p>
      <text:h text:style-name="P12" text:outline-level="2">Table Header, Body, and Footer</text:h>
      <text:p text:style-name="P114">Tables can be divided into three portions − a header, a body, and a foot. The head and foot are rather similar to headers and footers in a word-processed document that remain the same for every page, while the body is the main content holder of the table.</text:p>
      <text:p text:style-name="P114">The three elements for separating the head, body, and foot of a table are −</text:p>
      <text:list xml:id="list2982471615" text:style-name="L9">
        <text:list-item>
          <text:p text:style-name="P115"><text:span text:style-name="T1">&lt;thead&gt;</text:span> − to create a separate table header.</text:p>
        </text:list-item>
        <text:list-item>
          <text:p text:style-name="P115"><text:span text:style-name="T1">&lt;tbody&gt;</text:span> − to indicate the main body of the table.</text:p>
        </text:list-item>
        <text:list-item>
          <text:p text:style-name="P115"><text:span text:style-name="T1">&lt;tfoot&gt;</text:span> − to create a separate table footer.</text:p>
        </text:list-item>
      </text:list>
      <text:p text:style-name="P114">A table may contain several &lt;tbody&gt; elements to indicate <text:span text:style-name="T6">different pages</text:span> or groups of data. But it is notable that &lt;thead&gt; and &lt;tfoot&gt; tags should appear before &lt;tbody&gt;</text:p>
      <text:h text:style-name="P37" text:outline-level="3"><text:soft-page-break/>Example</text:h>
      <text:p text:style-name="P45">&lt;!DOCTYPE html&gt;</text:p>
      <text:p text:style-name="P54">&lt;html&gt;</text:p>
      <text:p text:style-name="P54"/>
      <text:p text:style-name="P54"><text:s text:c="3"/>&lt;head&gt;</text:p>
      <text:p text:style-name="P54"><text:s text:c="6"/>&lt;title&gt;HTML Table&lt;/title&gt;</text:p>
      <text:p text:style-name="P54"><text:s text:c="3"/>&lt;/head&gt;</text:p>
      <text:p text:style-name="P54"><text:s text:c="8"/></text:p>
      <text:p text:style-name="P54"><text:s text:c="3"/>&lt;body&gt;</text:p>
      <text:p text:style-name="P54"><text:s text:c="6"/>&lt;table border = "1" width = "100%"&gt;</text:p>
      <text:p text:style-name="P54"><text:s text:c="9"/>&lt;thead&gt;</text:p>
      <text:p text:style-name="P54"><text:s text:c="12"/>&lt;tr&gt;</text:p>
      <text:p text:style-name="P54"><text:s text:c="15"/>&lt;td colspan = "4"&gt;This is the head of the table&lt;/td&gt;</text:p>
      <text:p text:style-name="P54"><text:s text:c="12"/>&lt;/tr&gt;</text:p>
      <text:p text:style-name="P54"><text:s text:c="9"/>&lt;/thead&gt;</text:p>
      <text:p text:style-name="P54"><text:s text:c="9"/></text:p>
      <text:p text:style-name="P54"><text:s text:c="9"/>&lt;tfoot&gt;</text:p>
      <text:p text:style-name="P54"><text:s text:c="12"/>&lt;tr&gt;</text:p>
      <text:p text:style-name="P54"><text:s text:c="15"/>&lt;td colspan = "4"&gt;This is the foot of the table&lt;/td&gt;</text:p>
      <text:p text:style-name="P54"><text:s text:c="12"/>&lt;/tr&gt;</text:p>
      <text:p text:style-name="P54"><text:s text:c="9"/>&lt;/tfoot&gt;</text:p>
      <text:p text:style-name="P54"><text:s text:c="9"/></text:p>
      <text:p text:style-name="P54"><text:s text:c="9"/>&lt;tbody&gt;</text:p>
      <text:p text:style-name="P54"><text:s text:c="12"/>&lt;tr&gt;</text:p>
      <text:p text:style-name="P54"><text:s text:c="15"/>&lt;td&gt;Cell 1&lt;/td&gt;</text:p>
      <text:p text:style-name="P54"><text:s text:c="15"/>&lt;td&gt;Cell 2&lt;/td&gt;</text:p>
      <text:p text:style-name="P54"><text:s text:c="15"/>&lt;td&gt;Cell 3&lt;/td&gt;</text:p>
      <text:p text:style-name="P54"><text:s text:c="15"/>&lt;td&gt;Cell 4&lt;/td&gt;</text:p>
      <text:p text:style-name="P54"><text:s text:c="12"/>&lt;/tr&gt;</text:p>
      <text:p text:style-name="P54"><text:s text:c="9"/>&lt;/tbody&gt;</text:p>
      <text:p text:style-name="P54"><text:s text:c="9"/></text:p>
      <text:p text:style-name="P54"><text:s text:c="6"/>&lt;/table&gt;</text:p>
      <text:p text:style-name="P54"><text:s text:c="3"/>&lt;/body&gt;</text:p>
      <text:p text:style-name="P54"><text:s text:c="8"/></text:p>
      <text:p text:style-name="P64">&lt;/html&gt;</text:p>
      <text:h text:style-name="P12" text:outline-level="2">Nested Tables</text:h>
      <text:p text:style-name="P114">You can use one table inside another table. Not only tables you can use almost all the tags inside table data tag &lt;td&gt;.</text:p>
      <text:h text:style-name="P41" text:outline-level="3"/>
      <text:h text:style-name="P41" text:outline-level="3"/>
      <text:h text:style-name="P41" text:outline-level="3"/>
      <text:h text:style-name="P37" text:outline-level="3">Example</text:h>
      <text:p text:style-name="P114">Following is the example of using another table and other tags inside a table cell.</text:p>
      <text:p text:style-name="P45">&lt;!DOCTYPE html&gt;</text:p>
      <text:p text:style-name="P54"><text:soft-page-break/>&lt;html&gt;</text:p>
      <text:p text:style-name="P54"/>
      <text:p text:style-name="P54"><text:s text:c="3"/>&lt;head&gt;</text:p>
      <text:p text:style-name="P54"><text:s text:c="6"/>&lt;title&gt;HTML Table&lt;/title&gt;</text:p>
      <text:p text:style-name="P54"><text:s text:c="3"/>&lt;/head&gt;</text:p>
      <text:p text:style-name="P54"><text:s text:c="8"/></text:p>
      <text:p text:style-name="P54"><text:s text:c="3"/>&lt;body&gt;</text:p>
      <text:p text:style-name="P54"><text:s text:c="6"/>&lt;table border = "1" width = "100%"&gt;</text:p>
      <text:p text:style-name="P54"><text:s text:c="9"/></text:p>
      <text:p text:style-name="P54"><text:s text:c="9"/>&lt;tr&gt;</text:p>
      <text:p text:style-name="P54"><text:s text:c="12"/>&lt;td&gt;</text:p>
      <text:p text:style-name="P54"><text:s text:c="15"/>&lt;table border = "1" width = "100%"&gt;</text:p>
      <text:p text:style-name="P54"><text:s text:c="18"/>&lt;tr&gt;</text:p>
      <text:p text:style-name="P54"><text:s text:c="21"/>&lt;th&gt;Name&lt;/th&gt;</text:p>
      <text:p text:style-name="P54"><text:s text:c="21"/>&lt;th&gt;Salary&lt;/th&gt;</text:p>
      <text:p text:style-name="P54"><text:s text:c="18"/>&lt;/tr&gt;</text:p>
      <text:p text:style-name="P54"><text:s text:c="18"/>&lt;tr&gt;</text:p>
      <text:p text:style-name="P54"><text:s text:c="21"/>&lt;td&gt;Ramesh Raman&lt;/td&gt;</text:p>
      <text:p text:style-name="P54"><text:s text:c="21"/>&lt;td&gt;5000&lt;/td&gt;</text:p>
      <text:p text:style-name="P54"><text:s text:c="18"/>&lt;/tr&gt;</text:p>
      <text:p text:style-name="P54"><text:s text:c="18"/>&lt;tr&gt;</text:p>
      <text:p text:style-name="P54"><text:s text:c="21"/>&lt;td&gt;Shabbir Hussein&lt;/td&gt;</text:p>
      <text:p text:style-name="P54"><text:s text:c="21"/>&lt;td&gt;7000&lt;/td&gt;</text:p>
      <text:p text:style-name="P54"><text:s text:c="18"/>&lt;/tr&gt;</text:p>
      <text:p text:style-name="P54"><text:s text:c="15"/>&lt;/table&gt;</text:p>
      <text:p text:style-name="P54"><text:s text:c="12"/>&lt;/td&gt;</text:p>
      <text:p text:style-name="P54"><text:s text:c="9"/>&lt;/tr&gt;</text:p>
      <text:p text:style-name="P54"><text:s text:c="9"/></text:p>
      <text:p text:style-name="P54"><text:s text:c="6"/>&lt;/table&gt;</text:p>
      <text:p text:style-name="P54"><text:s text:c="3"/>&lt;/body&gt;</text:p>
      <text:p text:style-name="P54"><text:s text:c="8"/></text:p>
      <text:p text:style-name="P64">&lt;/html&gt;</text:p>
      <text:p text:style-name="P100">----------------------------------------------------------------------------------</text:p>
      <text:h text:style-name="P10" text:outline-level="1"><text:span text:style-name="T25">HTML – Lists</text:span></text:h>
      <text:p text:style-name="P124"><text:span text:style-name="T1">HTML offers web authors three ways for specifying lists of information. All lists must contain one or more list elements. Lists may contain −</text:span></text:p>
      <text:list xml:id="list2457792601" text:style-name="L10">
        <text:list-item>
          <text:p text:style-name="P125"><text:span text:style-name="T3">&lt;ul&gt;</text:span> − An unordered list. This will list items using plain bullets.</text:p>
        </text:list-item>
        <text:list-item>
          <text:p text:style-name="P125"><text:span text:style-name="T3">&lt;ol&gt;</text:span> − An ordered list. This will use different schemes of numbers to list your items.</text:p>
        </text:list-item>
        <text:list-item>
          <text:p text:style-name="P125"><text:span text:style-name="T3">&lt;dl&gt;</text:span> − A definition list. This arranges your items in the same way as they are arranged in a dictionary.</text:p>
        </text:list-item>
      </text:list>
      <text:h text:style-name="P26" text:outline-level="2">HTML Unordered Lists</text:h>
      <text:p text:style-name="P126">An unordered list is a collection of related items that have no special order or sequence. This list is created by using HTML <text:span text:style-name="T3">&lt;ul&gt;</text:span> tag. Each item in the list is marked with a bullet.</text:p>
      <text:h text:style-name="P42" text:outline-level="3">Example</text:h>
      <text:p text:style-name="P136"><text:a xlink:type="simple" xlink:href="http://tpcg.io/QvdUjX" office:target-frame-name="_blank" xlink:show="new" text:style-name="Internet_20_link" text:visited-style-name="Visited_20_Internet_20_Link"><text:span text:style-name="T29">Live Demo</text:span></text:a></text:p>
      <text:p text:style-name="P66">&lt;!DOCTYPE html&gt;</text:p>
      <text:p text:style-name="P67">&lt;html&gt;</text:p>
      <text:p text:style-name="P70"><text:soft-page-break/></text:p>
      <text:p text:style-name="P68"><text:span text:style-name="T31"><text:s text:c="3"/></text:span><text:span text:style-name="T32">&lt;head&gt;</text:span></text:p>
      <text:p text:style-name="P68"><text:span text:style-name="T31"><text:s text:c="6"/></text:span><text:span text:style-name="T32">&lt;title&gt;</text:span><text:span text:style-name="T33">HTML Unordered List</text:span><text:span text:style-name="T32">&lt;/title&gt;</text:span></text:p>
      <text:p text:style-name="P68"><text:span text:style-name="T31"><text:s text:c="3"/></text:span><text:span text:style-name="T32">&lt;/head&gt;</text:span></text:p>
      <text:p text:style-name="P71"><text:s text:c="8"/></text:p>
      <text:p text:style-name="P68"><text:span text:style-name="T31"><text:s text:c="3"/></text:span><text:span text:style-name="T32">&lt;body&gt;</text:span></text:p>
      <text:p text:style-name="P68"><text:span text:style-name="T31"><text:s text:c="6"/></text:span><text:span text:style-name="T32">&lt;ul&gt;</text:span></text:p>
      <text:p text:style-name="P68"><text:span text:style-name="T31"><text:s text:c="9"/></text:span><text:span text:style-name="T32">&lt;li&gt;</text:span><text:span text:style-name="T33">Beetroot</text:span><text:span text:style-name="T32">&lt;/li&gt;</text:span></text:p>
      <text:p text:style-name="P68"><text:span text:style-name="T31"><text:s text:c="9"/></text:span><text:span text:style-name="T32">&lt;li&gt;</text:span><text:span text:style-name="T33">Ginger</text:span><text:span text:style-name="T32">&lt;/li&gt;</text:span></text:p>
      <text:p text:style-name="P68"><text:span text:style-name="T31"><text:s text:c="9"/></text:span><text:span text:style-name="T32">&lt;li&gt;</text:span><text:span text:style-name="T33">Potato</text:span><text:span text:style-name="T32">&lt;/li&gt;</text:span></text:p>
      <text:p text:style-name="P68"><text:span text:style-name="T31"><text:s text:c="9"/></text:span><text:span text:style-name="T32">&lt;li&gt;</text:span><text:span text:style-name="T33">Radish</text:span><text:span text:style-name="T32">&lt;/li&gt;</text:span></text:p>
      <text:p text:style-name="P68"><text:span text:style-name="T31"><text:s text:c="6"/></text:span><text:span text:style-name="T32">&lt;/ul&gt;</text:span></text:p>
      <text:p text:style-name="P68"><text:span text:style-name="T31"><text:s text:c="3"/></text:span><text:span text:style-name="T32">&lt;/body&gt;</text:span></text:p>
      <text:p text:style-name="P71"><text:s text:c="3"/></text:p>
      <text:p text:style-name="P67">&lt;/html&gt;</text:p>
      <text:h text:style-name="P26" text:outline-level="2"/>
      <text:h text:style-name="P26" text:outline-level="2">The type Attribute</text:h>
      <text:p text:style-name="P126"/>
      <text:p text:style-name="P126">You can use <text:span text:style-name="T3">type</text:span> attribute for &lt;ul&gt; tag to specify the type of bullet you like. By default, it is a disc. Following are the possible options −</text:p>
      <text:p text:style-name="P69">&lt;ul type = "square"&gt;</text:p>
      <text:p text:style-name="P72">&lt;ul type = "disc"&gt;</text:p>
      <text:p text:style-name="P72">&lt;ul type = "circle"&gt;</text:p>
      <text:h text:style-name="P26" text:outline-level="2"><text:span text:style-name="T25"/></text:h>
      <text:h text:style-name="P26" text:outline-level="2">HTML Ordered Lists</text:h>
      <text:p text:style-name="P126"/>
      <text:p text:style-name="P126">If you are required to put your items in a numbered list instead of bulleted, then HTML ordered list will be used. This list is created by using <text:span text:style-name="T3">&lt;ol&gt;</text:span> tag. The numbering starts at one and is incremented by one for each successive ordered list element tagged with &lt;li&gt;.</text:p>
      <text:h text:style-name="P43" text:outline-level="3"/>
      <text:h text:style-name="P43" text:outline-level="3">Example</text:h>
      <text:p text:style-name="P136"><text:a xlink:type="simple" xlink:href="http://tpcg.io/7bxlJW" office:target-frame-name="_blank" xlink:show="new" text:style-name="Internet_20_link" text:visited-style-name="Visited_20_Internet_20_Link"><text:span text:style-name="T29">Live Demo</text:span></text:a></text:p>
      <text:p text:style-name="P66">&lt;!DOCTYPE html&gt;</text:p>
      <text:p text:style-name="P67">&lt;html&gt;</text:p>
      <text:p text:style-name="P70"/>
      <text:p text:style-name="P68"><text:span text:style-name="T31"><text:s text:c="3"/></text:span><text:span text:style-name="T32">&lt;head&gt;</text:span></text:p>
      <text:p text:style-name="P68"><text:span text:style-name="T31"><text:s text:c="6"/></text:span><text:span text:style-name="T32">&lt;title&gt;</text:span><text:span text:style-name="T33">HTML Ordered List</text:span><text:span text:style-name="T32">&lt;/title&gt;</text:span></text:p>
      <text:p text:style-name="P68"><text:span text:style-name="T31"><text:s text:c="3"/></text:span><text:span text:style-name="T32">&lt;/head&gt;</text:span></text:p>
      <text:p text:style-name="P70"/>
      <text:p text:style-name="P68"><text:span text:style-name="T31"><text:s text:c="3"/></text:span><text:span text:style-name="T32">&lt;body&gt;</text:span></text:p>
      <text:p text:style-name="P68"><text:span text:style-name="T31"><text:s text:c="6"/></text:span><text:span text:style-name="T32">&lt;ol&gt;</text:span></text:p>
      <text:p text:style-name="P68"><text:span text:style-name="T31"><text:s text:c="9"/></text:span><text:span text:style-name="T32">&lt;li&gt;</text:span><text:span text:style-name="T33">Beetroot</text:span><text:span text:style-name="T32">&lt;/li&gt;</text:span></text:p>
      <text:p text:style-name="P68"><text:span text:style-name="T31"><text:s text:c="9"/></text:span><text:span text:style-name="T32">&lt;li&gt;</text:span><text:span text:style-name="T33">Ginger</text:span><text:span text:style-name="T32">&lt;/li&gt;</text:span></text:p>
      <text:p text:style-name="P68"><text:span text:style-name="T31"><text:s text:c="9"/></text:span><text:span text:style-name="T32">&lt;li&gt;</text:span><text:span text:style-name="T33">Potato</text:span><text:span text:style-name="T32">&lt;/li&gt;</text:span></text:p>
      <text:p text:style-name="P68"><text:span text:style-name="T31"><text:s text:c="9"/></text:span><text:span text:style-name="T32">&lt;li&gt;</text:span><text:span text:style-name="T33">Radish</text:span><text:span text:style-name="T32">&lt;/li&gt;</text:span></text:p>
      <text:p text:style-name="P68"><text:span text:style-name="T31"><text:s text:c="6"/></text:span><text:span text:style-name="T32">&lt;/ol&gt;</text:span></text:p>
      <text:p text:style-name="P68"><text:span text:style-name="T31"><text:s text:c="3"/></text:span><text:span text:style-name="T32">&lt;/body&gt;</text:span></text:p>
      <text:p text:style-name="P70"/>
      <text:p text:style-name="P67">&lt;/html&gt;</text:p>
      <text:p text:style-name="P132"><text:soft-page-break/><text:span text:style-name="T25"/></text:p>
      <text:h text:style-name="P26" text:outline-level="2">The type Attribute</text:h>
      <text:p text:style-name="P126">You can use <text:span text:style-name="T3">type</text:span> attribute for &lt;ol&gt; tag to specify the type of numbering you like. By default, it is a number. Following are the possible options −</text:p>
      <text:p text:style-name="P69">&lt;ol type = "1"&gt; - Default-Case Numerals.</text:p>
      <text:p text:style-name="P72">&lt;ol type = "I"&gt; - Upper-Case Numerals.</text:p>
      <text:p text:style-name="P72">&lt;ol type = "i"&gt; - Lower-Case Numerals.</text:p>
      <text:p text:style-name="P72">&lt;ol type = "A"&gt; - Upper-Case Letters.</text:p>
      <text:p text:style-name="P72">&lt;ol type = "a"&gt; - Lower-Case Letters.</text:p>
      <text:p text:style-name="P132"><text:span text:style-name="T25"/></text:p>
      <text:h text:style-name="P26" text:outline-level="2">The start Attribute</text:h>
      <text:p text:style-name="P126">You can use <text:span text:style-name="T3">start</text:span> attribute for &lt;ol&gt; tag to specify the starting point of numbering you need. Following are the possible options −</text:p>
      <text:p text:style-name="P69">&lt;ol type = "1" start = "4"&gt; <text:s text:c="3"/>- Numerals starts with 4.</text:p>
      <text:p text:style-name="P72">&lt;ol type = "I" start = "4"&gt; <text:s text:c="3"/>- Numerals starts with IV.</text:p>
      <text:p text:style-name="P72">&lt;ol type = "i" start = "4"&gt; <text:s text:c="3"/>- Numerals starts with iv.</text:p>
      <text:p text:style-name="P72">&lt;ol type = "a" start = "4"&gt; <text:s text:c="3"/>- Letters starts with d.</text:p>
      <text:p text:style-name="P72">&lt;ol type = "A" start = "4"&gt; <text:s text:c="3"/>- Letters starts with D.</text:p>
      <text:h text:style-name="P42" text:outline-level="3"/>
      <text:h text:style-name="P42" text:outline-level="3">Example</text:h>
      <text:p text:style-name="P126">Following is an example where we used &lt;ol type = "i" start = "4" &gt;</text:p>
      <text:p text:style-name="P136"><text:a xlink:type="simple" xlink:href="http://tpcg.io/89i1AU" office:target-frame-name="_blank" xlink:show="new" text:style-name="Internet_20_link" text:visited-style-name="Visited_20_Internet_20_Link"><text:span text:style-name="T29">Live Demo</text:span></text:a></text:p>
      <text:p text:style-name="P66">&lt;!DOCTYPE html&gt;</text:p>
      <text:p text:style-name="P67">&lt;html&gt;</text:p>
      <text:p text:style-name="P70"/>
      <text:p text:style-name="P68"><text:span text:style-name="T31"><text:s text:c="3"/></text:span><text:span text:style-name="T32">&lt;head&gt;</text:span></text:p>
      <text:p text:style-name="P68"><text:span text:style-name="T31"><text:s text:c="6"/></text:span><text:span text:style-name="T32">&lt;title&gt;</text:span><text:span text:style-name="T33">HTML Ordered List</text:span><text:span text:style-name="T32">&lt;/title&gt;</text:span></text:p>
      <text:p text:style-name="P68"><text:span text:style-name="T31"><text:s text:c="3"/></text:span><text:span text:style-name="T32">&lt;/head&gt;</text:span></text:p>
      <text:p text:style-name="P71"><text:s text:c="8"/></text:p>
      <text:p text:style-name="P68"><text:span text:style-name="T31"><text:s text:c="3"/></text:span><text:span text:style-name="T32">&lt;body&gt;</text:span></text:p>
      <text:p text:style-name="P68"><text:span text:style-name="T31"><text:s text:c="6"/></text:span><text:span text:style-name="T32">&lt;ol</text:span><text:span text:style-name="T33"> </text:span><text:span text:style-name="T34">type</text:span><text:span text:style-name="T33"> </text:span><text:span text:style-name="T35">=</text:span><text:span text:style-name="T33"> </text:span><text:span text:style-name="T36">"i"</text:span><text:span text:style-name="T33"> </text:span><text:span text:style-name="T34">start</text:span><text:span text:style-name="T33"> </text:span><text:span text:style-name="T35">=</text:span><text:span text:style-name="T33"> </text:span><text:span text:style-name="T36">"4"</text:span><text:span text:style-name="T32">&gt;</text:span></text:p>
      <text:p text:style-name="P68"><text:span text:style-name="T31"><text:s text:c="9"/></text:span><text:span text:style-name="T32">&lt;li&gt;</text:span><text:span text:style-name="T33">Beetroot</text:span><text:span text:style-name="T32">&lt;/li&gt;</text:span></text:p>
      <text:p text:style-name="P68"><text:span text:style-name="T31"><text:s text:c="9"/></text:span><text:span text:style-name="T32">&lt;li&gt;</text:span><text:span text:style-name="T33">Ginger</text:span><text:span text:style-name="T32">&lt;/li&gt;</text:span></text:p>
      <text:p text:style-name="P68"><text:span text:style-name="T31"><text:s text:c="9"/></text:span><text:span text:style-name="T32">&lt;li&gt;</text:span><text:span text:style-name="T33">Potato</text:span><text:span text:style-name="T32">&lt;/li&gt;</text:span></text:p>
      <text:p text:style-name="P68"><text:span text:style-name="T31"><text:s text:c="9"/></text:span><text:span text:style-name="T32">&lt;li&gt;</text:span><text:span text:style-name="T33">Radish</text:span><text:span text:style-name="T32">&lt;/li&gt;</text:span></text:p>
      <text:p text:style-name="P68"><text:span text:style-name="T31"><text:s text:c="6"/></text:span><text:span text:style-name="T32">&lt;/ol&gt;</text:span></text:p>
      <text:p text:style-name="P68"><text:span text:style-name="T31"><text:s text:c="3"/></text:span><text:span text:style-name="T32">&lt;/body&gt;</text:span></text:p>
      <text:p text:style-name="P71"><text:s text:c="8"/></text:p>
      <text:p text:style-name="P67">&lt;/html&gt;</text:p>
      <text:p text:style-name="P134"><text:span text:style-name="T25"/></text:p>
      <text:h text:style-name="P26" text:outline-level="2">HTML Definition Lists</text:h>
      <text:p text:style-name="P126">HTML and XHTML supports a list style which is called <text:span text:style-name="T3">definition lists</text:span> where entries are listed like in a dictionary or encyclopedia. The definition list is the ideal way to present a glossary, list of terms, or other name/value list.</text:p>
      <text:p text:style-name="P126">Definition List makes use of following three tags.</text:p>
      <text:list xml:id="list1836965508" text:style-name="L14">
        <text:list-item>
          <text:p text:style-name="P127">&lt;dl&gt; − Defines the start of the list</text:p>
        </text:list-item>
        <text:list-item>
          <text:p text:style-name="P127">&lt;dt&gt; − A term</text:p>
        </text:list-item>
        <text:list-item>
          <text:p text:style-name="P127">&lt;dd&gt; − Term definition</text:p>
        </text:list-item>
        <text:list-item>
          <text:p text:style-name="P127">&lt;/dl&gt; − Defines the end of the list</text:p>
        </text:list-item>
      </text:list>
      <text:h text:style-name="P42" text:outline-level="3"><text:soft-page-break/>Example</text:h>
      <text:p text:style-name="P136"><text:a xlink:type="simple" xlink:href="http://tpcg.io/yw2HxB" office:target-frame-name="_blank" xlink:show="new" text:style-name="Internet_20_link" text:visited-style-name="Visited_20_Internet_20_Link"><text:span text:style-name="T29">Live Demo</text:span></text:a></text:p>
      <text:p text:style-name="P66">&lt;!DOCTYPE html&gt;</text:p>
      <text:p text:style-name="P67">&lt;html&gt;</text:p>
      <text:p text:style-name="P70"/>
      <text:p text:style-name="P68"><text:span text:style-name="T31"><text:s text:c="3"/></text:span><text:span text:style-name="T32">&lt;head&gt;</text:span></text:p>
      <text:p text:style-name="P68"><text:span text:style-name="T31"><text:s text:c="6"/></text:span><text:span text:style-name="T32">&lt;title&gt;</text:span><text:span text:style-name="T33">HTML Definition List</text:span><text:span text:style-name="T32">&lt;/title&gt;</text:span></text:p>
      <text:p text:style-name="P68"><text:span text:style-name="T31"><text:s text:c="3"/></text:span><text:span text:style-name="T32">&lt;/head&gt;</text:span></text:p>
      <text:p text:style-name="P71"><text:s text:c="8"/></text:p>
      <text:p text:style-name="P68"><text:span text:style-name="T31"><text:s text:c="3"/></text:span><text:span text:style-name="T32">&lt;body&gt;</text:span></text:p>
      <text:p text:style-name="P68"><text:span text:style-name="T31"><text:s text:c="6"/></text:span><text:span text:style-name="T32">&lt;dl&gt;</text:span></text:p>
      <text:p text:style-name="P68"><text:span text:style-name="T31"><text:s text:c="9"/></text:span><text:span text:style-name="T32">&lt;dt&gt;&lt;b&gt;</text:span><text:span text:style-name="T33">HTML</text:span><text:span text:style-name="T32">&lt;/b&gt;&lt;/dt&gt;</text:span></text:p>
      <text:p text:style-name="P68"><text:span text:style-name="T31"><text:s text:c="9"/></text:span><text:span text:style-name="T32">&lt;dd&gt;</text:span><text:span text:style-name="T33">This stands for Hyper Text Markup Language</text:span><text:span text:style-name="T32">&lt;/dd&gt;</text:span></text:p>
      <text:p text:style-name="P68"><text:span text:style-name="T31"><text:s text:c="9"/></text:span><text:span text:style-name="T32">&lt;dt&gt;&lt;b&gt;</text:span><text:span text:style-name="T33">HTTP</text:span><text:span text:style-name="T32">&lt;/b&gt;&lt;/dt&gt;</text:span></text:p>
      <text:p text:style-name="P68"><text:span text:style-name="T31"><text:s text:c="9"/></text:span><text:span text:style-name="T32">&lt;dd&gt;</text:span><text:span text:style-name="T33">This stands for Hyper Text Transfer Protocol</text:span><text:span text:style-name="T32">&lt;/dd&gt;</text:span></text:p>
      <text:p text:style-name="P68"><text:span text:style-name="T31"><text:s text:c="6"/></text:span><text:span text:style-name="T32">&lt;/dl&gt;</text:span></text:p>
      <text:p text:style-name="P68"><text:span text:style-name="T31"><text:s text:c="3"/></text:span><text:span text:style-name="T32">&lt;/body&gt;</text:span></text:p>
      <text:p text:style-name="P71"><text:s text:c="8"/></text:p>
      <text:p text:style-name="P67">&lt;/html&gt;</text:p>
      <text:p text:style-name="P132"><text:span text:style-name="T25"/></text:p>
      <text:p text:style-name="P132"><text:span text:style-name="T25">----------------------------------------------------------------------------------------</text:span></text:p>
      <text:p text:style-name="P132"><text:span text:style-name="T25"/></text:p>
      <text:h text:style-name="P10" text:outline-level="1"><text:span text:style-name="T25">HTML - Text Links</text:span></text:h>
      <text:p text:style-name="P133"><text:span text:style-name="T25"/></text:p>
      <text:p text:style-name="P130"><text:span text:style-name="T1">A webpage can contain various links that take you directly to other pages and even specific parts of a given page. These links are known as hyperlinks.</text:span></text:p>
      <text:p text:style-name="P126">Hyperlinks allow visitors to navigate between Web sites by clicking on words, phrases, and images. Thus you can create hyperlinks using text or images available on a webpage.</text:p>
      <text:h text:style-name="P28" text:outline-level="2"><text:span text:style-name="T25"/></text:h>
      <text:h text:style-name="P28" text:outline-level="2">Linking Documents</text:h>
      <text:p text:style-name="P126">A link is specified using HTML tag &lt;a&gt;. This tag is called <text:span text:style-name="T3">anchor tag</text:span> and anything between the opening &lt;a&gt; tag and the closing &lt;/a&gt; tag becomes part of the link and a user can click that part to reach to the linked document. Following is the simple syntax to use &lt;a&gt; tag.</text:p>
      <text:p text:style-name="P69">&lt;a href = "Document URL" ... attributes-list&gt;Link Text&lt;/a&gt; </text:p>
      <text:h text:style-name="P42" text:outline-level="3"/>
      <text:h text:style-name="P42" text:outline-level="3">Example</text:h>
      <text:p text:style-name="P114"/>
      <text:p text:style-name="P56">&lt;!DOCTYPE html&gt;</text:p>
      <text:p text:style-name="P67">&lt;html&gt;</text:p>
      <text:p text:style-name="P71"><text:s text:c="3"/></text:p>
      <text:p text:style-name="P68"><text:span text:style-name="T31"><text:s text:c="3"/></text:span><text:span text:style-name="T32">&lt;head&gt;</text:span></text:p>
      <text:p text:style-name="P68"><text:span text:style-name="T31"><text:s text:c="6"/></text:span><text:span text:style-name="T32">&lt;title&gt;</text:span><text:span text:style-name="T33">Hyperlink Example</text:span><text:span text:style-name="T32">&lt;/title&gt;</text:span></text:p>
      <text:p text:style-name="P68"><text:span text:style-name="T31"><text:s text:c="3"/></text:span><text:span text:style-name="T32">&lt;/head&gt;</text:span></text:p>
      <text:p text:style-name="P71"><text:s text:c="8"/></text:p>
      <text:p text:style-name="P68"><text:span text:style-name="T31"><text:s text:c="3"/></text:span><text:span text:style-name="T32">&lt;body&gt;</text:span></text:p>
      <text:p text:style-name="P68"><text:span text:style-name="T31"><text:s text:c="6"/></text:span><text:span text:style-name="T32">&lt;p&gt;</text:span><text:span text:style-name="T33">Click following link</text:span><text:span text:style-name="T32">&lt;/p&gt;</text:span></text:p>
      <text:p text:style-name="P68"><text:span text:style-name="T31"><text:s text:c="6"/></text:span><text:span text:style-name="T32">&lt;a</text:span><text:span text:style-name="T33"> </text:span><text:span text:style-name="T34">href</text:span><text:span text:style-name="T33"> </text:span><text:span text:style-name="T35">=</text:span><text:span text:style-name="T33"> </text:span><text:span text:style-name="T36">"https://www.tutorialspoint.com"</text:span><text:span text:style-name="T33"> </text:span><text:span text:style-name="T34">target</text:span><text:span text:style-name="T33"> </text:span><text:span text:style-name="T35">=</text:span><text:span text:style-name="T33"> </text:span><text:span text:style-name="T36">"_self"</text:span><text:span text:style-name="T32">&gt;</text:span><text:span text:style-name="T33">Tutorials Point</text:span><text:span text:style-name="T32">&lt;/a&gt;</text:span></text:p>
      <text:p text:style-name="P68"><text:span text:style-name="T31"><text:s text:c="3"/></text:span><text:span text:style-name="T32">&lt;/body&gt;</text:span></text:p>
      <text:p text:style-name="P71"><text:soft-page-break/><text:s text:c="8"/></text:p>
      <text:p text:style-name="P67">&lt;/html&gt;</text:p>
      <text:p text:style-name="P114"><text:line-break/><text:span text:style-name="T26">he target Attribute</text:span></text:p>
      <text:p text:style-name="P126">We have used <text:span text:style-name="T3">target</text:span> attribute in our previous example. This attribute is used to specify the location where linked document is opened. Following are the possible options −</text:p>
      <table:table table:name="Table8" table:style-name="Table8">
        <table:table-column table:style-name="Table8.A"/>
        <table:table-column table:style-name="Table8.B"/>
        <table:table-row table:style-name="TableLine94628491286784">
          <table:table-cell table:style-name="Table8.A1" office:value-type="string">
            <text:p text:style-name="P98">Sr.No</text:p>
          </table:table-cell>
          <table:table-cell table:style-name="Table8.A1" office:value-type="string">
            <text:p text:style-name="P98">Option &amp; Description</text:p>
          </table:table-cell>
        </table:table-row>
        <table:table-row table:style-name="TableLine94628491286784">
          <table:table-cell table:style-name="Table8.A1" office:value-type="string">
            <text:p text:style-name="P88">1</text:p>
          </table:table-cell>
          <table:table-cell table:style-name="Table8.A1" office:value-type="string">
            <text:p text:style-name="P89">_blank</text:p>
            <text:p text:style-name="P90">Opens the linked document in a new window or tab.</text:p>
          </table:table-cell>
        </table:table-row>
        <table:table-row table:style-name="TableLine94628491286784">
          <table:table-cell table:style-name="Table8.A1" office:value-type="string">
            <text:p text:style-name="P88">2</text:p>
          </table:table-cell>
          <table:table-cell table:style-name="Table8.A1" office:value-type="string">
            <text:p text:style-name="P89">_self</text:p>
            <text:p text:style-name="P90">Opens the linked document in the same frame.</text:p>
          </table:table-cell>
        </table:table-row>
        <table:table-row table:style-name="TableLine94628491286784">
          <table:table-cell table:style-name="Table8.A1" office:value-type="string">
            <text:p text:style-name="P88">3</text:p>
          </table:table-cell>
          <table:table-cell table:style-name="Table8.A1" office:value-type="string">
            <text:p text:style-name="P89">_parent</text:p>
            <text:p text:style-name="P90">Opens the linked document in the parent frame.</text:p>
          </table:table-cell>
        </table:table-row>
        <table:table-row table:style-name="TableLine94628491286784">
          <table:table-cell table:style-name="Table8.A1" office:value-type="string">
            <text:p text:style-name="P88">4</text:p>
          </table:table-cell>
          <table:table-cell table:style-name="Table8.A1" office:value-type="string">
            <text:p text:style-name="P89">_top</text:p>
            <text:p text:style-name="P90">Opens the linked document in the full body of the window.</text:p>
          </table:table-cell>
        </table:table-row>
        <table:table-row table:style-name="TableLine94628491286784">
          <table:table-cell table:style-name="Table8.A1" office:value-type="string">
            <text:p text:style-name="P88">5</text:p>
          </table:table-cell>
          <table:table-cell table:style-name="Table8.A1" office:value-type="string">
            <text:p text:style-name="P89">targetframe</text:p>
            <text:p text:style-name="P90">Opens the linked document in a named <text:span text:style-name="T7">targetframe</text:span>.</text:p>
          </table:table-cell>
        </table:table-row>
      </table:table>
      <text:h text:style-name="P42" text:outline-level="3"/>
      <text:h text:style-name="P43" text:outline-level="3">Example</text:h>
      <text:p text:style-name="P135"/>
      <text:p text:style-name="P126">Try following example to understand basic difference in few options given for target attribute.</text:p>
      <text:p text:style-name="P56"><text:span text:style-name="T37"/></text:p>
      <text:p text:style-name="P67">&lt;html&gt;</text:p>
      <text:p text:style-name="P70"/>
      <text:p text:style-name="P68"><text:span text:style-name="T31"><text:s text:c="3"/></text:span><text:span text:style-name="T32">&lt;head&gt;</text:span></text:p>
      <text:p text:style-name="P68"><text:span text:style-name="T31"><text:s text:c="6"/></text:span><text:span text:style-name="T32">&lt;title&gt;</text:span><text:span text:style-name="T33">Hyperlink Example</text:span><text:span text:style-name="T32">&lt;/title&gt;</text:span></text:p>
      <text:p text:style-name="P68"><text:span text:style-name="T31"><text:s text:c="6"/></text:span><text:span text:style-name="T32">&lt;base</text:span><text:span text:style-name="T33"> </text:span><text:span text:style-name="T34">href</text:span><text:span text:style-name="T33"> </text:span><text:span text:style-name="T35">=</text:span><text:span text:style-name="T33"> </text:span><text:span text:style-name="T36">"https://www.tutorialspoint.com/"</text:span><text:span text:style-name="T32">&gt;</text:span></text:p>
      <text:p text:style-name="P68"><text:span text:style-name="T31"><text:s text:c="3"/></text:span><text:span text:style-name="T32">&lt;/head&gt;</text:span></text:p>
      <text:p text:style-name="P71"><text:s text:c="8"/></text:p>
      <text:p text:style-name="P68"><text:span text:style-name="T31"><text:s text:c="3"/></text:span><text:span text:style-name="T32">&lt;body&gt;</text:span></text:p>
      <text:p text:style-name="P68"><text:span text:style-name="T31"><text:s text:c="6"/></text:span><text:span text:style-name="T32">&lt;p&gt;</text:span><text:span text:style-name="T33">Click any of the following links</text:span><text:span text:style-name="T32">&lt;/p&gt;</text:span></text:p>
      <text:p text:style-name="P68"><text:span text:style-name="T31"><text:s text:c="6"/></text:span><text:span text:style-name="T32">&lt;a</text:span><text:span text:style-name="T33"> </text:span><text:span text:style-name="T34">href</text:span><text:span text:style-name="T33"> </text:span><text:span text:style-name="T35">=</text:span><text:span text:style-name="T33"> </text:span><text:span text:style-name="T36">"/html/index.htm"</text:span><text:span text:style-name="T33"> </text:span><text:span text:style-name="T34">target</text:span><text:span text:style-name="T33"> </text:span><text:span text:style-name="T35">=</text:span><text:span text:style-name="T33"> </text:span><text:span text:style-name="T36">"_blank"</text:span><text:span text:style-name="T32">&gt;</text:span><text:span text:style-name="T33">Opens in New</text:span><text:span text:style-name="T32">&lt;/a&gt;</text:span><text:span text:style-name="T33"> |</text:span></text:p>
      <text:p text:style-name="P68"><text:span text:style-name="T31"><text:s text:c="6"/></text:span><text:span text:style-name="T32">&lt;a</text:span><text:span text:style-name="T33"> </text:span><text:span text:style-name="T34">href</text:span><text:span text:style-name="T33"> </text:span><text:span text:style-name="T35">=</text:span><text:span text:style-name="T33"> </text:span><text:span text:style-name="T36">"/html/index.htm"</text:span><text:span text:style-name="T33"> </text:span><text:span text:style-name="T34">target</text:span><text:span text:style-name="T33"> </text:span><text:span text:style-name="T35">=</text:span><text:span text:style-name="T33"> </text:span><text:span text:style-name="T36">"_self"</text:span><text:span text:style-name="T32">&gt;</text:span><text:span text:style-name="T33">Opens in Self</text:span><text:span text:style-name="T32">&lt;/a&gt;</text:span><text:span text:style-name="T33"> |</text:span></text:p>
      <text:p text:style-name="P68"><text:span text:style-name="T31"><text:s text:c="6"/></text:span><text:span text:style-name="T32">&lt;a</text:span><text:span text:style-name="T33"> </text:span><text:span text:style-name="T34">href</text:span><text:span text:style-name="T33"> </text:span><text:span text:style-name="T35">=</text:span><text:span text:style-name="T33"> </text:span><text:span text:style-name="T36">"/html/index.htm"</text:span><text:span text:style-name="T33"> </text:span><text:span text:style-name="T34">target</text:span><text:span text:style-name="T33"> </text:span><text:span text:style-name="T35">=</text:span><text:span text:style-name="T33"> </text:span><text:span text:style-name="T36">"_parent"</text:span><text:span text:style-name="T32">&gt;</text:span><text:span text:style-name="T33">Opens in Parent</text:span><text:span text:style-name="T32">&lt;/a&gt;</text:span><text:span text:style-name="T33"> |</text:span></text:p>
      <text:p text:style-name="P68"><text:span text:style-name="T31"><text:s text:c="6"/></text:span><text:span text:style-name="T32">&lt;a</text:span><text:span text:style-name="T33"> </text:span><text:span text:style-name="T34">href</text:span><text:span text:style-name="T33"> </text:span><text:span text:style-name="T35">=</text:span><text:span text:style-name="T33"> </text:span><text:span text:style-name="T36">"/html/index.htm"</text:span><text:span text:style-name="T33"> </text:span><text:span text:style-name="T34">target</text:span><text:span text:style-name="T33"> </text:span><text:span text:style-name="T35">=</text:span><text:span text:style-name="T33"> </text:span><text:span text:style-name="T36">"_top"</text:span><text:span text:style-name="T32">&gt;</text:span><text:span text:style-name="T33">Opens in Body</text:span><text:span text:style-name="T32">&lt;/a&gt;</text:span></text:p>
      <text:p text:style-name="P68"><text:span text:style-name="T31"><text:s text:c="3"/></text:span><text:span text:style-name="T32">&lt;/body&gt;</text:span></text:p>
      <text:p text:style-name="P70"/>
      <text:p text:style-name="P67">&lt;/html&gt;</text:p>
      <text:p text:style-name="P114"><text:span text:style-name="T25"/></text:p>
      <text:h text:style-name="P24" text:outline-level="2"><text:soft-page-break/>Setting Link Colors</text:h>
      <text:p text:style-name="P126">You can set colors of your links, active links and visited links using <text:span text:style-name="T3">link</text:span>, <text:span text:style-name="T3">alink</text:span> and <text:span text:style-name="T3">vlink</text:span> attributes of &lt;body&gt; tag.</text:p>
      <text:h text:style-name="P42" text:outline-level="3">Example</text:h>
      <text:p text:style-name="P126">Save the following in test.htm and open it in any web browser to see how <text:span text:style-name="T3">link</text:span>, <text:span text:style-name="T3">alink</text:span> and <text:span text:style-name="T3">vlink</text:span> attributes work.</text:p>
      <text:p text:style-name="P136"><text:a xlink:type="simple" xlink:href="http://tpcg.io/3eWU7z" office:target-frame-name="_blank" xlink:show="new" text:style-name="Internet_20_link" text:visited-style-name="Visited_20_Internet_20_Link"><text:span text:style-name="T29">Live Demo</text:span></text:a></text:p>
      <text:p text:style-name="P66">&lt;!DOCTYPE html&gt;</text:p>
      <text:p text:style-name="P67">&lt;html&gt;</text:p>
      <text:p text:style-name="P71"><text:s text:c="3"/></text:p>
      <text:p text:style-name="P68"><text:span text:style-name="T31"><text:s text:c="3"/></text:span><text:span text:style-name="T32">&lt;head&gt;</text:span></text:p>
      <text:p text:style-name="P68"><text:span text:style-name="T31"><text:s text:c="6"/></text:span><text:span text:style-name="T32">&lt;title&gt;</text:span><text:span text:style-name="T33">Hyperlink Example</text:span><text:span text:style-name="T32">&lt;/title&gt;</text:span></text:p>
      <text:p text:style-name="P68"><text:span text:style-name="T31"><text:s text:c="6"/></text:span><text:span text:style-name="T32">&lt;base</text:span><text:span text:style-name="T33"> </text:span><text:span text:style-name="T34">href</text:span><text:span text:style-name="T33"> </text:span><text:span text:style-name="T35">=</text:span><text:span text:style-name="T33"> </text:span><text:span text:style-name="T36">"https://www.tutorialspoint.com/"</text:span><text:span text:style-name="T32">&gt;</text:span></text:p>
      <text:p text:style-name="P68"><text:span text:style-name="T31"><text:s text:c="3"/></text:span><text:span text:style-name="T32">&lt;/head&gt;</text:span></text:p>
      <text:p text:style-name="P71"><text:s text:c="8"/></text:p>
      <text:p text:style-name="P68"><text:span text:style-name="T31"><text:s text:c="3"/></text:span><text:span text:style-name="T32">&lt;body</text:span><text:span text:style-name="T33"> </text:span><text:span text:style-name="T34">alink</text:span><text:span text:style-name="T33"> </text:span><text:span text:style-name="T35">=</text:span><text:span text:style-name="T33"> </text:span><text:span text:style-name="T36">"#54A250"</text:span><text:span text:style-name="T33"> </text:span><text:span text:style-name="T34">link</text:span><text:span text:style-name="T33"> </text:span><text:span text:style-name="T35">=</text:span><text:span text:style-name="T33"> </text:span><text:span text:style-name="T36">"#040404"</text:span><text:span text:style-name="T33"> </text:span><text:span text:style-name="T34">vlink</text:span><text:span text:style-name="T33"> </text:span><text:span text:style-name="T35">=</text:span><text:span text:style-name="T33"> </text:span><text:span text:style-name="T36">"#F40633"</text:span><text:span text:style-name="T32">&gt;</text:span></text:p>
      <text:p text:style-name="P68"><text:span text:style-name="T31"><text:s text:c="6"/></text:span><text:span text:style-name="T32">&lt;p&gt;</text:span><text:span text:style-name="T33">Click following link</text:span><text:span text:style-name="T32">&lt;/p&gt;</text:span></text:p>
      <text:p text:style-name="P68"><text:span text:style-name="T31"><text:s text:c="6"/></text:span><text:span text:style-name="T32">&lt;a</text:span><text:span text:style-name="T33"> </text:span><text:span text:style-name="T34">href</text:span><text:span text:style-name="T33"> </text:span><text:span text:style-name="T35">=</text:span><text:span text:style-name="T33"> </text:span><text:span text:style-name="T36">"/html/index.htm"</text:span><text:span text:style-name="T33"> </text:span><text:span text:style-name="T34">target</text:span><text:span text:style-name="T33"> </text:span><text:span text:style-name="T35">=</text:span><text:span text:style-name="T33"> </text:span><text:span text:style-name="T36">"_blank"</text:span><text:span text:style-name="T33"> </text:span><text:span text:style-name="T32">&gt;</text:span><text:span text:style-name="T33">HTML Tutorial</text:span><text:span text:style-name="T32">&lt;/a&gt;</text:span></text:p>
      <text:p text:style-name="P68"><text:span text:style-name="T31"><text:s text:c="3"/></text:span><text:span text:style-name="T32">&lt;/body&gt;</text:span></text:p>
      <text:p text:style-name="P71"><text:s text:c="3"/></text:p>
      <text:p text:style-name="P67">&lt;/html&gt;</text:p>
      <text:p text:style-name="P114"><text:span text:style-name="T25"/></text:p>
      <text:p text:style-name="P114"><text:span text:style-name="T25">---------------------------------------------------------------------------------------</text:span></text:p>
      <text:h text:style-name="P9" text:outline-level="1">HTML - Image Links</text:h>
      <text:p text:style-name="P120"><text:span text:style-name="T1">We have seen how to create hypertext link using text and we also learnt how to use images in our webpages. Now, we will learn how to use images to create hyperlinks.</text:span></text:p>
      <text:h text:style-name="P43" text:outline-level="3">Example</text:h>
      <text:p text:style-name="P126">It's simple to use an image as hyperlink. We just need to use an image inside hyperlink at the place of text as shown below −</text:p>
      <text:p text:style-name="P136"><text:a xlink:type="simple" xlink:href="http://tpcg.io/9VI2lo" office:target-frame-name="_blank" xlink:show="new" text:style-name="Internet_20_link" text:visited-style-name="Visited_20_Internet_20_Link"><text:span text:style-name="T29">Live Demo</text:span></text:a></text:p>
      <text:p text:style-name="P66">&lt;!DOCTYPE html&gt;</text:p>
      <text:p text:style-name="P67">&lt;html&gt;</text:p>
      <text:p text:style-name="P70"/>
      <text:p text:style-name="P68"><text:span text:style-name="T31"><text:s text:c="3"/></text:span><text:span text:style-name="T32">&lt;head&gt;</text:span></text:p>
      <text:p text:style-name="P68"><text:span text:style-name="T31"><text:s text:c="6"/></text:span><text:span text:style-name="T32">&lt;title&gt;</text:span><text:span text:style-name="T33">Image Hyperlink Example</text:span><text:span text:style-name="T32">&lt;/title&gt;</text:span></text:p>
      <text:p text:style-name="P68"><text:span text:style-name="T31"><text:s text:c="3"/></text:span><text:span text:style-name="T32">&lt;/head&gt;</text:span></text:p>
      <text:p text:style-name="P71"><text:s text:c="8"/></text:p>
      <text:p text:style-name="P68"><text:span text:style-name="T31"><text:s text:c="3"/></text:span><text:span text:style-name="T32">&lt;body&gt;</text:span></text:p>
      <text:p text:style-name="P68"><text:span text:style-name="T31"><text:s text:c="6"/></text:span><text:span text:style-name="T32">&lt;p&gt;</text:span><text:span text:style-name="T33">Click following link</text:span><text:span text:style-name="T32">&lt;/p&gt;</text:span></text:p>
      <text:p text:style-name="P68"><text:span text:style-name="T31"><text:s text:c="6"/></text:span><text:span text:style-name="T32">&lt;a</text:span><text:span text:style-name="T33"> </text:span><text:span text:style-name="T34">href</text:span><text:span text:style-name="T33"> </text:span><text:span text:style-name="T35">=</text:span><text:span text:style-name="T33"> </text:span><text:span text:style-name="T36">"https://www.tutorialspoint.com"</text:span><text:span text:style-name="T33"> </text:span><text:span text:style-name="T34">target</text:span><text:span text:style-name="T33"> </text:span><text:span text:style-name="T35">=</text:span><text:span text:style-name="T33"> </text:span><text:span text:style-name="T36">"_self"</text:span><text:span text:style-name="T32">&gt;</text:span><text:span text:style-name="T33"> </text:span></text:p>
      <text:p text:style-name="P68"><text:span text:style-name="T31"><text:s text:c="9"/></text:span><text:span text:style-name="T32">&lt;img</text:span><text:span text:style-name="T33"> </text:span><text:span text:style-name="T34">src</text:span><text:span text:style-name="T33"> </text:span><text:span text:style-name="T35">=</text:span><text:span text:style-name="T33"> </text:span><text:span text:style-name="T36">"/images/logo.png"</text:span><text:span text:style-name="T33"> </text:span><text:span text:style-name="T34">alt</text:span><text:span text:style-name="T33"> </text:span><text:span text:style-name="T35">=</text:span><text:span text:style-name="T33"> </text:span><text:span text:style-name="T36">"Tutorials Point"</text:span><text:span text:style-name="T33"> </text:span><text:span text:style-name="T34">border</text:span><text:span text:style-name="T33"> </text:span><text:span text:style-name="T35">=</text:span><text:span text:style-name="T33"> </text:span><text:span text:style-name="T36">"0"</text:span><text:span text:style-name="T32">/&gt;</text:span><text:span text:style-name="T33"> </text:span></text:p>
      <text:p text:style-name="P68"><text:span text:style-name="T31"><text:s text:c="6"/></text:span><text:span text:style-name="T32">&lt;/a&gt;</text:span></text:p>
      <text:p text:style-name="P68"><text:span text:style-name="T31"><text:s text:c="3"/></text:span><text:span text:style-name="T32">&lt;/body&gt;</text:span></text:p>
      <text:p text:style-name="P71"><text:s text:c="8"/></text:p>
      <text:p text:style-name="P67">&lt;/html&gt;</text:p>
      <text:p text:style-name="P106"><text:span text:style-name="T25"/></text:p>
      <text:h text:style-name="P25" text:outline-level="2"><text:soft-page-break/>Mouse-Sensitive Images</text:h>
      <text:p text:style-name="P126">The HTML and XHTML standards provides a feature that lets you embed many different links inside a single image. You can create different links on the single image based on different coordinates available on the image. Once different links are attached to different coordinates, we can click different parts of the image to open target documents. Such mouse-sensitive images are known as image maps.</text:p>
      <text:p text:style-name="P126">There are two ways to create image maps −</text:p>
      <text:list xml:id="list2956533367" text:style-name="L15">
        <text:list-item>
          <text:p text:style-name="P128"><text:span text:style-name="T3">Server-side image maps</text:span> − This is enabled by the <text:span text:style-name="T3">ismap</text:span> attribute of the &lt;img&gt; tag and requires access to a server and related image-map processing applications.</text:p>
        </text:list-item>
        <text:list-item>
          <text:p text:style-name="P128"><text:span text:style-name="T3">Client-side image maps</text:span> − This is created with the <text:span text:style-name="T3">usemap</text:span> attribute of the &lt;img&gt; tag, along with corresponding &lt;map&gt; and &lt;area&gt; tags.</text:p>
        </text:list-item>
      </text:list>
      <text:h text:style-name="P27" text:outline-level="2">Server-Side Image Maps</text:h>
      <text:p text:style-name="P126">Here you simply put your image inside a hyper link and use <text:span text:style-name="T3">ismap</text:span> attribute which makes it special image and when the user clicks some place within the image, the browser passes the coordinates of the mouse pointer along with the URL specified in the &lt;a&gt; tag to the web server. The server uses the mouse-pointer coordinates to determine which document to deliver back to the browser.</text:p>
      <text:p text:style-name="P126">When <text:span text:style-name="T7">ismap</text:span> is used, the href attribute of the containing &lt;a&gt; tag must contain the URL of a server application like a cgi or PHP script etc. to process the incoming request based on the passed coordinates.</text:p>
      <text:p text:style-name="P126">The coordinates of the mouse position are screen pixels counted from the upper-left corner of the image, beginning with (0,0). The coordinates, preceded by a question mark, are added to the end of the URL.</text:p>
      <text:p text:style-name="P126">For example, if a user clicks 20 pixels over and 30 pixels down from the upper-left corner of the following image −</text:p>
      <text:p text:style-name="P126">Which has been generated by the following code snippet −</text:p>
      <text:p text:style-name="P136"><text:a xlink:type="simple" xlink:href="http://tpcg.io/DnDH36" office:target-frame-name="_blank" xlink:show="new" text:style-name="Internet_20_link" text:visited-style-name="Visited_20_Internet_20_Link"><text:span text:style-name="T29">Live Demo</text:span></text:a></text:p>
      <text:p text:style-name="P66">&lt;!DOCTYPE html&gt;</text:p>
      <text:p text:style-name="P67">&lt;html&gt;</text:p>
      <text:p text:style-name="P70"/>
      <text:p text:style-name="P68"><text:span text:style-name="T31"><text:s text:c="3"/></text:span><text:span text:style-name="T32">&lt;head&gt;</text:span></text:p>
      <text:p text:style-name="P68"><text:span text:style-name="T31"><text:s text:c="6"/></text:span><text:span text:style-name="T32">&lt;title&gt;</text:span><text:span text:style-name="T33">ISMAP Hyperlink Example</text:span><text:span text:style-name="T32">&lt;/title&gt;</text:span></text:p>
      <text:p text:style-name="P68"><text:span text:style-name="T31"><text:s text:c="3"/></text:span><text:span text:style-name="T32">&lt;/head&gt;</text:span></text:p>
      <text:p text:style-name="P71"><text:s text:c="8"/></text:p>
      <text:p text:style-name="P68"><text:span text:style-name="T31"><text:s text:c="3"/></text:span><text:span text:style-name="T32">&lt;body&gt;</text:span></text:p>
      <text:p text:style-name="P68"><text:span text:style-name="T31"><text:s text:c="6"/></text:span><text:span text:style-name="T32">&lt;p&gt;</text:span><text:span text:style-name="T33">Click following link</text:span><text:span text:style-name="T32">&lt;/p&gt;</text:span></text:p>
      <text:p text:style-name="P71"><text:s text:c="6"/></text:p>
      <text:p text:style-name="P68"><text:span text:style-name="T31"><text:s text:c="6"/></text:span><text:span text:style-name="T32">&lt;a</text:span><text:span text:style-name="T33"> </text:span><text:span text:style-name="T34">href</text:span><text:span text:style-name="T33"> </text:span><text:span text:style-name="T35">=</text:span><text:span text:style-name="T33"> </text:span><text:span text:style-name="T36">"/cgi-bin/ismap.cgi"</text:span><text:span text:style-name="T33"> </text:span><text:span text:style-name="T34">target</text:span><text:span text:style-name="T33"> </text:span><text:span text:style-name="T35">=</text:span><text:span text:style-name="T33"> </text:span><text:span text:style-name="T36">"_self"</text:span><text:span text:style-name="T32">&gt;</text:span><text:span text:style-name="T33"> </text:span></text:p>
      <text:p text:style-name="P68"><text:span text:style-name="T31"><text:s text:c="9"/></text:span><text:span text:style-name="T32">&lt;img</text:span><text:span text:style-name="T33"> </text:span><text:span text:style-name="T34">ismap</text:span><text:span text:style-name="T33"> </text:span><text:span text:style-name="T34">src</text:span><text:span text:style-name="T33"> </text:span><text:span text:style-name="T35">=</text:span><text:span text:style-name="T33"> </text:span><text:span text:style-name="T36">"/images/logo.png"</text:span><text:span text:style-name="T33"> </text:span><text:span text:style-name="T34">alt</text:span><text:span text:style-name="T33"> </text:span><text:span text:style-name="T35">=</text:span><text:span text:style-name="T33"> </text:span><text:span text:style-name="T36">"Tutorials Point"</text:span><text:span text:style-name="T33"> </text:span><text:span text:style-name="T34">border</text:span><text:span text:style-name="T33"> </text:span><text:span text:style-name="T35">=</text:span><text:span text:style-name="T33"> </text:span><text:span text:style-name="T36">"0"</text:span><text:span text:style-name="T32">/&gt;</text:span><text:span text:style-name="T33"> </text:span></text:p>
      <text:p text:style-name="P68"><text:span text:style-name="T31"><text:s text:c="6"/></text:span><text:span text:style-name="T32">&lt;/a&gt;</text:span></text:p>
      <text:p text:style-name="P68"><text:span text:style-name="T31"><text:s text:c="3"/></text:span><text:span text:style-name="T32">&lt;/body&gt;</text:span></text:p>
      <text:p text:style-name="P71"><text:s text:c="8"/></text:p>
      <text:p text:style-name="P67">&lt;/html&gt;</text:p>
      <text:p text:style-name="P106"><text:span text:style-name="T25"/></text:p>
      <text:h text:style-name="P25" text:outline-level="2">Client-Side Image Maps</text:h>
      <text:p text:style-name="P126">Client side image maps are enabled by the <text:span text:style-name="T3">usemap</text:span> attribute of the &lt;img /&gt; tag and defined by special &lt;map&gt; and &lt;area&gt; extension tags.</text:p>
      <text:p text:style-name="P126"><text:soft-page-break/>The image that is going to form the map is inserted into the page using the &lt;img /&gt; tag as a normal image, except it carries an extra attribute called <text:span text:style-name="T3">usemap</text:span>. The value of the usemap attribute is the value which will be used in a &lt;map&gt; tag to link map and image tags. The &lt;map&gt; along with &lt;area&gt; tags define all the image coordinates and corresponding links.</text:p>
      <text:p text:style-name="P126">The &lt;area&gt; tag inside the map tag, specifies the shape and the coordinates to define the boundaries of each clickable hotspot available on the image. Here's an example from the image map −</text:p>
      <text:p text:style-name="P136"><text:a xlink:type="simple" xlink:href="http://tpcg.io/niYuyA" office:target-frame-name="_blank" xlink:show="new" text:style-name="Internet_20_link" text:visited-style-name="Visited_20_Internet_20_Link"><text:span text:style-name="T29">Live Demo</text:span></text:a></text:p>
      <text:p text:style-name="P66">&lt;!DOCTYPE html&gt;</text:p>
      <text:p text:style-name="P67">&lt;html&gt;</text:p>
      <text:p text:style-name="P70"/>
      <text:p text:style-name="P68"><text:span text:style-name="T31"><text:s text:c="3"/></text:span><text:span text:style-name="T32">&lt;head&gt;</text:span></text:p>
      <text:p text:style-name="P68"><text:span text:style-name="T31"><text:s text:c="6"/></text:span><text:span text:style-name="T32">&lt;title&gt;</text:span><text:span text:style-name="T33">USEMAP Hyperlink Example</text:span><text:span text:style-name="T32">&lt;/title&gt;</text:span></text:p>
      <text:p text:style-name="P68"><text:span text:style-name="T31"><text:s text:c="3"/></text:span><text:span text:style-name="T32">&lt;/head&gt;</text:span></text:p>
      <text:p text:style-name="P71"><text:s text:c="8"/></text:p>
      <text:p text:style-name="P68"><text:span text:style-name="T31"><text:s text:c="3"/></text:span><text:span text:style-name="T32">&lt;body&gt;</text:span></text:p>
      <text:p text:style-name="P68"><text:span text:style-name="T31"><text:s text:c="6"/></text:span><text:span text:style-name="T32">&lt;p&gt;</text:span><text:span text:style-name="T33">Search and click the hotspot</text:span><text:span text:style-name="T32">&lt;/p&gt;</text:span></text:p>
      <text:p text:style-name="P68"><text:span text:style-name="T31"><text:s text:c="6"/></text:span><text:span text:style-name="T32">&lt;img</text:span><text:span text:style-name="T33"> </text:span><text:span text:style-name="T34">src</text:span><text:span text:style-name="T33"> </text:span><text:span text:style-name="T35">=</text:span><text:span text:style-name="T33"> </text:span><text:span text:style-name="T36">/images/html.gif</text:span><text:span text:style-name="T33"> </text:span><text:span text:style-name="T34">alt</text:span><text:span text:style-name="T33"> </text:span><text:span text:style-name="T35">=</text:span><text:span text:style-name="T33"> </text:span><text:span text:style-name="T36">"HTML Map"</text:span><text:span text:style-name="T33"> </text:span><text:span text:style-name="T34">border</text:span><text:span text:style-name="T33"> </text:span><text:span text:style-name="T35">=</text:span><text:span text:style-name="T33"> </text:span><text:span text:style-name="T36">"0"</text:span><text:span text:style-name="T33"> </text:span><text:span text:style-name="T34">usemap</text:span><text:span text:style-name="T33"> </text:span><text:span text:style-name="T35">=</text:span><text:span text:style-name="T33"> </text:span><text:span text:style-name="T36">"#html"</text:span><text:span text:style-name="T32">/&gt;</text:span></text:p>
      <text:p text:style-name="P68"><text:span text:style-name="T31"><text:s text:c="6"/></text:span><text:span text:style-name="T38">&lt;!-- Create <text:s/>Mappings --&gt;</text:span></text:p>
      <text:p text:style-name="P71"><text:s text:c="6"/></text:p>
      <text:p text:style-name="P68"><text:span text:style-name="T31"><text:s text:c="6"/></text:span><text:span text:style-name="T32">&lt;map</text:span><text:span text:style-name="T33"> </text:span><text:span text:style-name="T34">name</text:span><text:span text:style-name="T33"> </text:span><text:span text:style-name="T35">=</text:span><text:span text:style-name="T33"> </text:span><text:span text:style-name="T36">"html"</text:span><text:span text:style-name="T32">&gt;</text:span></text:p>
      <text:p text:style-name="P68"><text:span text:style-name="T31"><text:s text:c="9"/></text:span><text:span text:style-name="T32">&lt;area</text:span><text:span text:style-name="T33"> </text:span><text:span text:style-name="T34">shape</text:span><text:span text:style-name="T33"> </text:span><text:span text:style-name="T35">=</text:span><text:span text:style-name="T33"> </text:span><text:span text:style-name="T36">"circle"</text:span><text:span text:style-name="T33"> </text:span><text:span text:style-name="T34">coords</text:span><text:span text:style-name="T33"> </text:span><text:span text:style-name="T35">=</text:span><text:span text:style-name="T33"> </text:span><text:span text:style-name="T36">"80,80,20"</text:span><text:span text:style-name="T33"> </text:span></text:p>
      <text:p text:style-name="P68"><text:span text:style-name="T31"><text:s text:c="12"/></text:span><text:span text:style-name="T34">href</text:span><text:span text:style-name="T33"> </text:span><text:span text:style-name="T35">=</text:span><text:span text:style-name="T33"> </text:span><text:span text:style-name="T36">"/css/index.htm"</text:span><text:span text:style-name="T33"> </text:span><text:span text:style-name="T34">alt</text:span><text:span text:style-name="T33"> </text:span><text:span text:style-name="T35">=</text:span><text:span text:style-name="T33"> </text:span><text:span text:style-name="T36">"CSS Link"</text:span><text:span text:style-name="T33"> </text:span><text:span text:style-name="T34">target</text:span><text:span text:style-name="T33"> </text:span><text:span text:style-name="T35">=</text:span><text:span text:style-name="T33"> </text:span><text:span text:style-name="T36">"_self"</text:span><text:span text:style-name="T33"> </text:span><text:span text:style-name="T32">/&gt;</text:span></text:p>
      <text:p text:style-name="P71"><text:s text:c="9"/></text:p>
      <text:p text:style-name="P68"><text:span text:style-name="T31"><text:s text:c="9"/></text:span><text:span text:style-name="T32">&lt;area</text:span><text:span text:style-name="T33"> </text:span><text:span text:style-name="T34">shape</text:span><text:span text:style-name="T33"> </text:span><text:span text:style-name="T35">=</text:span><text:span text:style-name="T33"> </text:span><text:span text:style-name="T36">"rect"</text:span><text:span text:style-name="T33"> </text:span><text:span text:style-name="T34">coords</text:span><text:span text:style-name="T33"> </text:span><text:span text:style-name="T35">=</text:span><text:span text:style-name="T33"> </text:span><text:span text:style-name="T36">"5,5,40,40"</text:span><text:span text:style-name="T33"> </text:span><text:span text:style-name="T34">alt</text:span><text:span text:style-name="T33"> </text:span><text:span text:style-name="T35">=</text:span><text:span text:style-name="T33"> </text:span><text:span text:style-name="T36">"jQuery Link"</text:span><text:span text:style-name="T33"> </text:span></text:p>
      <text:p text:style-name="P68"><text:span text:style-name="T31"><text:s text:c="12"/></text:span><text:span text:style-name="T34">href</text:span><text:span text:style-name="T33"> </text:span><text:span text:style-name="T35">=</text:span><text:span text:style-name="T33"> </text:span><text:span text:style-name="T36">"/jquery/index.htm"</text:span><text:span text:style-name="T33"> </text:span><text:span text:style-name="T34">target</text:span><text:span text:style-name="T33"> </text:span><text:span text:style-name="T35">=</text:span><text:span text:style-name="T33"> </text:span><text:span text:style-name="T36">"_self"</text:span><text:span text:style-name="T33"> </text:span><text:span text:style-name="T32">/&gt;</text:span></text:p>
      <text:p text:style-name="P68"><text:span text:style-name="T31"><text:s text:c="6"/></text:span><text:span text:style-name="T32">&lt;/map&gt;</text:span></text:p>
      <text:p text:style-name="P68"><text:span text:style-name="T31"><text:s text:c="3"/></text:span><text:span text:style-name="T32">&lt;/body&gt;</text:span></text:p>
      <text:p text:style-name="P71"><text:s text:c="3"/></text:p>
      <text:p text:style-name="P67">&lt;/html&gt;</text:p>
      <text:p text:style-name="P106"><text:span text:style-name="T25"/></text:p>
      <text:h text:style-name="P25" text:outline-level="2">Coordinate System</text:h>
      <text:p text:style-name="P126">The actual value of coords is totally dependent on the shape in question. Here is a summary, to be followed by detailed examples −</text:p>
      <text:list xml:id="list2405532632" text:style-name="L16">
        <text:list-item>
          <text:p text:style-name="P131">rect = x1 , y1 , x2 , y2</text:p>
          <text:p text:style-name="P129">x<text:span text:style-name="T31">1</text:span> and y<text:span text:style-name="T31">1</text:span> are the coordinates of the upper left corner of the rectangle; x<text:span text:style-name="T31">2</text:span> and y<text:span text:style-name="T31">2</text:span> are the coordinates of the lower right corner.</text:p>
        </text:list-item>
        <text:list-item>
          <text:p text:style-name="P131">circle = xc , yc , radius</text:p>
          <text:p text:style-name="P129">x<text:span text:style-name="T31">c</text:span> and y<text:span text:style-name="T31">c</text:span> are the coordinates of the center of the circle, and radius is the circle's radius. A circle centered at 200,50 with a radius of 25 would have the attribute <text:span text:style-name="T7">coords = "200,50,25"</text:span></text:p>
        </text:list-item>
        <text:list-item>
          <text:p text:style-name="P131">poly = x1 , y1 , x2 , y2 , x3 , y3 , ... xn , yn</text:p>
          <text:p text:style-name="P129">The various x-y pairs define vertices (points) of the polygon, with a "line" being drawn from one point to the next point. A diamond-shaped polygon with its top point at 20,20 and 40 pixels across at its widest points would have the attribute <text:span text:style-name="T7">coords = "20,20,40,40,20,60,0,40"</text:span>.</text:p>
        </text:list-item>
      </text:list>
      <text:p text:style-name="P126"><text:soft-page-break/>All coordinates are relative to the upper-left corner of the image (0,0). Each shape has a related URL. You can use any image software to know the coordinates of different positions.</text:p>
      <text:p text:style-name="P100"><text:span text:style-name="T25">---------------------------------------------------------------------------------------</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JetBrains Mono" svg:font-family="'JetBrains Mono'" style:font-pitch="fixed"/>
    <style:font-face style:name="JetBrains Mono Light" svg:font-family="'JetBrains Mono Light'"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1.111cm" fo:margin-right="1.395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1-22T16:15:46.149063645</meta:creation-date>
    <dc:date>2024-01-23T15:06:59.197917413</dc:date>
    <meta:editing-duration>PT14M7S</meta:editing-duration>
    <meta:editing-cycles>16</meta:editing-cycles>
    <meta:generator>LibreOffice/6.4.7.2$Linux_X86_64 LibreOffice_project/40$Build-2</meta:generator>
    <meta:document-statistic meta:table-count="8" meta:image-count="0" meta:object-count="0" meta:page-count="47" meta:paragraph-count="1627" meta:word-count="8225" meta:character-count="56444" meta:non-whitespace-character-count="44431"/>
  </office:meta>
</office:document-meta>
</file>